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_19968__33324__32_4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2" style:family="table-cell" style:parent-style-name="_19968__33324__32_4" style:data-style-name="N0">
      <style:table-cell-properties style:vertical-align="automatic" fo:background-color="transparent"/>
      <style:text-properties fo:color="#000000" fo:font-size="11pt" style:font-size-asian="11pt" style:font-size-complex="11pt" style:font-family-generic="swiss"/>
    </style:style>
    <style:style style:name="ce3" style:family="table-cell" style:parent-style-name="_19968__33324__32_4" style:data-style-name="N48">
      <style:table-cell-properties style:vertical-align="automatic" fo:background-color="transparent"/>
      <style:text-properties fo:color="#000000" fo:font-size="11pt" style:font-size-asian="11pt" style:font-size-complex="11pt" style:font-family-generic="swiss"/>
    </style:style>
    <style:style style:name="ce4" style:family="table-cell" style:parent-style-name="_19968__33324__32_2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fo:font-size="12pt" style:font-size-asian="12pt" style:font-size-complex="12pt" style:font-family-generic="roman"/>
    </style:style>
    <style:style style:name="ce6" style:family="table-cell" style:parent-style-name="_19968__33324__32_4" style:data-style-name="N0">
      <style:table-cell-properties fo:border-top="none" fo:border-bottom="2pt solid #000000" fo:border-left="2pt solid #000000" fo:border-right="none" style:vertical-align="automatic" fo:background-color="transparent"/>
      <style:text-properties fo:color="#0066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_19968__33324__32_4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_19968__33324__32_4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_19968__33324__32_4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_19968__33324__32_4" style:data-style-name="N0">
      <style:table-cell-properties fo:border="thin solid #000000"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_19968__33324__32_4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_19968__33324__32_4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_19968__33324__32_4" style:data-style-name="N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_19968__33324__32_2" style:data-style-name="N49">
      <style:table-cell-properties style:vertical-align="automatic" fo:background-color="transparent" style:cell-protect="protected"/>
      <style:text-properties fo:color="#000000" fo:font-size="12pt" style:font-size-asian="12pt" style:font-size-complex="12pt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_19968__33324__32_4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_19968__33324__32_2" style:data-style-name="N50">
      <style:table-cell-properties style:vertical-align="automatic" fo:background-color="transparent" style:cell-protect="protected"/>
      <style:text-properties fo:color="#000000" fo:font-size="12pt" style:font-size-asian="12pt" style:font-size-complex="12pt" style:font-family-generic="roman"/>
    </style:style>
    <style:style style:name="ce18" style:family="table-cell" style:parent-style-name="_19968__33324__32_4" style:data-style-name="N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_19968__33324__32_2" style:data-style-name="N48">
      <style:table-cell-properties style:vertical-align="automatic" fo:background-color="transparent" style:cell-protect="protected"/>
      <style:text-properties fo:color="#000000" fo:font-size="12pt" style:font-size-asian="12pt" style:font-size-complex="12pt" style:font-family-generic="roman"/>
    </style:style>
    <style:style style:name="ce20" style:family="table-cell" style:parent-style-name="_19968__33324__32_4" style:data-style-name="N1">
      <style:table-cell-properties fo:border="thin solid #000000" style:vertical-align="automatic" fo:background-color="transparent"/>
      <style:text-properties fo:color="#000000" style:font-name="標楷體" style:font-name-asian="標楷體" style:font-name-complex="標楷體" fo:font-size="12pt" style:font-size-asian="12pt" style:font-size-complex="12pt" style:font-family-generic="script"/>
    </style:style>
    <style:style style:name="ce21" style:family="table-cell" style:parent-style-name="_19968__33324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_19968__33324__32_4" style:data-style-name="N51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_19968__33324__32_4" style:data-style-name="N1">
      <style:table-cell-properties fo:border="thin solid #000000"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 style:font-family-generic="script"/>
    </style:style>
    <style:style style:name="ce24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8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 style:font-charset="x-symbol"/>
    </style:style>
    <style:style style:name="T4" style:family="text" style:parent-style-name="Default">
      <style:text-properties fo:color="#008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4027777777778cm"/>
    </style:style>
    <style:style style:name="co2" style:family="table-column">
      <style:table-column-properties fo:break-before="auto" style:column-width="2.41652777777778cm" style:use-optimal-column-width="true"/>
    </style:style>
    <style:style style:name="co3" style:family="table-column">
      <style:table-column-properties fo:break-before="auto" style:column-width="1.92263888888889cm"/>
    </style:style>
    <style:style style:name="ro1" style:family="table-row">
      <style:table-row-properties style:row-height="27.5pt" style:use-optimal-row-height="true" fo:break-before="auto"/>
    </style:style>
    <style:style style:name="ro2" style:family="table-row">
      <style:table-row-properties style:row-height="17.5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1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DS12_0_97~119年全國(含金馬)排放量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4" table:default-cell-style-name="ce19"/>
        <table:table-column table:style-name="co1" table:number-columns-repeated="7" table:default-cell-style-name="ce4"/>
        <table:table-column table:style-name="co1" table:number-columns-repeated="16361" table:default-cell-style-name="ce5"/>
        <table:table-row table:style-name="ro1">
          <table:table-cell office:value-type="string" table:style-name="ce1">
            <text:p>97~119<text:span text:style-name="T1">年全國（含金馬）排放量回溯與預估</text:span></text:p>
          </table:table-cell>
          <table:table-cell table:style-name="ce2"/>
          <table:table-cell table:number-columns-repeated="14" table:style-name="ce3"/>
          <table:table-cell table:number-columns-repeated="7" table:style-name="ce4"/>
          <table:table-cell table:number-columns-repeated="16361" table:style-name="ce5"/>
        </table:table-row>
        <table:table-row table:style-name="ro2">
          <table:table-cell office:value-type="string" table:style-name="ce6">
            <text:p><text:span text:style-name="T3">公噸</text:span><text:span text:style-name="T4">/</text:span><text:span text:style-name="T3">年</text:span></text:p>
          </table:table-cell>
          <table:table-cell table:style-name="ce7"/>
          <table:table-cell table:number-columns-repeated="14" table:style-name="ce8"/>
          <table:table-cell table:number-columns-repeated="7" table:style-name="ce4"/>
          <table:table-cell table:number-columns-repeated="16361" table:style-name="ce5"/>
        </table:table-row>
        <table:table-row table:style-name="ro2">
          <table:table-cell office:value-type="string" table:style-name="ce9">
            <text:p>[TEDS12.0<text:span text:style-name="T5">版</text:span>]<text:span text:style-name="T5">推估值</text:span></text:p>
          </table:table-cell>
          <table:table-cell table:style-name="ce10"/>
          <table:table-cell office:value-type="float" office:value="97" table:style-name="ce11">
            <text:p>97<text:s/></text:p>
          </table:table-cell>
          <table:table-cell office:value-type="float" office:value="98" table:style-name="ce11">
            <text:p>98<text:s/></text:p>
          </table:table-cell>
          <table:table-cell office:value-type="float" office:value="99" table:style-name="ce11">
            <text:p>99<text:s/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1" table:style-name="ce11">
            <text:p>101<text:s/></text:p>
          </table:table-cell>
          <table:table-cell office:value-type="float" office:value="102" table:style-name="ce11">
            <text:p>102<text:s/></text:p>
          </table:table-cell>
          <table:table-cell office:value-type="float" office:value="103" table:style-name="ce11">
            <text:p>103<text:s/></text:p>
          </table:table-cell>
          <table:table-cell office:value-type="float" office:value="104" table:style-name="ce11">
            <text:p>104<text:s/></text:p>
          </table:table-cell>
          <table:table-cell office:value-type="float" office:value="105" table:style-name="ce11">
            <text:p>105<text:s/></text:p>
          </table:table-cell>
          <table:table-cell office:value-type="float" office:value="106" table:style-name="ce11">
            <text:p>106<text:s/></text:p>
          </table:table-cell>
          <table:table-cell office:value-type="float" office:value="107" table:style-name="ce11">
            <text:p>107<text:s/></text:p>
          </table:table-cell>
          <table:table-cell office:value-type="float" office:value="108" table:style-name="ce11">
            <text:p>108<text:s/></text:p>
          </table:table-cell>
          <table:table-cell office:value-type="float" office:value="109" table:style-name="ce11">
            <text:p>109<text:s/></text:p>
          </table:table-cell>
          <table:table-cell office:value-type="float" office:value="110" table:style-name="ce11">
            <text:p>110<text:s/></text:p>
          </table:table-cell>
          <table:table-cell office:value-type="float" office:value="111" table:formula="of:=[.P3]+1" table:style-name="ce11">
            <text:p>111<text:s/></text:p>
          </table:table-cell>
          <table:table-cell office:value-type="float" office:value="112" table:formula="of:=[.Q3]+1" table:style-name="ce11">
            <text:p>112<text:s/></text:p>
          </table:table-cell>
          <table:table-cell office:value-type="float" office:value="113" table:formula="of:=[.R3]+1" table:style-name="ce11">
            <text:p>113<text:s/></text:p>
          </table:table-cell>
          <table:table-cell office:value-type="float" office:value="114" table:formula="of:=[.S3]+1" table:style-name="ce11">
            <text:p>114<text:s/></text:p>
          </table:table-cell>
          <table:table-cell office:value-type="float" office:value="115" table:formula="of:=[.T3]+1" table:style-name="ce11">
            <text:p>115<text:s/></text:p>
          </table:table-cell>
          <table:table-cell office:value-type="float" office:value="116" table:formula="of:=[.U3]+1" table:style-name="ce11">
            <text:p>116<text:s/></text:p>
          </table:table-cell>
          <table:table-cell office:value-type="float" office:value="117" table:formula="of:=[.V3]+1" table:style-name="ce11">
            <text:p>117<text:s/></text:p>
          </table:table-cell>
          <table:table-cell office:value-type="float" office:value="118" table:formula="of:=[.W3]+1" table:style-name="ce11">
            <text:p>118<text:s/></text:p>
          </table:table-cell>
          <table:table-cell office:value-type="float" office:value="119" table:formula="of:=[.X3]+1" table:style-name="ce11">
            <text:p>119<text:s/>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TSP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45738.213000000011" table:style-name="ce21">
            <text:p>45,738</text:p>
          </table:table-cell>
          <table:table-cell office:value-type="float" office:value="33664.355000000047" table:style-name="ce21">
            <text:p>33,664</text:p>
          </table:table-cell>
          <table:table-cell office:value-type="float" office:value="32856.436348000243" table:style-name="ce21">
            <text:p>32,856</text:p>
          </table:table-cell>
          <table:table-cell office:value-type="float" office:value="32473.833600000304" table:style-name="ce21">
            <text:p>32,474</text:p>
          </table:table-cell>
          <table:table-cell office:value-type="float" office:value="31491.081000000224" table:style-name="ce21">
            <text:p>31,491</text:p>
          </table:table-cell>
          <table:table-cell office:value-type="float" office:value="31212.357000000262" table:style-name="ce21">
            <text:p>31,212</text:p>
          </table:table-cell>
          <table:table-cell office:value-type="float" office:value="30233.268000000327" table:style-name="ce21">
            <text:p>30,233</text:p>
          </table:table-cell>
          <table:table-cell office:value-type="float" office:value="29396.307000000263" table:style-name="ce21">
            <text:p>29,396</text:p>
          </table:table-cell>
          <table:table-cell office:value-type="float" office:value="25215.875000000226" table:style-name="ce21">
            <text:p>25,216</text:p>
          </table:table-cell>
          <table:table-cell office:value-type="float" office:value="25075.179770000119" table:style-name="ce21">
            <text:p>25,075</text:p>
          </table:table-cell>
          <table:table-cell office:value-type="float" office:value="24982.151510000796" table:style-name="ce21">
            <text:p>24,982</text:p>
          </table:table-cell>
          <table:table-cell office:value-type="float" office:value="21138.692000000556" table:style-name="ce21">
            <text:p>21,139</text:p>
          </table:table-cell>
          <table:table-cell office:value-type="float" office:value="20260.089000000684" table:style-name="ce21">
            <text:p>20,260</text:p>
          </table:table-cell>
          <table:table-cell office:value-type="float" office:value="19394.563000000591" table:style-name="ce21">
            <text:p>19,395</text:p>
          </table:table-cell>
          <table:table-cell office:value-type="float" office:value="18471.084000000741" table:style-name="ce21">
            <text:p>18,471</text:p>
          </table:table-cell>
          <table:table-cell office:value-type="float" office:value="18420.089688650758" table:style-name="ce21">
            <text:p>18,420</text:p>
          </table:table-cell>
          <table:table-cell office:value-type="float" office:value="18417.114436016553" table:style-name="ce21">
            <text:p>18,417</text:p>
          </table:table-cell>
          <table:table-cell office:value-type="float" office:value="18059.549956640745" table:style-name="ce21">
            <text:p>18,060</text:p>
          </table:table-cell>
          <table:table-cell office:value-type="float" office:value="17903.360945354059" table:style-name="ce21">
            <text:p>17,903</text:p>
          </table:table-cell>
          <table:table-cell office:value-type="float" office:value="17837.654097229486" table:style-name="ce21">
            <text:p>17,838</text:p>
          </table:table-cell>
          <table:table-cell office:value-type="float" office:value="17684.758154080435" table:style-name="ce21">
            <text:p>17,685</text:p>
          </table:table-cell>
          <table:table-cell office:value-type="float" office:value="17688.428097916261" table:style-name="ce21">
            <text:p>17,688</text:p>
          </table:table-cell>
          <table:table-cell office:value-type="float" office:value="17433.955924397647" table:style-name="ce21">
            <text:p>17,434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6112.204348180572" table:style-name="ce21">
            <text:p>16,112</text:p>
          </table:table-cell>
          <table:table-cell office:value-type="float" office:value="15320.330721764743" table:style-name="ce21">
            <text:p>15,320</text:p>
          </table:table-cell>
          <table:table-cell office:value-type="float" office:value="15517.049738800381" table:style-name="ce21">
            <text:p>15,517</text:p>
          </table:table-cell>
          <table:table-cell office:value-type="float" office:value="15099.756662619011" table:style-name="ce21">
            <text:p>15,100</text:p>
          </table:table-cell>
          <table:table-cell office:value-type="float" office:value="14084.226496775726" table:style-name="ce21">
            <text:p>14,084</text:p>
          </table:table-cell>
          <table:table-cell office:value-type="float" office:value="13334.134367493327" table:style-name="ce21">
            <text:p>13,334</text:p>
          </table:table-cell>
          <table:table-cell office:value-type="float" office:value="12690.055571679679" table:style-name="ce21">
            <text:p>12,690</text:p>
          </table:table-cell>
          <table:table-cell office:value-type="float" office:value="12237.169348257332" table:style-name="ce21">
            <text:p>12,237</text:p>
          </table:table-cell>
          <table:table-cell office:value-type="float" office:value="11643.639814000006" table:style-name="ce21">
            <text:p>11,644</text:p>
          </table:table-cell>
          <table:table-cell office:value-type="float" office:value="10778.237249000007" table:style-name="ce21">
            <text:p>10,778</text:p>
          </table:table-cell>
          <table:table-cell office:value-type="float" office:value="10024.820484999997" table:style-name="ce21">
            <text:p>10,025</text:p>
          </table:table-cell>
          <table:table-cell office:value-type="float" office:value="9334.7228290000039" table:style-name="ce21">
            <text:p>9,335</text:p>
          </table:table-cell>
          <table:table-cell office:value-type="float" office:value="8898.7059150000041" table:style-name="ce21">
            <text:p>8,899</text:p>
          </table:table-cell>
          <table:table-cell office:value-type="float" office:value="8032.100637999999" table:style-name="ce21">
            <text:p>8,032</text:p>
          </table:table-cell>
          <table:table-cell office:value-type="float" office:value="7661.7032589999999" table:style-name="ce21">
            <text:p>7,662</text:p>
          </table:table-cell>
          <table:table-cell office:value-type="float" office:value="7077.9677510000038" table:style-name="ce21">
            <text:p>7,078</text:p>
          </table:table-cell>
          <table:table-cell office:value-type="float" office:value="6554.9308870000041" table:style-name="ce21">
            <text:p>6,555</text:p>
          </table:table-cell>
          <table:table-cell office:value-type="float" office:value="6058.498516000006" table:style-name="ce21">
            <text:p>6,058</text:p>
          </table:table-cell>
          <table:table-cell office:value-type="float" office:value="5667.830884" table:style-name="ce21">
            <text:p>5,668</text:p>
          </table:table-cell>
          <table:table-cell office:value-type="float" office:value="5312.4465750000008" table:style-name="ce21">
            <text:p>5,312</text:p>
          </table:table-cell>
          <table:table-cell office:value-type="float" office:value="4922.8955070000075" table:style-name="ce21">
            <text:p>4,923</text:p>
          </table:table-cell>
          <table:table-cell office:value-type="float" office:value="4632.8091779999977" table:style-name="ce21">
            <text:p>4,633</text:p>
          </table:table-cell>
          <table:table-cell office:value-type="float" office:value="4369.2913740000031" table:style-name="ce21">
            <text:p>4,369</text:p>
          </table:table-cell>
          <table:table-cell table:number-columns-repeated="16359" table:style-name="ce5"/>
        </table:table-row>
        <table:table-row table:style-name="ro4">
          <table:table-cell table:style-name="ce13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241648.5986752389" table:style-name="ce21">
            <text:p>241,649</text:p>
          </table:table-cell>
          <table:table-cell office:value-type="float" office:value="269508.47552436031" table:style-name="ce21">
            <text:p>269,508</text:p>
          </table:table-cell>
          <table:table-cell office:value-type="float" office:value="252502.4042211154" table:style-name="ce21">
            <text:p>252,502</text:p>
          </table:table-cell>
          <table:table-cell office:value-type="float" office:value="266985.95401399164" table:style-name="ce21">
            <text:p>266,986</text:p>
          </table:table-cell>
          <table:table-cell office:value-type="float" office:value="245615.2133566163" table:style-name="ce21">
            <text:p>245,615</text:p>
          </table:table-cell>
          <table:table-cell office:value-type="float" office:value="263023.07830564032" table:style-name="ce21">
            <text:p>263,023</text:p>
          </table:table-cell>
          <table:table-cell office:value-type="float" office:value="276496.11348299967" table:style-name="ce21">
            <text:p>276,496</text:p>
          </table:table-cell>
          <table:table-cell office:value-type="float" office:value="274499.11712057324" table:style-name="ce21">
            <text:p>274,499</text:p>
          </table:table-cell>
          <table:table-cell office:value-type="float" office:value="259755.84391307598" table:style-name="ce21">
            <text:p>259,756</text:p>
          </table:table-cell>
          <table:table-cell office:value-type="float" office:value="272842.43634380563" table:style-name="ce21">
            <text:p>272,842</text:p>
          </table:table-cell>
          <table:table-cell office:value-type="float" office:value="255450.73705681786" table:style-name="ce21">
            <text:p>255,451</text:p>
          </table:table-cell>
          <table:table-cell office:value-type="float" office:value="242476.42311975089" table:style-name="ce21">
            <text:p>242,476</text:p>
          </table:table-cell>
          <table:table-cell office:value-type="float" office:value="289948.64620303205" table:style-name="ce21">
            <text:p>289,949</text:p>
          </table:table-cell>
          <table:table-cell office:value-type="float" office:value="271201.79474192666" table:style-name="ce21">
            <text:p>271,202</text:p>
          </table:table-cell>
          <table:table-cell office:value-type="float" office:value="265160.12692470622" table:style-name="ce21">
            <text:p>265,160</text:p>
          </table:table-cell>
          <table:table-cell office:value-type="float" office:value="266897.93648994714" table:style-name="ce21">
            <text:p>266,898</text:p>
          </table:table-cell>
          <table:table-cell office:value-type="float" office:value="265478.60148422606" table:style-name="ce21">
            <text:p>265,479</text:p>
          </table:table-cell>
          <table:table-cell office:value-type="float" office:value="262815.75669849041" table:style-name="ce21">
            <text:p>262,816</text:p>
          </table:table-cell>
          <table:table-cell office:value-type="float" office:value="261445.31692624933" table:style-name="ce21">
            <text:p>261,445</text:p>
          </table:table-cell>
          <table:table-cell office:value-type="float" office:value="259858.44642701923" table:style-name="ce21">
            <text:p>259,858</text:p>
          </table:table-cell>
          <table:table-cell office:value-type="float" office:value="258794.22858063143" table:style-name="ce21">
            <text:p>258,794</text:p>
          </table:table-cell>
          <table:table-cell office:value-type="float" office:value="256673.39895244062" table:style-name="ce21">
            <text:p>256,673</text:p>
          </table:table-cell>
          <table:table-cell office:value-type="float" office:value="255056.47791895375" table:style-name="ce21">
            <text:p>255,056</text:p>
          </table:table-cell>
          <table:table-cell table:number-columns-repeated="3" table:style-name="ce14"/>
          <table:table-cell table:number-columns-repeated="16356"/>
        </table:table-row>
        <table:table-row table:style-name="ro3">
          <table:table-cell table:style-name="ce13"/>
          <table:table-cell office:value-type="string" table:style-name="ce20">
            <text:p>非公路運輸</text:p>
          </table:table-cell>
          <table:table-cell office:value-type="float" office:value="2930.3600378667466" table:style-name="ce21">
            <text:p>2,930</text:p>
          </table:table-cell>
          <table:table-cell office:value-type="float" office:value="2573.3818331742909" table:style-name="ce21">
            <text:p>2,573</text:p>
          </table:table-cell>
          <table:table-cell office:value-type="float" office:value="2251.358939329501" table:style-name="ce21">
            <text:p>2,251</text:p>
          </table:table-cell>
          <table:table-cell office:value-type="float" office:value="2498.1106561165375" table:style-name="ce21">
            <text:p>2,498</text:p>
          </table:table-cell>
          <table:table-cell office:value-type="float" office:value="2685.87625201536" table:style-name="ce21">
            <text:p>2,686</text:p>
          </table:table-cell>
          <table:table-cell office:value-type="float" office:value="3069.0253827998486" table:style-name="ce21">
            <text:p>3,069</text:p>
          </table:table-cell>
          <table:table-cell office:value-type="float" office:value="3080.5161607557939" table:style-name="ce21">
            <text:p>3,081</text:p>
          </table:table-cell>
          <table:table-cell office:value-type="float" office:value="2910.5638365900772" table:style-name="ce21">
            <text:p>2,911</text:p>
          </table:table-cell>
          <table:table-cell office:value-type="float" office:value="3644.6609867109778" table:style-name="ce21">
            <text:p>3,645</text:p>
          </table:table-cell>
          <table:table-cell office:value-type="float" office:value="3460.3859184714306" table:style-name="ce21">
            <text:p>3,460</text:p>
          </table:table-cell>
          <table:table-cell office:value-type="float" office:value="3446.1244597966634" table:style-name="ce21">
            <text:p>3,446</text:p>
          </table:table-cell>
          <table:table-cell office:value-type="float" office:value="2380.9679229316757" table:style-name="ce21">
            <text:p>2,381</text:p>
          </table:table-cell>
          <table:table-cell office:value-type="float" office:value="1955.3023468113806" table:style-name="ce21">
            <text:p>1,955</text:p>
          </table:table-cell>
          <table:table-cell office:value-type="float" office:value="2012.2102242811659" table:style-name="ce21">
            <text:p>2,012</text:p>
          </table:table-cell>
          <table:table-cell office:value-type="float" office:value="1959.4294784387362" table:style-name="ce21">
            <text:p>1,959</text:p>
          </table:table-cell>
          <table:table-cell office:value-type="float" office:value="1986.1216968721862" table:style-name="ce21">
            <text:p>1,986</text:p>
          </table:table-cell>
          <table:table-cell office:value-type="float" office:value="2003.7197151334126" table:style-name="ce21">
            <text:p>2,004</text:p>
          </table:table-cell>
          <table:table-cell office:value-type="float" office:value="2019.171683383423" table:style-name="ce21">
            <text:p>2,019</text:p>
          </table:table-cell>
          <table:table-cell office:value-type="float" office:value="2032.6972090160957" table:style-name="ce21">
            <text:p>2,033</text:p>
          </table:table-cell>
          <table:table-cell office:value-type="float" office:value="2034.7505529945468" table:style-name="ce21">
            <text:p>2,035</text:p>
          </table:table-cell>
          <table:table-cell office:value-type="float" office:value="2036.664862083991" table:style-name="ce21">
            <text:p>2,037</text:p>
          </table:table-cell>
          <table:table-cell office:value-type="float" office:value="2038.4433269233086" table:style-name="ce21">
            <text:p>2,038</text:p>
          </table:table-cell>
          <table:table-cell office:value-type="float" office:value="2040.0858840336534" table:style-name="ce21">
            <text:p>2,040</text:p>
          </table:table-cell>
          <table:table-cell table:number-columns-repeated="3" table:style-name="ce14"/>
          <table:table-cell table:number-columns-repeated="16356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306429.37606128625" table:style-name="ce22">
            <text:p>306,429</text:p>
          </table:table-cell>
          <table:table-cell office:value-type="float" office:value="321066.54307929939" table:style-name="ce22">
            <text:p>321,067</text:p>
          </table:table-cell>
          <table:table-cell office:value-type="float" office:value="303127.24924724555" table:style-name="ce22">
            <text:p>303,127</text:p>
          </table:table-cell>
          <table:table-cell office:value-type="float" office:value="317057.65493272751" table:style-name="ce22">
            <text:p>317,058</text:p>
          </table:table-cell>
          <table:table-cell office:value-type="float" office:value="293876.39710540761" table:style-name="ce22">
            <text:p>293,876</text:p>
          </table:table-cell>
          <table:table-cell office:value-type="float" office:value="310638.59505593375" table:style-name="ce22">
            <text:p>310,639</text:p>
          </table:table-cell>
          <table:table-cell office:value-type="float" office:value="322499.95321543544" table:style-name="ce22">
            <text:p>322,500</text:p>
          </table:table-cell>
          <table:table-cell office:value-type="float" office:value="319043.1573054209" table:style-name="ce22">
            <text:p>319,043</text:p>
          </table:table-cell>
          <table:table-cell office:value-type="float" office:value="300260.01971378719" table:style-name="ce22">
            <text:p>300,260</text:p>
          </table:table-cell>
          <table:table-cell office:value-type="float" office:value="312156.23928127717" table:style-name="ce22">
            <text:p>312,156</text:p>
          </table:table-cell>
          <table:table-cell office:value-type="float" office:value="293903.83351161529" table:style-name="ce22">
            <text:p>293,904</text:p>
          </table:table-cell>
          <table:table-cell office:value-type="float" office:value="275330.80587168311" table:style-name="ce22">
            <text:p>275,331</text:p>
          </table:table-cell>
          <table:table-cell office:value-type="float" office:value="321062.74346484413" table:style-name="ce22">
            <text:p>321,063</text:p>
          </table:table-cell>
          <table:table-cell office:value-type="float" office:value="300640.66860420845" table:style-name="ce22">
            <text:p>300,641</text:p>
          </table:table-cell>
          <table:table-cell office:value-type="float" office:value="293252.34366214572" table:style-name="ce22">
            <text:p>293,252</text:p>
          </table:table-cell>
          <table:table-cell office:value-type="float" office:value="294382.11562647007" table:style-name="ce22">
            <text:p>294,382</text:p>
          </table:table-cell>
          <table:table-cell office:value-type="float" office:value="292454.36652237608" table:style-name="ce22">
            <text:p>292,454</text:p>
          </table:table-cell>
          <table:table-cell office:value-type="float" office:value="288952.97685451456" table:style-name="ce22">
            <text:p>288,953</text:p>
          </table:table-cell>
          <table:table-cell office:value-type="float" office:value="287049.20596461947" table:style-name="ce22">
            <text:p>287,049</text:p>
          </table:table-cell>
          <table:table-cell office:value-type="float" office:value="285043.29765224329" table:style-name="ce22">
            <text:p>285,043</text:p>
          </table:table-cell>
          <table:table-cell office:value-type="float" office:value="283438.54710379586" table:style-name="ce22">
            <text:p>283,439</text:p>
          </table:table-cell>
          <table:table-cell office:value-type="float" office:value="281033.07955528016" table:style-name="ce22">
            <text:p>281,033</text:p>
          </table:table-cell>
          <table:table-cell office:value-type="float" office:value="278899.81110138504" table:style-name="ce22">
            <text:p>278,900</text:p>
          </table:table-cell>
          <table:table-cell table:number-columns-repeated="3" table:style-name="ce14"/>
          <table:table-cell table:number-columns-repeated="16356"/>
        </table:table-row>
        <table:table-row table:style-name="ro2">
          <table:table-cell office:value-type="string" table:style-name="ce12">
            <text:p>PM<text:span text:style-name="T6">10</text:span>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28559.606741262847" table:style-name="ce21">
            <text:p>28,560</text:p>
          </table:table-cell>
          <table:table-cell office:value-type="float" office:value="21472.388115298643" table:style-name="ce21">
            <text:p>21,472</text:p>
          </table:table-cell>
          <table:table-cell office:value-type="float" office:value="21705.562498688872" table:style-name="ce21">
            <text:p>21,706</text:p>
          </table:table-cell>
          <table:table-cell office:value-type="float" office:value="21413.06106071984" table:style-name="ce21">
            <text:p>21,413</text:p>
          </table:table-cell>
          <table:table-cell office:value-type="float" office:value="20776.866568819303" table:style-name="ce21">
            <text:p>20,777</text:p>
          </table:table-cell>
          <table:table-cell office:value-type="float" office:value="20576.43514668577" table:style-name="ce21">
            <text:p>20,576</text:p>
          </table:table-cell>
          <table:table-cell office:value-type="float" office:value="19882.982289754931" table:style-name="ce21">
            <text:p>19,883</text:p>
          </table:table-cell>
          <table:table-cell office:value-type="float" office:value="19057.189468942161" table:style-name="ce21">
            <text:p>19,057</text:p>
          </table:table-cell>
          <table:table-cell office:value-type="float" office:value="16576.669721394119" table:style-name="ce21">
            <text:p>16,577</text:p>
          </table:table-cell>
          <table:table-cell office:value-type="float" office:value="16378.603864430364" table:style-name="ce21">
            <text:p>16,379</text:p>
          </table:table-cell>
          <table:table-cell office:value-type="float" office:value="16037.032699225258" table:style-name="ce21">
            <text:p>16,037</text:p>
          </table:table-cell>
          <table:table-cell office:value-type="float" office:value="13832.61018945787" table:style-name="ce21">
            <text:p>13,833</text:p>
          </table:table-cell>
          <table:table-cell office:value-type="float" office:value="12559.723153548315" table:style-name="ce21">
            <text:p>12,560</text:p>
          </table:table-cell>
          <table:table-cell office:value-type="float" office:value="11933.073903230323" table:style-name="ce21">
            <text:p>11,933</text:p>
          </table:table-cell>
          <table:table-cell office:value-type="float" office:value="11346.637012576204" table:style-name="ce21">
            <text:p>11,347</text:p>
          </table:table-cell>
          <table:table-cell office:value-type="float" office:value="11324.097007355274" table:style-name="ce21">
            <text:p>11,324</text:p>
          </table:table-cell>
          <table:table-cell office:value-type="float" office:value="11353.364512835835" table:style-name="ce21">
            <text:p>11,353</text:p>
          </table:table-cell>
          <table:table-cell office:value-type="float" office:value="11131.40595948671" table:style-name="ce21">
            <text:p>11,131</text:p>
          </table:table-cell>
          <table:table-cell office:value-type="float" office:value="11058.714571858074" table:style-name="ce21">
            <text:p>11,059</text:p>
          </table:table-cell>
          <table:table-cell office:value-type="float" office:value="11026.520793334461" table:style-name="ce21">
            <text:p>11,027</text:p>
          </table:table-cell>
          <table:table-cell office:value-type="float" office:value="10929.466007302854" table:style-name="ce21">
            <text:p>10,929</text:p>
          </table:table-cell>
          <table:table-cell office:value-type="float" office:value="10946.02646925622" table:style-name="ce21">
            <text:p>10,946</text:p>
          </table:table-cell>
          <table:table-cell office:value-type="float" office:value="10783.351904869756" table:style-name="ce21">
            <text:p>10,783</text:p>
          </table:table-cell>
          <table:table-cell table:number-columns-repeated="3" table:style-name="ce17"/>
          <table:table-cell table:number-columns-repeated="16356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5558.107335699555" table:style-name="ce21">
            <text:p>15,558</text:p>
          </table:table-cell>
          <table:table-cell office:value-type="float" office:value="14755.263747961873" table:style-name="ce21">
            <text:p>14,755</text:p>
          </table:table-cell>
          <table:table-cell office:value-type="float" office:value="14933.57950561592" table:style-name="ce21">
            <text:p>14,934</text:p>
          </table:table-cell>
          <table:table-cell office:value-type="float" office:value="14504.186960127352" table:style-name="ce21">
            <text:p>14,504</text:p>
          </table:table-cell>
          <table:table-cell office:value-type="float" office:value="13488.955703602111" table:style-name="ce21">
            <text:p>13,489</text:p>
          </table:table-cell>
          <table:table-cell office:value-type="float" office:value="12731.707997260597" table:style-name="ce21">
            <text:p>12,732</text:p>
          </table:table-cell>
          <table:table-cell office:value-type="float" office:value="12081.846934050347" table:style-name="ce21">
            <text:p>12,082</text:p>
          </table:table-cell>
          <table:table-cell office:value-type="float" office:value="11614.45571662311" table:style-name="ce21">
            <text:p>11,614</text:p>
          </table:table-cell>
          <table:table-cell office:value-type="float" office:value="11004.323740000009" table:style-name="ce21">
            <text:p>11,004</text:p>
          </table:table-cell>
          <table:table-cell office:value-type="float" office:value="10135.329719999992" table:style-name="ce21">
            <text:p>10,135</text:p>
          </table:table-cell>
          <table:table-cell office:value-type="float" office:value="9367.9536449999978" table:style-name="ce21">
            <text:p>9,368</text:p>
          </table:table-cell>
          <table:table-cell office:value-type="float" office:value="8659.8471569999892" table:style-name="ce21">
            <text:p>8,660</text:p>
          </table:table-cell>
          <table:table-cell office:value-type="float" office:value="8210.1804680000005" table:style-name="ce21">
            <text:p>8,210</text:p>
          </table:table-cell>
          <table:table-cell office:value-type="float" office:value="7374.9854500000019" table:style-name="ce21">
            <text:p>7,375</text:p>
          </table:table-cell>
          <table:table-cell office:value-type="float" office:value="6984.3533319999997" table:style-name="ce21">
            <text:p>6,984</text:p>
          </table:table-cell>
          <table:table-cell office:value-type="float" office:value="6419.6560909999989" table:style-name="ce21">
            <text:p>6,420</text:p>
          </table:table-cell>
          <table:table-cell office:value-type="float" office:value="5914.9130520000035" table:style-name="ce21">
            <text:p>5,915</text:p>
          </table:table-cell>
          <table:table-cell office:value-type="float" office:value="5439.9802080000009" table:style-name="ce21">
            <text:p>5,440</text:p>
          </table:table-cell>
          <table:table-cell office:value-type="float" office:value="5062.047615000004" table:style-name="ce21">
            <text:p>5,062</text:p>
          </table:table-cell>
          <table:table-cell office:value-type="float" office:value="4719.5112450000015" table:style-name="ce21">
            <text:p>4,720</text:p>
          </table:table-cell>
          <table:table-cell office:value-type="float" office:value="4343.7956779999995" table:style-name="ce21">
            <text:p>4,344</text:p>
          </table:table-cell>
          <table:table-cell office:value-type="float" office:value="4066.5376219999998" table:style-name="ce21">
            <text:p>4,067</text:p>
          </table:table-cell>
          <table:table-cell office:value-type="float" office:value="3815.8617610000006" table:style-name="ce21">
            <text:p>3,816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85422.383899226988" table:style-name="ce21">
            <text:p>85,422</text:p>
          </table:table-cell>
          <table:table-cell office:value-type="float" office:value="97753.062542467116" table:style-name="ce21">
            <text:p>97,753</text:p>
          </table:table-cell>
          <table:table-cell office:value-type="float" office:value="88249.257997545399" table:style-name="ce21">
            <text:p>88,249</text:p>
          </table:table-cell>
          <table:table-cell office:value-type="float" office:value="92807.434264556359" table:style-name="ce21">
            <text:p>92,807</text:p>
          </table:table-cell>
          <table:table-cell office:value-type="float" office:value="83990.313354642669" table:style-name="ce21">
            <text:p>83,990</text:p>
          </table:table-cell>
          <table:table-cell office:value-type="float" office:value="89997.042491909349" table:style-name="ce21">
            <text:p>89,997</text:p>
          </table:table-cell>
          <table:table-cell office:value-type="float" office:value="94380.554072758008" table:style-name="ce21">
            <text:p>94,381</text:p>
          </table:table-cell>
          <table:table-cell office:value-type="float" office:value="90990.720101927553" table:style-name="ce21">
            <text:p>90,991</text:p>
          </table:table-cell>
          <table:table-cell office:value-type="float" office:value="84029.409825764233" table:style-name="ce21">
            <text:p>84,029</text:p>
          </table:table-cell>
          <table:table-cell office:value-type="float" office:value="92646.968703664505" table:style-name="ce21">
            <text:p>92,647</text:p>
          </table:table-cell>
          <table:table-cell office:value-type="float" office:value="83767.30504221654" table:style-name="ce21">
            <text:p>83,767</text:p>
          </table:table-cell>
          <table:table-cell office:value-type="float" office:value="80612.711430011157" table:style-name="ce21">
            <text:p>80,613</text:p>
          </table:table-cell>
          <table:table-cell office:value-type="float" office:value="97436.224579371701" table:style-name="ce21">
            <text:p>97,436</text:p>
          </table:table-cell>
          <table:table-cell office:value-type="float" office:value="89629.899358798968" table:style-name="ce21">
            <text:p>89,630</text:p>
          </table:table-cell>
          <table:table-cell office:value-type="float" office:value="87568.350815488229" table:style-name="ce21">
            <text:p>87,568</text:p>
          </table:table-cell>
          <table:table-cell office:value-type="float" office:value="91254.127905867659" table:style-name="ce21">
            <text:p>91,254</text:p>
          </table:table-cell>
          <table:table-cell office:value-type="float" office:value="90871.058114681771" table:style-name="ce21">
            <text:p>90,871</text:p>
          </table:table-cell>
          <table:table-cell office:value-type="float" office:value="90379.866200601391" table:style-name="ce21">
            <text:p>90,380</text:p>
          </table:table-cell>
          <table:table-cell office:value-type="float" office:value="90182.482064075681" table:style-name="ce21">
            <text:p>90,182</text:p>
          </table:table-cell>
          <table:table-cell office:value-type="float" office:value="89864.42593153847" table:style-name="ce21">
            <text:p>89,864</text:p>
          </table:table-cell>
          <table:table-cell office:value-type="float" office:value="89689.164832905939" table:style-name="ce21">
            <text:p>89,689</text:p>
          </table:table-cell>
          <table:table-cell office:value-type="float" office:value="89242.689569284965" table:style-name="ce21">
            <text:p>89,243</text:p>
          </table:table-cell>
          <table:table-cell office:value-type="float" office:value="88917.926183199452" table:style-name="ce21">
            <text:p>88,918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2928.7597366790983" table:style-name="ce21">
            <text:p>2,929</text:p>
          </table:table-cell>
          <table:table-cell office:value-type="float" office:value="2571.8471509713549" table:style-name="ce21">
            <text:p>2,572</text:p>
          </table:table-cell>
          <table:table-cell office:value-type="float" office:value="2249.8303387300925" table:style-name="ce21">
            <text:p>2,250</text:p>
          </table:table-cell>
          <table:table-cell office:value-type="float" office:value="2496.4813709085674" table:style-name="ce21">
            <text:p>2,496</text:p>
          </table:table-cell>
          <table:table-cell office:value-type="float" office:value="2683.9766393312925" table:style-name="ce21">
            <text:p>2,684</text:p>
          </table:table-cell>
          <table:table-cell office:value-type="float" office:value="3066.7512466432095" table:style-name="ce21">
            <text:p>3,067</text:p>
          </table:table-cell>
          <table:table-cell office:value-type="float" office:value="3078.2683721980184" table:style-name="ce21">
            <text:p>3,078</text:p>
          </table:table-cell>
          <table:table-cell office:value-type="float" office:value="2909.0364114316485" table:style-name="ce21">
            <text:p>2,909</text:p>
          </table:table-cell>
          <table:table-cell office:value-type="float" office:value="3642.8892390470669" table:style-name="ce21">
            <text:p>3,643</text:p>
          </table:table-cell>
          <table:table-cell office:value-type="float" office:value="3458.646014055284" table:style-name="ce21">
            <text:p>3,459</text:p>
          </table:table-cell>
          <table:table-cell office:value-type="float" office:value="3444.4128340191428" table:style-name="ce21">
            <text:p>3,444</text:p>
          </table:table-cell>
          <table:table-cell office:value-type="float" office:value="2379.1174576416756" table:style-name="ce21">
            <text:p>2,379</text:p>
          </table:table-cell>
          <table:table-cell office:value-type="float" office:value="1953.3377512886007" table:style-name="ce21">
            <text:p>1,953</text:p>
          </table:table-cell>
          <table:table-cell office:value-type="float" office:value="2010.3170751582754" table:style-name="ce21">
            <text:p>2,010</text:p>
          </table:table-cell>
          <table:table-cell office:value-type="float" office:value="1957.6906540833595" table:style-name="ce21">
            <text:p>1,958</text:p>
          </table:table-cell>
          <table:table-cell office:value-type="float" office:value="1984.387840990619" table:style-name="ce21">
            <text:p>1,984</text:p>
          </table:table-cell>
          <table:table-cell office:value-type="float" office:value="2001.9907823552958" table:style-name="ce21">
            <text:p>2,002</text:p>
          </table:table-cell>
          <table:table-cell office:value-type="float" office:value="2017.4474568557707" table:style-name="ce21">
            <text:p>2,017</text:p>
          </table:table-cell>
          <table:table-cell office:value-type="float" office:value="2030.9776848390723" table:style-name="ce21">
            <text:p>2,031</text:p>
          </table:table-cell>
          <table:table-cell office:value-type="float" office:value="2033.035803404128" table:style-name="ce21">
            <text:p>2,033</text:p>
          </table:table-cell>
          <table:table-cell office:value-type="float" office:value="2034.9548882344116" table:style-name="ce21">
            <text:p>2,035</text:p>
          </table:table-cell>
          <table:table-cell office:value-type="float" office:value="2036.7381277685238" table:style-name="ce21">
            <text:p>2,037</text:p>
          </table:table-cell>
          <table:table-cell office:value-type="float" office:value="2038.3854583512086" table:style-name="ce21">
            <text:p>2,038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132468.85771286848" table:style-name="ce22">
            <text:p>132,469</text:p>
          </table:table-cell>
          <table:table-cell office:value-type="float" office:value="136552.56155669899" table:style-name="ce22">
            <text:p>136,553</text:p>
          </table:table-cell>
          <table:table-cell office:value-type="float" office:value="127138.23034058028" table:style-name="ce22">
            <text:p>127,138</text:p>
          </table:table-cell>
          <table:table-cell office:value-type="float" office:value="131221.1636563121" table:style-name="ce22">
            <text:p>131,221</text:p>
          </table:table-cell>
          <table:table-cell office:value-type="float" office:value="120940.11226639537" table:style-name="ce22">
            <text:p>120,940</text:p>
          </table:table-cell>
          <table:table-cell office:value-type="float" office:value="126371.93688249892" table:style-name="ce22">
            <text:p>126,372</text:p>
          </table:table-cell>
          <table:table-cell office:value-type="float" office:value="129423.6516687613" table:style-name="ce22">
            <text:p>129,424</text:p>
          </table:table-cell>
          <table:table-cell office:value-type="float" office:value="124571.40169892447" table:style-name="ce22">
            <text:p>124,571</text:p>
          </table:table-cell>
          <table:table-cell office:value-type="float" office:value="115253.29252620543" table:style-name="ce22">
            <text:p>115,253</text:p>
          </table:table-cell>
          <table:table-cell office:value-type="float" office:value="122619.54830215014" table:style-name="ce22">
            <text:p>122,620</text:p>
          </table:table-cell>
          <table:table-cell office:value-type="float" office:value="112616.70422046093" table:style-name="ce22">
            <text:p>112,617</text:p>
          </table:table-cell>
          <table:table-cell office:value-type="float" office:value="105484.2862341107" table:style-name="ce22">
            <text:p>105,484</text:p>
          </table:table-cell>
          <table:table-cell office:value-type="float" office:value="120159.46595220861" table:style-name="ce22">
            <text:p>120,159</text:p>
          </table:table-cell>
          <table:table-cell office:value-type="float" office:value="110948.27578718758" table:style-name="ce22">
            <text:p>110,948</text:p>
          </table:table-cell>
          <table:table-cell office:value-type="float" office:value="107857.03181414779" table:style-name="ce22">
            <text:p>107,857</text:p>
          </table:table-cell>
          <table:table-cell office:value-type="float" office:value="110982.26884521355" table:style-name="ce22">
            <text:p>110,982</text:p>
          </table:table-cell>
          <table:table-cell office:value-type="float" office:value="110141.3264618729" table:style-name="ce22">
            <text:p>110,141</text:p>
          </table:table-cell>
          <table:table-cell office:value-type="float" office:value="108968.69982494388" table:style-name="ce22">
            <text:p>108,969</text:p>
          </table:table-cell>
          <table:table-cell office:value-type="float" office:value="108334.22193577283" table:style-name="ce22">
            <text:p>108,334</text:p>
          </table:table-cell>
          <table:table-cell office:value-type="float" office:value="107643.49377327706" table:style-name="ce22">
            <text:p>107,643</text:p>
          </table:table-cell>
          <table:table-cell office:value-type="float" office:value="106997.38140644319" table:style-name="ce22">
            <text:p>106,997</text:p>
          </table:table-cell>
          <table:table-cell office:value-type="float" office:value="106291.99178830971" table:style-name="ce22">
            <text:p>106,292</text:p>
          </table:table-cell>
          <table:table-cell office:value-type="float" office:value="105555.52530742042" table:style-name="ce22">
            <text:p>105,556</text:p>
          </table:table-cell>
          <table:table-cell table:number-columns-repeated="16359" table:style-name="ce5"/>
        </table:table-row>
        <table:table-row table:style-name="ro2">
          <table:table-cell office:value-type="string" table:style-name="ce12">
            <text:p>PM<text:span text:style-name="T6">2.5</text:span>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21443.963564870188" table:style-name="ce21">
            <text:p>21,444</text:p>
          </table:table-cell>
          <table:table-cell office:value-type="float" office:value="15685.714990325139" table:style-name="ce21">
            <text:p>15,686</text:p>
          </table:table-cell>
          <table:table-cell office:value-type="float" office:value="16346.208828586594" table:style-name="ce21">
            <text:p>16,346</text:p>
          </table:table-cell>
          <table:table-cell office:value-type="float" office:value="16052.417310836767" table:style-name="ce21">
            <text:p>16,052</text:p>
          </table:table-cell>
          <table:table-cell office:value-type="float" office:value="15533.770933802798" table:style-name="ce21">
            <text:p>15,534</text:p>
          </table:table-cell>
          <table:table-cell office:value-type="float" office:value="15446.358138403701" table:style-name="ce21">
            <text:p>15,446</text:p>
          </table:table-cell>
          <table:table-cell office:value-type="float" office:value="14896.500443575582" table:style-name="ce21">
            <text:p>14,897</text:p>
          </table:table-cell>
          <table:table-cell office:value-type="float" office:value="14655.393164335426" table:style-name="ce21">
            <text:p>14,655</text:p>
          </table:table-cell>
          <table:table-cell office:value-type="float" office:value="12605.200443796504" table:style-name="ce21">
            <text:p>12,605</text:p>
          </table:table-cell>
          <table:table-cell office:value-type="float" office:value="12601.982758910177" table:style-name="ce21">
            <text:p>12,602</text:p>
          </table:table-cell>
          <table:table-cell office:value-type="float" office:value="12247.680672320732" table:style-name="ce21">
            <text:p>12,248</text:p>
          </table:table-cell>
          <table:table-cell office:value-type="float" office:value="10329.944903548321" table:style-name="ce21">
            <text:p>10,330</text:p>
          </table:table-cell>
          <table:table-cell office:value-type="float" office:value="9354.2878321874796" table:style-name="ce21">
            <text:p>9,354</text:p>
          </table:table-cell>
          <table:table-cell office:value-type="float" office:value="8841.1452619706342" table:style-name="ce21">
            <text:p>8,841</text:p>
          </table:table-cell>
          <table:table-cell office:value-type="float" office:value="8420.5445154574518" table:style-name="ce21">
            <text:p>8,421</text:p>
          </table:table-cell>
          <table:table-cell office:value-type="float" office:value="8408.0763711210711" table:style-name="ce21">
            <text:p>8,408</text:p>
          </table:table-cell>
          <table:table-cell office:value-type="float" office:value="8454.4604770106744" table:style-name="ce21">
            <text:p>8,454</text:p>
          </table:table-cell>
          <table:table-cell office:value-type="float" office:value="8291.1249218700796" table:style-name="ce21">
            <text:p>8,291</text:p>
          </table:table-cell>
          <table:table-cell office:value-type="float" office:value="8258.7547886295324" table:style-name="ce21">
            <text:p>8,259</text:p>
          </table:table-cell>
          <table:table-cell office:value-type="float" office:value="8237.7012469649217" table:style-name="ce21">
            <text:p>8,238</text:p>
          </table:table-cell>
          <table:table-cell office:value-type="float" office:value="8159.7339741316109" table:style-name="ce21">
            <text:p>8,160</text:p>
          </table:table-cell>
          <table:table-cell office:value-type="float" office:value="8179.6911654958349" table:style-name="ce21">
            <text:p>8,180</text:p>
          </table:table-cell>
          <table:table-cell office:value-type="float" office:value="8049.6722070975939" table:style-name="ce21">
            <text:p>8,050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3458.445106183384" table:style-name="ce21">
            <text:p>13,458</text:p>
          </table:table-cell>
          <table:table-cell office:value-type="float" office:value="12690.052447460892" table:style-name="ce21">
            <text:p>12,690</text:p>
          </table:table-cell>
          <table:table-cell office:value-type="float" office:value="12808.226015782313" table:style-name="ce21">
            <text:p>12,808</text:p>
          </table:table-cell>
          <table:table-cell office:value-type="float" office:value="12386.373044471222" table:style-name="ce21">
            <text:p>12,386</text:p>
          </table:table-cell>
          <table:table-cell office:value-type="float" office:value="11441.300156340407" table:style-name="ce21">
            <text:p>11,441</text:p>
          </table:table-cell>
          <table:table-cell office:value-type="float" office:value="10726.659468878392" table:style-name="ce21">
            <text:p>10,727</text:p>
          </table:table-cell>
          <table:table-cell office:value-type="float" office:value="10106.724299446947" table:style-name="ce21">
            <text:p>10,107</text:p>
          </table:table-cell>
          <table:table-cell office:value-type="float" office:value="9648.1980181458075" table:style-name="ce21">
            <text:p>9,648</text:p>
          </table:table-cell>
          <table:table-cell office:value-type="float" office:value="9051.9510380000047" table:style-name="ce21">
            <text:p>9,052</text:p>
          </table:table-cell>
          <table:table-cell office:value-type="float" office:value="8237.7779259999934" table:style-name="ce21">
            <text:p>8,238</text:p>
          </table:table-cell>
          <table:table-cell office:value-type="float" office:value="7501.3248510000003" table:style-name="ce21">
            <text:p>7,501</text:p>
          </table:table-cell>
          <table:table-cell office:value-type="float" office:value="6811.3103919999976" table:style-name="ce21">
            <text:p>6,811</text:p>
          </table:table-cell>
          <table:table-cell office:value-type="float" office:value="6373.784586999991" table:style-name="ce21">
            <text:p>6,374</text:p>
          </table:table-cell>
          <table:table-cell office:value-type="float" office:value="5652.6483659999994" table:style-name="ce21">
            <text:p>5,653</text:p>
          </table:table-cell>
          <table:table-cell office:value-type="float" office:value="5262.315171000002" table:style-name="ce21">
            <text:p>5,262</text:p>
          </table:table-cell>
          <table:table-cell office:value-type="float" office:value="4768.824953000003" table:style-name="ce21">
            <text:p>4,769</text:p>
          </table:table-cell>
          <table:table-cell office:value-type="float" office:value="4329.175666000011" table:style-name="ce21">
            <text:p>4,329</text:p>
          </table:table-cell>
          <table:table-cell office:value-type="float" office:value="3922.3627149999988" table:style-name="ce21">
            <text:p>3,922</text:p>
          </table:table-cell>
          <table:table-cell office:value-type="float" office:value="3594.4815599999988" table:style-name="ce21">
            <text:p>3,594</text:p>
          </table:table-cell>
          <table:table-cell office:value-type="float" office:value="3299.3714339999992" table:style-name="ce21">
            <text:p>3,299</text:p>
          </table:table-cell>
          <table:table-cell office:value-type="float" office:value="2970.7041969999996" table:style-name="ce21">
            <text:p>2,971</text:p>
          </table:table-cell>
          <table:table-cell office:value-type="float" office:value="2735.9706209999995" table:style-name="ce21">
            <text:p>2,736</text:p>
          </table:table-cell>
          <table:table-cell office:value-type="float" office:value="2525.7181720000012" table:style-name="ce21">
            <text:p>2,526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18351.023703528492" table:style-name="ce21">
            <text:p>18,351</text:p>
          </table:table-cell>
          <table:table-cell office:value-type="float" office:value="20371.997168299782" table:style-name="ce21">
            <text:p>20,372</text:p>
          </table:table-cell>
          <table:table-cell office:value-type="float" office:value="18649.985192847187" table:style-name="ce21">
            <text:p>18,650</text:p>
          </table:table-cell>
          <table:table-cell office:value-type="float" office:value="21070.754647429505" table:style-name="ce21">
            <text:p>21,071</text:p>
          </table:table-cell>
          <table:table-cell office:value-type="float" office:value="17701.00876715939" table:style-name="ce21">
            <text:p>17,701</text:p>
          </table:table-cell>
          <table:table-cell office:value-type="float" office:value="18718.137989682797" table:style-name="ce21">
            <text:p>18,718</text:p>
          </table:table-cell>
          <table:table-cell office:value-type="float" office:value="20493.222644220168" table:style-name="ce21">
            <text:p>20,493</text:p>
          </table:table-cell>
          <table:table-cell office:value-type="float" office:value="20463.370355257794" table:style-name="ce21">
            <text:p>20,463</text:p>
          </table:table-cell>
          <table:table-cell office:value-type="float" office:value="17994.642109795586" table:style-name="ce21">
            <text:p>17,995</text:p>
          </table:table-cell>
          <table:table-cell office:value-type="float" office:value="21930.579971542538" table:style-name="ce21">
            <text:p>21,931</text:p>
          </table:table-cell>
          <table:table-cell office:value-type="float" office:value="19117.630117330711" table:style-name="ce21">
            <text:p>19,118</text:p>
          </table:table-cell>
          <table:table-cell office:value-type="float" office:value="18332.990577748395" table:style-name="ce21">
            <text:p>18,333</text:p>
          </table:table-cell>
          <table:table-cell office:value-type="float" office:value="23865.45792581046" table:style-name="ce21">
            <text:p>23,865</text:p>
          </table:table-cell>
          <table:table-cell office:value-type="float" office:value="19977.092863562422" table:style-name="ce21">
            <text:p>19,977</text:p>
          </table:table-cell>
          <table:table-cell office:value-type="float" office:value="18323.315810036467" table:style-name="ce21">
            <text:p>18,323</text:p>
          </table:table-cell>
          <table:table-cell office:value-type="float" office:value="19146.397807669371" table:style-name="ce21">
            <text:p>19,146</text:p>
          </table:table-cell>
          <table:table-cell office:value-type="float" office:value="18996.46240560327" table:style-name="ce21">
            <text:p>18,996</text:p>
          </table:table-cell>
          <table:table-cell office:value-type="float" office:value="18806.008425458538" table:style-name="ce21">
            <text:p>18,806</text:p>
          </table:table-cell>
          <table:table-cell office:value-type="float" office:value="18683.593491890646" table:style-name="ce21">
            <text:p>18,684</text:p>
          </table:table-cell>
          <table:table-cell office:value-type="float" office:value="18533.51366688198" table:style-name="ce21">
            <text:p>18,534</text:p>
          </table:table-cell>
          <table:table-cell office:value-type="float" office:value="18417.642616527944" table:style-name="ce21">
            <text:p>18,418</text:p>
          </table:table-cell>
          <table:table-cell office:value-type="float" office:value="18246.931489490657" table:style-name="ce21">
            <text:p>18,247</text:p>
          </table:table-cell>
          <table:table-cell office:value-type="float" office:value="18094.390032424268" table:style-name="ce21">
            <text:p>18,094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1668.580244946585" table:style-name="ce21">
            <text:p>1,669</text:p>
          </table:table-cell>
          <table:table-cell office:value-type="float" office:value="1562.2033823346426" table:style-name="ce21">
            <text:p>1,562</text:p>
          </table:table-cell>
          <table:table-cell office:value-type="float" office:value="1429.3898794575844" table:style-name="ce21">
            <text:p>1,429</text:p>
          </table:table-cell>
          <table:table-cell office:value-type="float" office:value="1655.947926300317" table:style-name="ce21">
            <text:p>1,656</text:p>
          </table:table-cell>
          <table:table-cell office:value-type="float" office:value="1769.9510793345041" table:style-name="ce21">
            <text:p>1,770</text:p>
          </table:table-cell>
          <table:table-cell office:value-type="float" office:value="2110.2440742532804" table:style-name="ce21">
            <text:p>2,110</text:p>
          </table:table-cell>
          <table:table-cell office:value-type="float" office:value="2089.5334833266493" table:style-name="ce21">
            <text:p>2,090</text:p>
          </table:table-cell>
          <table:table-cell office:value-type="float" office:value="1913.2982345886132" table:style-name="ce21">
            <text:p>1,913</text:p>
          </table:table-cell>
          <table:table-cell office:value-type="float" office:value="2523.7526924034019" table:style-name="ce21">
            <text:p>2,524</text:p>
          </table:table-cell>
          <table:table-cell office:value-type="float" office:value="2406.2193131570307" table:style-name="ce21">
            <text:p>2,406</text:p>
          </table:table-cell>
          <table:table-cell office:value-type="float" office:value="2236.6499534025475" table:style-name="ce21">
            <text:p>2,237</text:p>
          </table:table-cell>
          <table:table-cell office:value-type="float" office:value="1403.1556425800004" table:style-name="ce21">
            <text:p>1,403</text:p>
          </table:table-cell>
          <table:table-cell office:value-type="float" office:value="1161.2182963601499" table:style-name="ce21">
            <text:p>1,161</text:p>
          </table:table-cell>
          <table:table-cell office:value-type="float" office:value="1212.4893417506214" table:style-name="ce21">
            <text:p>1,212</text:p>
          </table:table-cell>
          <table:table-cell office:value-type="float" office:value="1351.7013086901063" table:style-name="ce21">
            <text:p>1,352</text:p>
          </table:table-cell>
          <table:table-cell office:value-type="float" office:value="1378.6550375179752" table:style-name="ce21">
            <text:p>1,379</text:p>
          </table:table-cell>
          <table:table-cell office:value-type="float" office:value="1396.675133561343" table:style-name="ce21">
            <text:p>1,397</text:p>
          </table:table-cell>
          <table:table-cell office:value-type="float" office:value="1412.5754877073443" table:style-name="ce21">
            <text:p>1,413</text:p>
          </table:table-cell>
          <table:table-cell office:value-type="float" office:value="1426.8799975386701" table:style-name="ce21">
            <text:p>1,427</text:p>
          </table:table-cell>
          <table:table-cell office:value-type="float" office:value="1430.6627579265444" table:style-name="ce21">
            <text:p>1,431</text:p>
          </table:table-cell>
          <table:table-cell office:value-type="float" office:value="1434.3297845859049" table:style-name="ce21">
            <text:p>1,434</text:p>
          </table:table-cell>
          <table:table-cell office:value-type="float" office:value="1437.883953175203" table:style-name="ce21">
            <text:p>1,438</text:p>
          </table:table-cell>
          <table:table-cell office:value-type="float" office:value="1441.325176168227" table:style-name="ce21">
            <text:p>1,441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54922.012619528643" table:style-name="ce22">
            <text:p>54,922</text:p>
          </table:table-cell>
          <table:table-cell office:value-type="float" office:value="50309.967988420452" table:style-name="ce22">
            <text:p>50,310</text:p>
          </table:table-cell>
          <table:table-cell office:value-type="float" office:value="49233.809916673687" table:style-name="ce22">
            <text:p>49,234</text:p>
          </table:table-cell>
          <table:table-cell office:value-type="float" office:value="51165.492929037806" table:style-name="ce22">
            <text:p>51,165</text:p>
          </table:table-cell>
          <table:table-cell office:value-type="float" office:value="46446.0309366371" table:style-name="ce22">
            <text:p>46,446</text:p>
          </table:table-cell>
          <table:table-cell office:value-type="float" office:value="47001.399671218169" table:style-name="ce22">
            <text:p>47,001</text:p>
          </table:table-cell>
          <table:table-cell office:value-type="float" office:value="47585.980870569343" table:style-name="ce22">
            <text:p>47,586</text:p>
          </table:table-cell>
          <table:table-cell office:value-type="float" office:value="46680.259772327641" table:style-name="ce22">
            <text:p>46,680</text:p>
          </table:table-cell>
          <table:table-cell office:value-type="float" office:value="42175.5462839955" table:style-name="ce22">
            <text:p>42,176</text:p>
          </table:table-cell>
          <table:table-cell office:value-type="float" office:value="45176.559969609742" table:style-name="ce22">
            <text:p>45,177</text:p>
          </table:table-cell>
          <table:table-cell office:value-type="float" office:value="41103.285594053988" table:style-name="ce22">
            <text:p>41,103</text:p>
          </table:table-cell>
          <table:table-cell office:value-type="float" office:value="36877.401515876714" table:style-name="ce22">
            <text:p>36,877</text:p>
          </table:table-cell>
          <table:table-cell office:value-type="float" office:value="40754.748641358085" table:style-name="ce22">
            <text:p>40,755</text:p>
          </table:table-cell>
          <table:table-cell office:value-type="float" office:value="35683.375833283681" table:style-name="ce22">
            <text:p>35,683</text:p>
          </table:table-cell>
          <table:table-cell office:value-type="float" office:value="33357.876805184031" table:style-name="ce22">
            <text:p>33,358</text:p>
          </table:table-cell>
          <table:table-cell office:value-type="float" office:value="33701.954169308417" table:style-name="ce22">
            <text:p>33,702</text:p>
          </table:table-cell>
          <table:table-cell office:value-type="float" office:value="33176.773682175299" table:style-name="ce22">
            <text:p>33,177</text:p>
          </table:table-cell>
          <table:table-cell office:value-type="float" office:value="32432.071550035962" table:style-name="ce22">
            <text:p>32,432</text:p>
          </table:table-cell>
          <table:table-cell office:value-type="float" office:value="31963.70983805885" table:style-name="ce22">
            <text:p>31,964</text:p>
          </table:table-cell>
          <table:table-cell office:value-type="float" office:value="31501.249105773444" table:style-name="ce22">
            <text:p>31,501</text:p>
          </table:table-cell>
          <table:table-cell office:value-type="float" office:value="30982.410572245462" table:style-name="ce22">
            <text:p>30,982</text:p>
          </table:table-cell>
          <table:table-cell office:value-type="float" office:value="30600.477229161694" table:style-name="ce22">
            <text:p>30,600</text:p>
          </table:table-cell>
          <table:table-cell office:value-type="float" office:value="30111.105587690086" table:style-name="ce22">
            <text:p>30,111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SOx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124086.37593999995" table:style-name="ce21">
            <text:p>124,086</text:p>
          </table:table-cell>
          <table:table-cell office:value-type="float" office:value="115504.71999999923" table:style-name="ce21">
            <text:p>115,505</text:p>
          </table:table-cell>
          <table:table-cell office:value-type="float" office:value="120854.20799999979" table:style-name="ce21">
            <text:p>120,854</text:p>
          </table:table-cell>
          <table:table-cell office:value-type="float" office:value="111138.17399999977" table:style-name="ce21">
            <text:p>111,138</text:p>
          </table:table-cell>
          <table:table-cell office:value-type="float" office:value="99295.661000000051" table:style-name="ce21">
            <text:p>99,296</text:p>
          </table:table-cell>
          <table:table-cell office:value-type="float" office:value="92059.731000000116" table:style-name="ce21">
            <text:p>92,060</text:p>
          </table:table-cell>
          <table:table-cell office:value-type="float" office:value="89384.746000000436" table:style-name="ce21">
            <text:p>89,385</text:p>
          </table:table-cell>
          <table:table-cell office:value-type="float" office:value="87066.671999999991" table:style-name="ce21">
            <text:p>87,067</text:p>
          </table:table-cell>
          <table:table-cell office:value-type="float" office:value="83268.615000000267" table:style-name="ce21">
            <text:p>83,269</text:p>
          </table:table-cell>
          <table:table-cell office:value-type="float" office:value="82155.23788000003" table:style-name="ce21">
            <text:p>82,155</text:p>
          </table:table-cell>
          <table:table-cell office:value-type="float" office:value="64824.824340000021" table:style-name="ce21">
            <text:p>64,825</text:p>
          </table:table-cell>
          <table:table-cell office:value-type="float" office:value="51748.900999999933" table:style-name="ce21">
            <text:p>51,749</text:p>
          </table:table-cell>
          <table:table-cell office:value-type="float" office:value="44861.477999999661" table:style-name="ce21">
            <text:p>44,861</text:p>
          </table:table-cell>
          <table:table-cell office:value-type="float" office:value="45438.431999998975" table:style-name="ce21">
            <text:p>45,438</text:p>
          </table:table-cell>
          <table:table-cell office:value-type="float" office:value="40788.90399999993" table:style-name="ce21">
            <text:p>40,789</text:p>
          </table:table-cell>
          <table:table-cell office:value-type="float" office:value="40575.52800041686" table:style-name="ce21">
            <text:p>40,576</text:p>
          </table:table-cell>
          <table:table-cell office:value-type="float" office:value="40247.087701762655" table:style-name="ce21">
            <text:p>40,247</text:p>
          </table:table-cell>
          <table:table-cell office:value-type="float" office:value="34737.332611821555" table:style-name="ce21">
            <text:p>34,737</text:p>
          </table:table-cell>
          <table:table-cell office:value-type="float" office:value="31971.742187899312" table:style-name="ce21">
            <text:p>31,972</text:p>
          </table:table-cell>
          <table:table-cell office:value-type="float" office:value="30883.314764197232" table:style-name="ce21">
            <text:p>30,883</text:p>
          </table:table-cell>
          <table:table-cell office:value-type="float" office:value="28715.756675662818" table:style-name="ce21">
            <text:p>28,716</text:p>
          </table:table-cell>
          <table:table-cell office:value-type="float" office:value="28825.178969254237" table:style-name="ce21">
            <text:p>28,825</text:p>
          </table:table-cell>
          <table:table-cell office:value-type="float" office:value="28342.380519355163" table:style-name="ce21">
            <text:p>28,342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686.75062082073384" table:style-name="ce21">
            <text:p>687</text:p>
          </table:table-cell>
          <table:table-cell office:value-type="float" office:value="468.96025613310161" table:style-name="ce21">
            <text:p>469</text:p>
          </table:table-cell>
          <table:table-cell office:value-type="float" office:value="486.60202917173001" table:style-name="ce21">
            <text:p>487</text:p>
          </table:table-cell>
          <table:table-cell office:value-type="float" office:value="353.80736509810134" table:style-name="ce21">
            <text:p>354</text:p>
          </table:table-cell>
          <table:table-cell office:value-type="float" office:value="155.02842874516386" table:style-name="ce21">
            <text:p>155</text:p>
          </table:table-cell>
          <table:table-cell office:value-type="float" office:value="139.49805405450101" table:style-name="ce21">
            <text:p>139</text:p>
          </table:table-cell>
          <table:table-cell office:value-type="float" office:value="137.08702772904726" table:style-name="ce21">
            <text:p>137</text:p>
          </table:table-cell>
          <table:table-cell office:value-type="float" office:value="127.40622257031141" table:style-name="ce21">
            <text:p>127</text:p>
          </table:table-cell>
          <table:table-cell office:value-type="float" office:value="124.560974" table:style-name="ce21">
            <text:p>125</text:p>
          </table:table-cell>
          <table:table-cell office:value-type="float" office:value="122.23920000000001" table:style-name="ce21">
            <text:p>122</text:p>
          </table:table-cell>
          <table:table-cell office:value-type="float" office:value="120.91663200000009" table:style-name="ce21">
            <text:p>121</text:p>
          </table:table-cell>
          <table:table-cell office:value-type="float" office:value="110.355013" table:style-name="ce21">
            <text:p>110</text:p>
          </table:table-cell>
          <table:table-cell office:value-type="float" office:value="103.09447200000008" table:style-name="ce21">
            <text:p>103</text:p>
          </table:table-cell>
          <table:table-cell office:value-type="float" office:value="94.708474000000109" table:style-name="ce21">
            <text:p>95</text:p>
          </table:table-cell>
          <table:table-cell office:value-type="float" office:value="95.883434999999949" table:style-name="ce21">
            <text:p>96</text:p>
          </table:table-cell>
          <table:table-cell office:value-type="float" office:value="93.194687999999971" table:style-name="ce21">
            <text:p>93</text:p>
          </table:table-cell>
          <table:table-cell office:value-type="float" office:value="90.592821000000001" table:style-name="ce21">
            <text:p>91</text:p>
          </table:table-cell>
          <table:table-cell office:value-type="float" office:value="87.443301999999917" table:style-name="ce21">
            <text:p>87</text:p>
          </table:table-cell>
          <table:table-cell office:value-type="float" office:value="85.17589900000003" table:style-name="ce21">
            <text:p>85</text:p>
          </table:table-cell>
          <table:table-cell office:value-type="float" office:value="82.920358000000036" table:style-name="ce21">
            <text:p>83</text:p>
          </table:table-cell>
          <table:table-cell office:value-type="float" office:value="80.557844000000031" table:style-name="ce21">
            <text:p>81</text:p>
          </table:table-cell>
          <table:table-cell office:value-type="float" office:value="78.359882999999982" table:style-name="ce21">
            <text:p>78</text:p>
          </table:table-cell>
          <table:table-cell office:value-type="float" office:value="76.187639999999973" table:style-name="ce21">
            <text:p>76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4616.5532686407805" table:style-name="ce21">
            <text:p>4,617</text:p>
          </table:table-cell>
          <table:table-cell office:value-type="float" office:value="4501.1398549172254" table:style-name="ce21">
            <text:p>4,501</text:p>
          </table:table-cell>
          <table:table-cell office:value-type="float" office:value="4489.1531623539186" table:style-name="ce21">
            <text:p>4,489</text:p>
          </table:table-cell>
          <table:table-cell office:value-type="float" office:value="4059.6887863041366" table:style-name="ce21">
            <text:p>4,060</text:p>
          </table:table-cell>
          <table:table-cell office:value-type="float" office:value="3764.5645094300239" table:style-name="ce21">
            <text:p>3,765</text:p>
          </table:table-cell>
          <table:table-cell office:value-type="float" office:value="3683.2401850584974" table:style-name="ce21">
            <text:p>3,683</text:p>
          </table:table-cell>
          <table:table-cell office:value-type="float" office:value="3691.8219903578838" table:style-name="ce21">
            <text:p>3,692</text:p>
          </table:table-cell>
          <table:table-cell office:value-type="float" office:value="3353.8593568421088" table:style-name="ce21">
            <text:p>3,354</text:p>
          </table:table-cell>
          <table:table-cell office:value-type="float" office:value="3201.1092591539746" table:style-name="ce21">
            <text:p>3,201</text:p>
          </table:table-cell>
          <table:table-cell office:value-type="float" office:value="3176.5256146793113" table:style-name="ce21">
            <text:p>3,177</text:p>
          </table:table-cell>
          <table:table-cell office:value-type="float" office:value="2933.3563594036195" table:style-name="ce21">
            <text:p>2,933</text:p>
          </table:table-cell>
          <table:table-cell office:value-type="float" office:value="2050.3676069486396" table:style-name="ce21">
            <text:p>2,050</text:p>
          </table:table-cell>
          <table:table-cell office:value-type="float" office:value="1921.1926999927603" table:style-name="ce21">
            <text:p>1,921</text:p>
          </table:table-cell>
          <table:table-cell office:value-type="float" office:value="1894.9422829913269" table:style-name="ce21">
            <text:p>1,895</text:p>
          </table:table-cell>
          <table:table-cell office:value-type="float" office:value="1364.9704570444399" table:style-name="ce21">
            <text:p>1,365</text:p>
          </table:table-cell>
          <table:table-cell office:value-type="float" office:value="1369.4119263619207" table:style-name="ce21">
            <text:p>1,369</text:p>
          </table:table-cell>
          <table:table-cell office:value-type="float" office:value="1376.6656024330007" table:style-name="ce21">
            <text:p>1,377</text:p>
          </table:table-cell>
          <table:table-cell office:value-type="float" office:value="1379.0745128312155" table:style-name="ce21">
            <text:p>1,379</text:p>
          </table:table-cell>
          <table:table-cell office:value-type="float" office:value="1380.0938947036991" table:style-name="ce21">
            <text:p>1,380</text:p>
          </table:table-cell>
          <table:table-cell office:value-type="float" office:value="1380.8982563200241" table:style-name="ce21">
            <text:p>1,381</text:p>
          </table:table-cell>
          <table:table-cell office:value-type="float" office:value="1382.9976682424872" table:style-name="ce21">
            <text:p>1,383</text:p>
          </table:table-cell>
          <table:table-cell office:value-type="float" office:value="1383.639131050458" table:style-name="ce21">
            <text:p>1,384</text:p>
          </table:table-cell>
          <table:table-cell office:value-type="float" office:value="1384.1462042376193" table:style-name="ce21">
            <text:p>1,384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13033.579459172915" table:style-name="ce21">
            <text:p>13,034</text:p>
          </table:table-cell>
          <table:table-cell office:value-type="float" office:value="13014.377580343347" table:style-name="ce21">
            <text:p>13,014</text:p>
          </table:table-cell>
          <table:table-cell office:value-type="float" office:value="11420.757227602906" table:style-name="ce21">
            <text:p>11,421</text:p>
          </table:table-cell>
          <table:table-cell office:value-type="float" office:value="13589.248364714493" table:style-name="ce21">
            <text:p>13,589</text:p>
          </table:table-cell>
          <table:table-cell office:value-type="float" office:value="13690.910699184509" table:style-name="ce21">
            <text:p>13,691</text:p>
          </table:table-cell>
          <table:table-cell office:value-type="float" office:value="19662.439855235934" table:style-name="ce21">
            <text:p>19,662</text:p>
          </table:table-cell>
          <table:table-cell office:value-type="float" office:value="19422.589049797331" table:style-name="ce21">
            <text:p>19,423</text:p>
          </table:table-cell>
          <table:table-cell office:value-type="float" office:value="19186.822493869655" table:style-name="ce21">
            <text:p>19,187</text:p>
          </table:table-cell>
          <table:table-cell office:value-type="float" office:value="21294.047657886778" table:style-name="ce21">
            <text:p>21,294</text:p>
          </table:table-cell>
          <table:table-cell office:value-type="float" office:value="20798.109674510939" table:style-name="ce21">
            <text:p>20,798</text:p>
          </table:table-cell>
          <table:table-cell office:value-type="float" office:value="18357.54573408595" table:style-name="ce21">
            <text:p>18,358</text:p>
          </table:table-cell>
          <table:table-cell office:value-type="float" office:value="6463.7424936807865" table:style-name="ce21">
            <text:p>6,464</text:p>
          </table:table-cell>
          <table:table-cell office:value-type="float" office:value="2471.6078260657196" table:style-name="ce21">
            <text:p>2,472</text:p>
          </table:table-cell>
          <table:table-cell office:value-type="float" office:value="2746.408548066509" table:style-name="ce21">
            <text:p>2,746</text:p>
          </table:table-cell>
          <table:table-cell office:value-type="float" office:value="2742.5483126433933" table:style-name="ce21">
            <text:p>2,743</text:p>
          </table:table-cell>
          <table:table-cell office:value-type="float" office:value="2833.5808092347106" table:style-name="ce21">
            <text:p>2,834</text:p>
          </table:table-cell>
          <table:table-cell office:value-type="float" office:value="2910.7442070291868" table:style-name="ce21">
            <text:p>2,911</text:p>
          </table:table-cell>
          <table:table-cell office:value-type="float" office:value="2983.8650673948355" table:style-name="ce21">
            <text:p>2,984</text:p>
          </table:table-cell>
          <table:table-cell office:value-type="float" office:value="3053.3757390609039" table:style-name="ce21">
            <text:p>3,053</text:p>
          </table:table-cell>
          <table:table-cell office:value-type="float" office:value="3072.1426897061933" table:style-name="ce21">
            <text:p>3,072</text:p>
          </table:table-cell>
          <table:table-cell office:value-type="float" office:value="3090.6606982294416" table:style-name="ce21">
            <text:p>3,091</text:p>
          </table:table-cell>
          <table:table-cell office:value-type="float" office:value="3108.9291234702141" table:style-name="ce21">
            <text:p>3,109</text:p>
          </table:table-cell>
          <table:table-cell office:value-type="float" office:value="3126.9476371212681" table:style-name="ce21">
            <text:p>3,127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142423.25928863438" table:style-name="ce22">
            <text:p>142,423</text:p>
          </table:table-cell>
          <table:table-cell office:value-type="float" office:value="133489.19769139291" table:style-name="ce22">
            <text:p>133,489</text:p>
          </table:table-cell>
          <table:table-cell office:value-type="float" office:value="137250.72041912834" table:style-name="ce22">
            <text:p>137,251</text:p>
          </table:table-cell>
          <table:table-cell office:value-type="float" office:value="129140.91851611649" table:style-name="ce22">
            <text:p>129,141</text:p>
          </table:table-cell>
          <table:table-cell office:value-type="float" office:value="116906.16463735975" table:style-name="ce22">
            <text:p>116,906</text:p>
          </table:table-cell>
          <table:table-cell office:value-type="float" office:value="115544.90909434906" table:style-name="ce22">
            <text:p>115,545</text:p>
          </table:table-cell>
          <table:table-cell office:value-type="float" office:value="112636.24406788471" table:style-name="ce22">
            <text:p>112,636</text:p>
          </table:table-cell>
          <table:table-cell office:value-type="float" office:value="109734.76007328206" table:style-name="ce22">
            <text:p>109,735</text:p>
          </table:table-cell>
          <table:table-cell office:value-type="float" office:value="107888.33289104103" table:style-name="ce22">
            <text:p>107,888</text:p>
          </table:table-cell>
          <table:table-cell office:value-type="float" office:value="106252.11236919028" table:style-name="ce22">
            <text:p>106,252</text:p>
          </table:table-cell>
          <table:table-cell office:value-type="float" office:value="86236.643065489596" table:style-name="ce22">
            <text:p>86,237</text:p>
          </table:table-cell>
          <table:table-cell office:value-type="float" office:value="60373.366113629359" table:style-name="ce22">
            <text:p>60,373</text:p>
          </table:table-cell>
          <table:table-cell office:value-type="float" office:value="49357.372998058141" table:style-name="ce22">
            <text:p>49,357</text:p>
          </table:table-cell>
          <table:table-cell office:value-type="float" office:value="50174.491305056807" table:style-name="ce22">
            <text:p>50,174</text:p>
          </table:table-cell>
          <table:table-cell office:value-type="float" office:value="44992.30620468776" table:style-name="ce22">
            <text:p>44,992</text:p>
          </table:table-cell>
          <table:table-cell office:value-type="float" office:value="44871.715424013499" table:style-name="ce22">
            <text:p>44,872</text:p>
          </table:table-cell>
          <table:table-cell office:value-type="float" office:value="44625.090332224841" table:style-name="ce22">
            <text:p>44,625</text:p>
          </table:table-cell>
          <table:table-cell office:value-type="float" office:value="39187.71549404761" table:style-name="ce22">
            <text:p>39,188</text:p>
          </table:table-cell>
          <table:table-cell office:value-type="float" office:value="36490.387720663915" table:style-name="ce22">
            <text:p>36,490</text:p>
          </table:table-cell>
          <table:table-cell office:value-type="float" office:value="35419.276068223444" table:style-name="ce22">
            <text:p>35,419</text:p>
          </table:table-cell>
          <table:table-cell office:value-type="float" office:value="33269.972886134747" table:style-name="ce22">
            <text:p>33,270</text:p>
          </table:table-cell>
          <table:table-cell office:value-type="float" office:value="33396.107106774914" table:style-name="ce22">
            <text:p>33,396</text:p>
          </table:table-cell>
          <table:table-cell office:value-type="float" office:value="32929.662000714052" table:style-name="ce22">
            <text:p>32,930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NOx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178072.20275999908" table:style-name="ce21">
            <text:p>178,072</text:p>
          </table:table-cell>
          <table:table-cell office:value-type="float" office:value="168177.27999999921" table:style-name="ce21">
            <text:p>168,177</text:p>
          </table:table-cell>
          <table:table-cell office:value-type="float" office:value="177789.01899999857" table:style-name="ce21">
            <text:p>177,789</text:p>
          </table:table-cell>
          <table:table-cell office:value-type="float" office:value="177128.32399999836" table:style-name="ce21">
            <text:p>177,128</text:p>
          </table:table-cell>
          <table:table-cell office:value-type="float" office:value="167579.13299999924" table:style-name="ce21">
            <text:p>167,579</text:p>
          </table:table-cell>
          <table:table-cell office:value-type="float" office:value="167025.95999999851" table:style-name="ce21">
            <text:p>167,026</text:p>
          </table:table-cell>
          <table:table-cell office:value-type="float" office:value="163438.33199999883" table:style-name="ce21">
            <text:p>163,438</text:p>
          </table:table-cell>
          <table:table-cell office:value-type="float" office:value="157881.13899999799" table:style-name="ce21">
            <text:p>157,881</text:p>
          </table:table-cell>
          <table:table-cell office:value-type="float" office:value="156641.4319999986" table:style-name="ce21">
            <text:p>156,641</text:p>
          </table:table-cell>
          <table:table-cell office:value-type="float" office:value="150420.91728999832" table:style-name="ce21">
            <text:p>150,421</text:p>
          </table:table-cell>
          <table:table-cell office:value-type="float" office:value="133148.38161999985" table:style-name="ce21">
            <text:p>133,148</text:p>
          </table:table-cell>
          <table:table-cell office:value-type="float" office:value="112808.97599999967" table:style-name="ce21">
            <text:p>112,809</text:p>
          </table:table-cell>
          <table:table-cell office:value-type="float" office:value="105987.0779999994" table:style-name="ce21">
            <text:p>105,987</text:p>
          </table:table-cell>
          <table:table-cell office:value-type="float" office:value="106492.20399999921" table:style-name="ce21">
            <text:p>106,492</text:p>
          </table:table-cell>
          <table:table-cell office:value-type="float" office:value="98053.280999999435" table:style-name="ce21">
            <text:p>98,053</text:p>
          </table:table-cell>
          <table:table-cell office:value-type="float" office:value="98404.810290026886" table:style-name="ce21">
            <text:p>98,405</text:p>
          </table:table-cell>
          <table:table-cell office:value-type="float" office:value="100686.22364209979" table:style-name="ce21">
            <text:p>100,686</text:p>
          </table:table-cell>
          <table:table-cell office:value-type="float" office:value="93498.095006528383" table:style-name="ce21">
            <text:p>93,498</text:p>
          </table:table-cell>
          <table:table-cell office:value-type="float" office:value="92208.673656494662" table:style-name="ce21">
            <text:p>92,209</text:p>
          </table:table-cell>
          <table:table-cell office:value-type="float" office:value="91168.223046127881" table:style-name="ce21">
            <text:p>91,168</text:p>
          </table:table-cell>
          <table:table-cell office:value-type="float" office:value="87640.50766148504" table:style-name="ce21">
            <text:p>87,641</text:p>
          </table:table-cell>
          <table:table-cell office:value-type="float" office:value="88779.792811097272" table:style-name="ce21">
            <text:p>88,780</text:p>
          </table:table-cell>
          <table:table-cell office:value-type="float" office:value="85386.723162495589" table:style-name="ce21">
            <text:p>85,387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237780.85542993233" table:style-name="ce21">
            <text:p>237,781</text:p>
          </table:table-cell>
          <table:table-cell office:value-type="float" office:value="226593.07430214054" table:style-name="ce21">
            <text:p>226,593</text:p>
          </table:table-cell>
          <table:table-cell office:value-type="float" office:value="228908.07069952216" table:style-name="ce21">
            <text:p>228,908</text:p>
          </table:table-cell>
          <table:table-cell office:value-type="float" office:value="221173.01847014538" table:style-name="ce21">
            <text:p>221,173</text:p>
          </table:table-cell>
          <table:table-cell office:value-type="float" office:value="205576.47637185274" table:style-name="ce21">
            <text:p>205,576</text:p>
          </table:table-cell>
          <table:table-cell office:value-type="float" office:value="192897.67223045885" table:style-name="ce21">
            <text:p>192,898</text:p>
          </table:table-cell>
          <table:table-cell office:value-type="float" office:value="182733.91306928309" table:style-name="ce21">
            <text:p>182,734</text:p>
          </table:table-cell>
          <table:table-cell office:value-type="float" office:value="173838.80069635829" table:style-name="ce21">
            <text:p>173,839</text:p>
          </table:table-cell>
          <table:table-cell office:value-type="float" office:value="163588.14365200003" table:style-name="ce21">
            <text:p>163,588</text:p>
          </table:table-cell>
          <table:table-cell office:value-type="float" office:value="150351.30785900002" table:style-name="ce21">
            <text:p>150,351</text:p>
          </table:table-cell>
          <table:table-cell office:value-type="float" office:value="138302.35314499994" table:style-name="ce21">
            <text:p>138,302</text:p>
          </table:table-cell>
          <table:table-cell office:value-type="float" office:value="125317.35541900003" table:style-name="ce21">
            <text:p>125,317</text:p>
          </table:table-cell>
          <table:table-cell office:value-type="float" office:value="115829.98388499998" table:style-name="ce21">
            <text:p>115,830</text:p>
          </table:table-cell>
          <table:table-cell office:value-type="float" office:value="100166.91936600007" table:style-name="ce21">
            <text:p>100,167</text:p>
          </table:table-cell>
          <table:table-cell office:value-type="float" office:value="91949.152259000053" table:style-name="ce21">
            <text:p>91,949</text:p>
          </table:table-cell>
          <table:table-cell office:value-type="float" office:value="81888.953123000028" table:style-name="ce21">
            <text:p>81,889</text:p>
          </table:table-cell>
          <table:table-cell office:value-type="float" office:value="72497.663223000069" table:style-name="ce21">
            <text:p>72,498</text:p>
          </table:table-cell>
          <table:table-cell office:value-type="float" office:value="63784.154795000017" table:style-name="ce21">
            <text:p>63,784</text:p>
          </table:table-cell>
          <table:table-cell office:value-type="float" office:value="56194.778296000062" table:style-name="ce21">
            <text:p>56,195</text:p>
          </table:table-cell>
          <table:table-cell office:value-type="float" office:value="49454.880377000016" table:style-name="ce21">
            <text:p>49,455</text:p>
          </table:table-cell>
          <table:table-cell office:value-type="float" office:value="43433.698196999976" table:style-name="ce21">
            <text:p>43,434</text:p>
          </table:table-cell>
          <table:table-cell office:value-type="float" office:value="38196.393649999976" table:style-name="ce21">
            <text:p>38,196</text:p>
          </table:table-cell>
          <table:table-cell office:value-type="float" office:value="33707.078229000021" table:style-name="ce21">
            <text:p>33,707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8807.9664235693435" table:style-name="ce21">
            <text:p>8,808</text:p>
          </table:table-cell>
          <table:table-cell office:value-type="float" office:value="8640.5388537173385" table:style-name="ce21">
            <text:p>8,641</text:p>
          </table:table-cell>
          <table:table-cell office:value-type="float" office:value="8629.0199475195059" table:style-name="ce21">
            <text:p>8,629</text:p>
          </table:table-cell>
          <table:table-cell office:value-type="float" office:value="8149.3150542108715" table:style-name="ce21">
            <text:p>8,149</text:p>
          </table:table-cell>
          <table:table-cell office:value-type="float" office:value="7775.8694426522516" table:style-name="ce21">
            <text:p>7,776</text:p>
          </table:table-cell>
          <table:table-cell office:value-type="float" office:value="7514.4140446824176" table:style-name="ce21">
            <text:p>7,514</text:p>
          </table:table-cell>
          <table:table-cell office:value-type="float" office:value="7544.3561676843374" table:style-name="ce21">
            <text:p>7,544</text:p>
          </table:table-cell>
          <table:table-cell office:value-type="float" office:value="7375.8122611012941" table:style-name="ce21">
            <text:p>7,376</text:p>
          </table:table-cell>
          <table:table-cell office:value-type="float" office:value="7513.4666026159175" table:style-name="ce21">
            <text:p>7,513</text:p>
          </table:table-cell>
          <table:table-cell office:value-type="float" office:value="7287.0111814963884" table:style-name="ce21">
            <text:p>7,287</text:p>
          </table:table-cell>
          <table:table-cell office:value-type="float" office:value="7003.8443781804908" table:style-name="ce21">
            <text:p>7,004</text:p>
          </table:table-cell>
          <table:table-cell office:value-type="float" office:value="6226.3917141297552" table:style-name="ce21">
            <text:p>6,226</text:p>
          </table:table-cell>
          <table:table-cell office:value-type="float" office:value="6181.8830258362332" table:style-name="ce21">
            <text:p>6,182</text:p>
          </table:table-cell>
          <table:table-cell office:value-type="float" office:value="6065.2942051139635" table:style-name="ce21">
            <text:p>6,065</text:p>
          </table:table-cell>
          <table:table-cell office:value-type="float" office:value="5840.0588583954295" table:style-name="ce21">
            <text:p>5,840</text:p>
          </table:table-cell>
          <table:table-cell office:value-type="float" office:value="5834.4160525182961" table:style-name="ce21">
            <text:p>5,834</text:p>
          </table:table-cell>
          <table:table-cell office:value-type="float" office:value="5880.5014880430244" table:style-name="ce21">
            <text:p>5,881</text:p>
          </table:table-cell>
          <table:table-cell office:value-type="float" office:value="5897.0662654581147" table:style-name="ce21">
            <text:p>5,897</text:p>
          </table:table-cell>
          <table:table-cell office:value-type="float" office:value="5905.2585782720307" table:style-name="ce21">
            <text:p>5,905</text:p>
          </table:table-cell>
          <table:table-cell office:value-type="float" office:value="5912.3686279847525" table:style-name="ce21">
            <text:p>5,912</text:p>
          </table:table-cell>
          <table:table-cell office:value-type="float" office:value="5927.9505178207355" table:style-name="ce21">
            <text:p>5,928</text:p>
          </table:table-cell>
          <table:table-cell office:value-type="float" office:value="5934.9572978280848" table:style-name="ce21">
            <text:p>5,935</text:p>
          </table:table-cell>
          <table:table-cell office:value-type="float" office:value="5941.5979305559131" table:style-name="ce21">
            <text:p>5,942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29973.773245250366" table:style-name="ce21">
            <text:p>29,974</text:p>
          </table:table-cell>
          <table:table-cell office:value-type="float" office:value="27572.383234232231" table:style-name="ce21">
            <text:p>27,572</text:p>
          </table:table-cell>
          <table:table-cell office:value-type="float" office:value="25866.601824545069" table:style-name="ce21">
            <text:p>25,867</text:p>
          </table:table-cell>
          <table:table-cell office:value-type="float" office:value="30359.81529998457" table:style-name="ce21">
            <text:p>30,360</text:p>
          </table:table-cell>
          <table:table-cell office:value-type="float" office:value="31817.331966326434" table:style-name="ce21">
            <text:p>31,817</text:p>
          </table:table-cell>
          <table:table-cell office:value-type="float" office:value="34766.936968700393" table:style-name="ce21">
            <text:p>34,767</text:p>
          </table:table-cell>
          <table:table-cell office:value-type="float" office:value="34269.123166966427" table:style-name="ce21">
            <text:p>34,269</text:p>
          </table:table-cell>
          <table:table-cell office:value-type="float" office:value="32737.239306580286" table:style-name="ce21">
            <text:p>32,737</text:p>
          </table:table-cell>
          <table:table-cell office:value-type="float" office:value="33815.516694665726" table:style-name="ce21">
            <text:p>33,816</text:p>
          </table:table-cell>
          <table:table-cell office:value-type="float" office:value="31610.318542716104" table:style-name="ce21">
            <text:p>31,610</text:p>
          </table:table-cell>
          <table:table-cell office:value-type="float" office:value="31545.612580400684" table:style-name="ce21">
            <text:p>31,546</text:p>
          </table:table-cell>
          <table:table-cell office:value-type="float" office:value="29887.486966044227" table:style-name="ce21">
            <text:p>29,887</text:p>
          </table:table-cell>
          <table:table-cell office:value-type="float" office:value="25428.173810310083" table:style-name="ce21">
            <text:p>25,428</text:p>
          </table:table-cell>
          <table:table-cell office:value-type="float" office:value="27856.702617350362" table:style-name="ce21">
            <text:p>27,857</text:p>
          </table:table-cell>
          <table:table-cell office:value-type="float" office:value="27853.935050588192" table:style-name="ce21">
            <text:p>27,854</text:p>
          </table:table-cell>
          <table:table-cell office:value-type="float" office:value="29536.724107647569" table:style-name="ce21">
            <text:p>29,537</text:p>
          </table:table-cell>
          <table:table-cell office:value-type="float" office:value="30300.255799227602" table:style-name="ce21">
            <text:p>30,300</text:p>
          </table:table-cell>
          <table:table-cell office:value-type="float" office:value="30802.008765225546" table:style-name="ce21">
            <text:p>30,802</text:p>
          </table:table-cell>
          <table:table-cell office:value-type="float" office:value="31282.037739241492" table:style-name="ce21">
            <text:p>31,282</text:p>
          </table:table-cell>
          <table:table-cell office:value-type="float" office:value="31413.16254265614" table:style-name="ce21">
            <text:p>31,413</text:p>
          </table:table-cell>
          <table:table-cell office:value-type="float" office:value="31542.70692907324" table:style-name="ce21">
            <text:p>31,543</text:p>
          </table:table-cell>
          <table:table-cell office:value-type="float" office:value="31670.690789833894" table:style-name="ce21">
            <text:p>31,671</text:p>
          </table:table-cell>
          <table:table-cell office:value-type="float" office:value="31797.104067369895" table:style-name="ce21">
            <text:p>31,797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454634.79785875115" table:style-name="ce22">
            <text:p>454,635</text:p>
          </table:table-cell>
          <table:table-cell office:value-type="float" office:value="430983.2763900893" table:style-name="ce22">
            <text:p>430,983</text:p>
          </table:table-cell>
          <table:table-cell office:value-type="float" office:value="441192.71147158532" table:style-name="ce22">
            <text:p>441,193</text:p>
          </table:table-cell>
          <table:table-cell office:value-type="float" office:value="436810.47282433923" table:style-name="ce22">
            <text:p>436,810</text:p>
          </table:table-cell>
          <table:table-cell office:value-type="float" office:value="412748.81078083074" table:style-name="ce22">
            <text:p>412,749</text:p>
          </table:table-cell>
          <table:table-cell office:value-type="float" office:value="402204.98324384016" table:style-name="ce22">
            <text:p>402,205</text:p>
          </table:table-cell>
          <table:table-cell office:value-type="float" office:value="387985.72440393263" table:style-name="ce22">
            <text:p>387,986</text:p>
          </table:table-cell>
          <table:table-cell office:value-type="float" office:value="371832.99126403785" table:style-name="ce22">
            <text:p>371,833</text:p>
          </table:table-cell>
          <table:table-cell office:value-type="float" office:value="361558.55894928024" table:style-name="ce22">
            <text:p>361,559</text:p>
          </table:table-cell>
          <table:table-cell office:value-type="float" office:value="339669.55487321079" table:style-name="ce22">
            <text:p>339,670</text:p>
          </table:table-cell>
          <table:table-cell office:value-type="float" office:value="310000.191723581" table:style-name="ce22">
            <text:p>310,000</text:p>
          </table:table-cell>
          <table:table-cell office:value-type="float" office:value="274240.21009917365" table:style-name="ce22">
            <text:p>274,240</text:p>
          </table:table-cell>
          <table:table-cell office:value-type="float" office:value="253427.1187211457" table:style-name="ce22">
            <text:p>253,427</text:p>
          </table:table-cell>
          <table:table-cell office:value-type="float" office:value="240581.1201884636" table:style-name="ce22">
            <text:p>240,581</text:p>
          </table:table-cell>
          <table:table-cell office:value-type="float" office:value="223696.42716798311" table:style-name="ce22">
            <text:p>223,696</text:p>
          </table:table-cell>
          <table:table-cell office:value-type="float" office:value="215664.9035731928" table:style-name="ce22">
            <text:p>215,665</text:p>
          </table:table-cell>
          <table:table-cell office:value-type="float" office:value="209364.64415237049" table:style-name="ce22">
            <text:p>209,365</text:p>
          </table:table-cell>
          <table:table-cell office:value-type="float" office:value="193981.32483221206" table:style-name="ce22">
            <text:p>193,981</text:p>
          </table:table-cell>
          <table:table-cell office:value-type="float" office:value="185590.74827000828" table:style-name="ce22">
            <text:p>185,591</text:p>
          </table:table-cell>
          <table:table-cell office:value-type="float" office:value="177948.6345937688" table:style-name="ce22">
            <text:p>177,949</text:p>
          </table:table-cell>
          <table:table-cell office:value-type="float" office:value="168544.863305379" table:style-name="ce22">
            <text:p>168,545</text:p>
          </table:table-cell>
          <table:table-cell office:value-type="float" office:value="164581.83454875922" table:style-name="ce22">
            <text:p>164,582</text:p>
          </table:table-cell>
          <table:table-cell office:value-type="float" office:value="156832.50338942141" table:style-name="ce22">
            <text:p>156,833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THC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70687.030083861406" table:style-name="ce21">
            <text:p>70,687</text:p>
          </table:table-cell>
          <table:table-cell office:value-type="float" office:value="69074.735159543721" table:style-name="ce21">
            <text:p>69,075</text:p>
          </table:table-cell>
          <table:table-cell office:value-type="float" office:value="86777.779253802917" table:style-name="ce21">
            <text:p>86,778</text:p>
          </table:table-cell>
          <table:table-cell office:value-type="float" office:value="83043.169814643319" table:style-name="ce21">
            <text:p>83,043</text:p>
          </table:table-cell>
          <table:table-cell office:value-type="float" office:value="81055.501189831848" table:style-name="ce21">
            <text:p>81,056</text:p>
          </table:table-cell>
          <table:table-cell office:value-type="float" office:value="83756.836218150027" table:style-name="ce21">
            <text:p>83,757</text:p>
          </table:table-cell>
          <table:table-cell office:value-type="float" office:value="97050.464682218881" table:style-name="ce21">
            <text:p>97,050</text:p>
          </table:table-cell>
          <table:table-cell office:value-type="float" office:value="102073.76691277443" table:style-name="ce21">
            <text:p>102,074</text:p>
          </table:table-cell>
          <table:table-cell office:value-type="float" office:value="103943.89305526682" table:style-name="ce21">
            <text:p>103,944</text:p>
          </table:table-cell>
          <table:table-cell office:value-type="float" office:value="110254.50704955454" table:style-name="ce21">
            <text:p>110,255</text:p>
          </table:table-cell>
          <table:table-cell office:value-type="float" office:value="99531.727671615969" table:style-name="ce21">
            <text:p>99,532</text:p>
          </table:table-cell>
          <table:table-cell office:value-type="float" office:value="89496.390122925062" table:style-name="ce21">
            <text:p>89,496</text:p>
          </table:table-cell>
          <table:table-cell office:value-type="float" office:value="88441.880182802735" table:style-name="ce21">
            <text:p>88,442</text:p>
          </table:table-cell>
          <table:table-cell office:value-type="float" office:value="86198.167259785783" table:style-name="ce21">
            <text:p>86,198</text:p>
          </table:table-cell>
          <table:table-cell office:value-type="float" office:value="78515.246249519056" table:style-name="ce21">
            <text:p>78,515</text:p>
          </table:table-cell>
          <table:table-cell office:value-type="float" office:value="77684.450022600315" table:style-name="ce21">
            <text:p>77,684</text:p>
          </table:table-cell>
          <table:table-cell office:value-type="float" office:value="76861.165019428765" table:style-name="ce21">
            <text:p>76,861</text:p>
          </table:table-cell>
          <table:table-cell office:value-type="float" office:value="75698.160546763364" table:style-name="ce21">
            <text:p>75,698</text:p>
          </table:table-cell>
          <table:table-cell office:value-type="float" office:value="75082.40851955484" table:style-name="ce21">
            <text:p>75,082</text:p>
          </table:table-cell>
          <table:table-cell office:value-type="float" office:value="74459.999417651838" table:style-name="ce21">
            <text:p>74,460</text:p>
          </table:table-cell>
          <table:table-cell office:value-type="float" office:value="73816.641132484641" table:style-name="ce21">
            <text:p>73,817</text:p>
          </table:table-cell>
          <table:table-cell office:value-type="float" office:value="73158.406498318713" table:style-name="ce21">
            <text:p>73,158</text:p>
          </table:table-cell>
          <table:table-cell office:value-type="float" office:value="71971.206145001648" table:style-name="ce21">
            <text:p>71,971</text:p>
          </table:table-cell>
          <table:table-cell table:number-columns-repeated="9" table:style-name="ce5"/>
          <table:table-cell table:style-name="ce14"/>
          <table:table-cell table:number-columns-repeated="16349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35647.07085731262" table:style-name="ce21">
            <text:p>135,647</text:p>
          </table:table-cell>
          <table:table-cell office:value-type="float" office:value="134368.74417579779" table:style-name="ce21">
            <text:p>134,369</text:p>
          </table:table-cell>
          <table:table-cell office:value-type="float" office:value="133626.55821762775" table:style-name="ce21">
            <text:p>133,627</text:p>
          </table:table-cell>
          <table:table-cell office:value-type="float" office:value="132776.0731570989" table:style-name="ce21">
            <text:p>132,776</text:p>
          </table:table-cell>
          <table:table-cell office:value-type="float" office:value="127473.63117543087" table:style-name="ce21">
            <text:p>127,474</text:p>
          </table:table-cell>
          <table:table-cell office:value-type="float" office:value="125735.71151116201" table:style-name="ce21">
            <text:p>125,736</text:p>
          </table:table-cell>
          <table:table-cell office:value-type="float" office:value="120672.04293381602" table:style-name="ce21">
            <text:p>120,672</text:p>
          </table:table-cell>
          <table:table-cell office:value-type="float" office:value="119132.56902053773" table:style-name="ce21">
            <text:p>119,133</text:p>
          </table:table-cell>
          <table:table-cell office:value-type="float" office:value="117325.92690200006" table:style-name="ce21">
            <text:p>117,326</text:p>
          </table:table-cell>
          <table:table-cell office:value-type="float" office:value="112113.44768700007" table:style-name="ce21">
            <text:p>112,113</text:p>
          </table:table-cell>
          <table:table-cell office:value-type="float" office:value="107630.50626700003" table:style-name="ce21">
            <text:p>107,631</text:p>
          </table:table-cell>
          <table:table-cell office:value-type="float" office:value="106882.19995000005" table:style-name="ce21">
            <text:p>106,882</text:p>
          </table:table-cell>
          <table:table-cell office:value-type="float" office:value="107768.67449199999" table:style-name="ce21">
            <text:p>107,769</text:p>
          </table:table-cell>
          <table:table-cell office:value-type="float" office:value="94357.780147999889" table:style-name="ce21">
            <text:p>94,358</text:p>
          </table:table-cell>
          <table:table-cell office:value-type="float" office:value="92732.330441999962" table:style-name="ce21">
            <text:p>92,732</text:p>
          </table:table-cell>
          <table:table-cell office:value-type="float" office:value="87551.719943999997" table:style-name="ce21">
            <text:p>87,552</text:p>
          </table:table-cell>
          <table:table-cell office:value-type="float" office:value="81278.871055000025" table:style-name="ce21">
            <text:p>81,279</text:p>
          </table:table-cell>
          <table:table-cell office:value-type="float" office:value="74878.869423000069" table:style-name="ce21">
            <text:p>74,879</text:p>
          </table:table-cell>
          <table:table-cell office:value-type="float" office:value="70338.151582999926" table:style-name="ce21">
            <text:p>70,338</text:p>
          </table:table-cell>
          <table:table-cell office:value-type="float" office:value="66137.184816999972" table:style-name="ce21">
            <text:p>66,137</text:p>
          </table:table-cell>
          <table:table-cell office:value-type="float" office:value="62200.312256999969" table:style-name="ce21">
            <text:p>62,200</text:p>
          </table:table-cell>
          <table:table-cell office:value-type="float" office:value="58547.636401000011" table:style-name="ce21">
            <text:p>58,548</text:p>
          </table:table-cell>
          <table:table-cell office:value-type="float" office:value="55150.544488000021" table:style-name="ce21">
            <text:p>55,151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291180.89076865459" table:style-name="ce21">
            <text:p>291,181</text:p>
          </table:table-cell>
          <table:table-cell office:value-type="float" office:value="274119.9661289872" table:style-name="ce21">
            <text:p>274,120</text:p>
          </table:table-cell>
          <table:table-cell office:value-type="float" office:value="290652.26934419805" table:style-name="ce21">
            <text:p>290,652</text:p>
          </table:table-cell>
          <table:table-cell office:value-type="float" office:value="287664.2635426913" table:style-name="ce21">
            <text:p>287,664</text:p>
          </table:table-cell>
          <table:table-cell office:value-type="float" office:value="283576.90141393681" table:style-name="ce21">
            <text:p>283,577</text:p>
          </table:table-cell>
          <table:table-cell office:value-type="float" office:value="290614.09043490281" table:style-name="ce21">
            <text:p>290,614</text:p>
          </table:table-cell>
          <table:table-cell office:value-type="float" office:value="289945.95071645349" table:style-name="ce21">
            <text:p>289,946</text:p>
          </table:table-cell>
          <table:table-cell office:value-type="float" office:value="284378.90908947133" table:style-name="ce21">
            <text:p>284,379</text:p>
          </table:table-cell>
          <table:table-cell office:value-type="float" office:value="284546.88581797696" table:style-name="ce21">
            <text:p>284,547</text:p>
          </table:table-cell>
          <table:table-cell office:value-type="float" office:value="284572.40823372529" table:style-name="ce21">
            <text:p>284,572</text:p>
          </table:table-cell>
          <table:table-cell office:value-type="float" office:value="275436.47190627357" table:style-name="ce21">
            <text:p>275,436</text:p>
          </table:table-cell>
          <table:table-cell office:value-type="float" office:value="265682.14306072355" table:style-name="ce21">
            <text:p>265,682</text:p>
          </table:table-cell>
          <table:table-cell office:value-type="float" office:value="265862.58333289408" table:style-name="ce21">
            <text:p>265,863</text:p>
          </table:table-cell>
          <table:table-cell office:value-type="float" office:value="272353.05032108026" table:style-name="ce21">
            <text:p>272,353</text:p>
          </table:table-cell>
          <table:table-cell office:value-type="float" office:value="270035.03347875574" table:style-name="ce21">
            <text:p>270,035</text:p>
          </table:table-cell>
          <table:table-cell office:value-type="float" office:value="262758.81642967049" table:style-name="ce21">
            <text:p>262,759</text:p>
          </table:table-cell>
          <table:table-cell office:value-type="float" office:value="255169.28536830953" table:style-name="ce21">
            <text:p>255,169</text:p>
          </table:table-cell>
          <table:table-cell office:value-type="float" office:value="246548.42342872458" table:style-name="ce21">
            <text:p>246,548</text:p>
          </table:table-cell>
          <table:table-cell office:value-type="float" office:value="236808.97833084062" table:style-name="ce21">
            <text:p>236,809</text:p>
          </table:table-cell>
          <table:table-cell office:value-type="float" office:value="230178.00178860596" table:style-name="ce21">
            <text:p>230,178</text:p>
          </table:table-cell>
          <table:table-cell office:value-type="float" office:value="223535.17701879042" table:style-name="ce21">
            <text:p>223,535</text:p>
          </table:table-cell>
          <table:table-cell office:value-type="float" office:value="216963.32002716901" table:style-name="ce21">
            <text:p>216,963</text:p>
          </table:table-cell>
          <table:table-cell office:value-type="float" office:value="211349.9401713518" table:style-name="ce21">
            <text:p>211,350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2746.6323084890996" table:style-name="ce21">
            <text:p>2,747</text:p>
          </table:table-cell>
          <table:table-cell office:value-type="float" office:value="2513.1004520029956" table:style-name="ce21">
            <text:p>2,513</text:p>
          </table:table-cell>
          <table:table-cell office:value-type="float" office:value="2401.1643624033518" table:style-name="ce21">
            <text:p>2,401</text:p>
          </table:table-cell>
          <table:table-cell office:value-type="float" office:value="2589.5595092817407" table:style-name="ce21">
            <text:p>2,590</text:p>
          </table:table-cell>
          <table:table-cell office:value-type="float" office:value="2756.5284306398671" table:style-name="ce21">
            <text:p>2,757</text:p>
          </table:table-cell>
          <table:table-cell office:value-type="float" office:value="2973.4592121337664" table:style-name="ce21">
            <text:p>2,973</text:p>
          </table:table-cell>
          <table:table-cell office:value-type="float" office:value="2931.9884488655848" table:style-name="ce21">
            <text:p>2,932</text:p>
          </table:table-cell>
          <table:table-cell office:value-type="float" office:value="2652.3993529541826" table:style-name="ce21">
            <text:p>2,652</text:p>
          </table:table-cell>
          <table:table-cell office:value-type="float" office:value="2676.5269170338242" table:style-name="ce21">
            <text:p>2,677</text:p>
          </table:table-cell>
          <table:table-cell office:value-type="float" office:value="2526.0863974759895" table:style-name="ce21">
            <text:p>2,526</text:p>
          </table:table-cell>
          <table:table-cell office:value-type="float" office:value="2683.3592379261645" table:style-name="ce21">
            <text:p>2,683</text:p>
          </table:table-cell>
          <table:table-cell office:value-type="float" office:value="2456.5245118299094" table:style-name="ce21">
            <text:p>2,457</text:p>
          </table:table-cell>
          <table:table-cell office:value-type="float" office:value="2170.3119319061334" table:style-name="ce21">
            <text:p>2,170</text:p>
          </table:table-cell>
          <table:table-cell office:value-type="float" office:value="2211.9139532390491" table:style-name="ce21">
            <text:p>2,212</text:p>
          </table:table-cell>
          <table:table-cell office:value-type="float" office:value="2171.9184481011098" table:style-name="ce21">
            <text:p>2,172</text:p>
          </table:table-cell>
          <table:table-cell office:value-type="float" office:value="2407.4086520249775" table:style-name="ce21">
            <text:p>2,407</text:p>
          </table:table-cell>
          <table:table-cell office:value-type="float" office:value="2479.1219126429864" table:style-name="ce21">
            <text:p>2,479</text:p>
          </table:table-cell>
          <table:table-cell office:value-type="float" office:value="2503.8793624447235" table:style-name="ce21">
            <text:p>2,504</text:p>
          </table:table-cell>
          <table:table-cell office:value-type="float" office:value="2527.723352424935" table:style-name="ce21">
            <text:p>2,528</text:p>
          </table:table-cell>
          <table:table-cell office:value-type="float" office:value="2537.2415867288701" table:style-name="ce21">
            <text:p>2,537</text:p>
          </table:table-cell>
          <table:table-cell office:value-type="float" office:value="2546.6811447890909" table:style-name="ce21">
            <text:p>2,547</text:p>
          </table:table-cell>
          <table:table-cell office:value-type="float" office:value="2556.0416610008915" table:style-name="ce21">
            <text:p>2,556</text:p>
          </table:table-cell>
          <table:table-cell office:value-type="float" office:value="2565.3212905717414" table:style-name="ce21">
            <text:p>2,565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500261.62401831773" table:style-name="ce22">
            <text:p>500,262</text:p>
          </table:table-cell>
          <table:table-cell office:value-type="float" office:value="480076.54591633176" table:style-name="ce22">
            <text:p>480,077</text:p>
          </table:table-cell>
          <table:table-cell office:value-type="float" office:value="513457.77117803204" table:style-name="ce22">
            <text:p>513,458</text:p>
          </table:table-cell>
          <table:table-cell office:value-type="float" office:value="506073.06602371531" table:style-name="ce22">
            <text:p>506,073</text:p>
          </table:table-cell>
          <table:table-cell office:value-type="float" office:value="494862.56220983941" table:style-name="ce22">
            <text:p>494,863</text:p>
          </table:table-cell>
          <table:table-cell office:value-type="float" office:value="503080.09737634863" table:style-name="ce22">
            <text:p>503,080</text:p>
          </table:table-cell>
          <table:table-cell office:value-type="float" office:value="510600.44678135397" table:style-name="ce22">
            <text:p>510,600</text:p>
          </table:table-cell>
          <table:table-cell office:value-type="float" office:value="508237.6443757377" table:style-name="ce22">
            <text:p>508,238</text:p>
          </table:table-cell>
          <table:table-cell office:value-type="float" office:value="508493.23269227764" table:style-name="ce22">
            <text:p>508,493</text:p>
          </table:table-cell>
          <table:table-cell office:value-type="float" office:value="509466.44936775585" table:style-name="ce22">
            <text:p>509,466</text:p>
          </table:table-cell>
          <table:table-cell office:value-type="float" office:value="485282.06508281571" table:style-name="ce22">
            <text:p>485,282</text:p>
          </table:table-cell>
          <table:table-cell office:value-type="float" office:value="464517.25764547853" table:style-name="ce22">
            <text:p>464,517</text:p>
          </table:table-cell>
          <table:table-cell office:value-type="float" office:value="464243.44993960299" table:style-name="ce22">
            <text:p>464,243</text:p>
          </table:table-cell>
          <table:table-cell office:value-type="float" office:value="455120.91168210498" table:style-name="ce22">
            <text:p>455,121</text:p>
          </table:table-cell>
          <table:table-cell office:value-type="float" office:value="443454.52861837583" table:style-name="ce22">
            <text:p>443,455</text:p>
          </table:table-cell>
          <table:table-cell office:value-type="float" office:value="430402.39504829579" table:style-name="ce22">
            <text:p>430,402</text:p>
          </table:table-cell>
          <table:table-cell office:value-type="float" office:value="415788.44335538126" table:style-name="ce22">
            <text:p>415,788</text:p>
          </table:table-cell>
          <table:table-cell office:value-type="float" office:value="399629.33276093274" table:style-name="ce22">
            <text:p>399,629</text:p>
          </table:table-cell>
          <table:table-cell office:value-type="float" office:value="384757.2617858203" table:style-name="ce22">
            <text:p>384,757</text:p>
          </table:table-cell>
          <table:table-cell office:value-type="float" office:value="373312.42760998668" table:style-name="ce22">
            <text:p>373,312</text:p>
          </table:table-cell>
          <table:table-cell office:value-type="float" office:value="362098.81155306415" table:style-name="ce22">
            <text:p>362,099</text:p>
          </table:table-cell>
          <table:table-cell office:value-type="float" office:value="351225.40458748862" table:style-name="ce22">
            <text:p>351,225</text:p>
          </table:table-cell>
          <table:table-cell office:value-type="float" office:value="341037.01209492522" table:style-name="ce22">
            <text:p>341,037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NMHC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59381.047713333108" table:style-name="ce21">
            <text:p>59,381</text:p>
          </table:table-cell>
          <table:table-cell office:value-type="float" office:value="54000.97799999985" table:style-name="ce21">
            <text:p>54,001</text:p>
          </table:table-cell>
          <table:table-cell office:value-type="float" office:value="71881.810999999958" table:style-name="ce21">
            <text:p>71,882</text:p>
          </table:table-cell>
          <table:table-cell office:value-type="float" office:value="68581.839000000225" table:style-name="ce21">
            <text:p>68,582</text:p>
          </table:table-cell>
          <table:table-cell office:value-type="float" office:value="66906.435000000231" table:style-name="ce21">
            <text:p>66,906</text:p>
          </table:table-cell>
          <table:table-cell office:value-type="float" office:value="69420.028000000355" table:style-name="ce21">
            <text:p>69,420</text:p>
          </table:table-cell>
          <table:table-cell office:value-type="float" office:value="80626.661000000327" table:style-name="ce21">
            <text:p>80,627</text:p>
          </table:table-cell>
          <table:table-cell office:value-type="float" office:value="85635.650999999853" table:style-name="ce21">
            <text:p>85,636</text:p>
          </table:table-cell>
          <table:table-cell office:value-type="float" office:value="86457.883999999875" table:style-name="ce21">
            <text:p>86,458</text:p>
          </table:table-cell>
          <table:table-cell office:value-type="float" office:value="91790.817839999683" table:style-name="ce21">
            <text:p>91,791</text:p>
          </table:table-cell>
          <table:table-cell office:value-type="float" office:value="83443.823419999884" table:style-name="ce21">
            <text:p>83,444</text:p>
          </table:table-cell>
          <table:table-cell office:value-type="float" office:value="74403.587999999974" table:style-name="ce21">
            <text:p>74,404</text:p>
          </table:table-cell>
          <table:table-cell office:value-type="float" office:value="74413.299999999741" table:style-name="ce21">
            <text:p>74,413</text:p>
          </table:table-cell>
          <table:table-cell office:value-type="float" office:value="72304.717999999732" table:style-name="ce21">
            <text:p>72,305</text:p>
          </table:table-cell>
          <table:table-cell office:value-type="float" office:value="65763.274999999863" table:style-name="ce21">
            <text:p>65,763</text:p>
          </table:table-cell>
          <table:table-cell office:value-type="float" office:value="65031.543423247218" table:style-name="ce21">
            <text:p>65,032</text:p>
          </table:table-cell>
          <table:table-cell office:value-type="float" office:value="64307.925350145022" table:style-name="ce21">
            <text:p>64,308</text:p>
          </table:table-cell>
          <table:table-cell office:value-type="float" office:value="63339.331502322602" table:style-name="ce21">
            <text:p>63,339</text:p>
          </table:table-cell>
          <table:table-cell office:value-type="float" office:value="62795.534818488159" table:style-name="ce21">
            <text:p>62,796</text:p>
          </table:table-cell>
          <table:table-cell office:value-type="float" office:value="62246.748664654806" table:style-name="ce21">
            <text:p>62,247</text:p>
          </table:table-cell>
          <table:table-cell office:value-type="float" office:value="61681.402107584661" table:style-name="ce21">
            <text:p>61,681</text:p>
          </table:table-cell>
          <table:table-cell office:value-type="float" office:value="61104.272435527258" table:style-name="ce21">
            <text:p>61,104</text:p>
          </table:table-cell>
          <table:table-cell office:value-type="float" office:value="60099.767336430305" table:style-name="ce21">
            <text:p>60,100</text:p>
          </table:table-cell>
          <table:table-cell table:number-columns-repeated="9" table:style-name="ce5"/>
          <table:table-cell table:style-name="ce14"/>
          <table:table-cell table:number-columns-repeated="16349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27906.1197127335" table:style-name="ce21">
            <text:p>127,906</text:p>
          </table:table-cell>
          <table:table-cell office:value-type="float" office:value="126801.953587191" table:style-name="ce21">
            <text:p>126,802</text:p>
          </table:table-cell>
          <table:table-cell office:value-type="float" office:value="126265.06917732564" table:style-name="ce21">
            <text:p>126,265</text:p>
          </table:table-cell>
          <table:table-cell office:value-type="float" office:value="125560.9295069973" table:style-name="ce21">
            <text:p>125,561</text:p>
          </table:table-cell>
          <table:table-cell office:value-type="float" office:value="120677.76655354764" table:style-name="ce21">
            <text:p>120,678</text:p>
          </table:table-cell>
          <table:table-cell office:value-type="float" office:value="119122.48949759068" table:style-name="ce21">
            <text:p>119,122</text:p>
          </table:table-cell>
          <table:table-cell office:value-type="float" office:value="114515.71790342763" table:style-name="ce21">
            <text:p>114,516</text:p>
          </table:table-cell>
          <table:table-cell office:value-type="float" office:value="113189.09821235601" table:style-name="ce21">
            <text:p>113,189</text:p>
          </table:table-cell>
          <table:table-cell office:value-type="float" office:value="108176.07970300001" table:style-name="ce21">
            <text:p>108,176</text:p>
          </table:table-cell>
          <table:table-cell office:value-type="float" office:value="103443.65325400006" table:style-name="ce21">
            <text:p>103,444</text:p>
          </table:table-cell>
          <table:table-cell office:value-type="float" office:value="99254.553040999963" table:style-name="ce21">
            <text:p>99,255</text:p>
          </table:table-cell>
          <table:table-cell office:value-type="float" office:value="98581.907057000033" table:style-name="ce21">
            <text:p>98,582</text:p>
          </table:table-cell>
          <table:table-cell office:value-type="float" office:value="99499.468249999976" table:style-name="ce21">
            <text:p>99,499</text:p>
          </table:table-cell>
          <table:table-cell office:value-type="float" office:value="87065.954750000019" table:style-name="ce21">
            <text:p>87,066</text:p>
          </table:table-cell>
          <table:table-cell office:value-type="float" office:value="85565.264358999964" table:style-name="ce21">
            <text:p>85,565</text:p>
          </table:table-cell>
          <table:table-cell office:value-type="float" office:value="80910.097592000064" table:style-name="ce21">
            <text:p>80,910</text:p>
          </table:table-cell>
          <table:table-cell office:value-type="float" office:value="75105.523506000012" table:style-name="ce21">
            <text:p>75,106</text:p>
          </table:table-cell>
          <table:table-cell office:value-type="float" office:value="69182.341410000066" table:style-name="ce21">
            <text:p>69,182</text:p>
          </table:table-cell>
          <table:table-cell office:value-type="float" office:value="64986.394566999945" table:style-name="ce21">
            <text:p>64,986</text:p>
          </table:table-cell>
          <table:table-cell office:value-type="float" office:value="61102.379850999969" table:style-name="ce21">
            <text:p>61,102</text:p>
          </table:table-cell>
          <table:table-cell office:value-type="float" office:value="57461.098740999994" table:style-name="ce21">
            <text:p>57,461</text:p>
          </table:table-cell>
          <table:table-cell office:value-type="float" office:value="54081.296998000027" table:style-name="ce21">
            <text:p>54,081</text:p>
          </table:table-cell>
          <table:table-cell office:value-type="float" office:value="50936.388909000016" table:style-name="ce21">
            <text:p>50,936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221538.03718441899" table:style-name="ce21">
            <text:p>221,538</text:p>
          </table:table-cell>
          <table:table-cell office:value-type="float" office:value="206470.8475770122" table:style-name="ce21">
            <text:p>206,471</text:p>
          </table:table-cell>
          <table:table-cell office:value-type="float" office:value="224918.29458680932" table:style-name="ce21">
            <text:p>224,918</text:p>
          </table:table-cell>
          <table:table-cell office:value-type="float" office:value="222844.80861045673" table:style-name="ce21">
            <text:p>222,845</text:p>
          </table:table-cell>
          <table:table-cell office:value-type="float" office:value="219671.74815511814" table:style-name="ce21">
            <text:p>219,672</text:p>
          </table:table-cell>
          <table:table-cell office:value-type="float" office:value="227369.34260131864" table:style-name="ce21">
            <text:p>227,369</text:p>
          </table:table-cell>
          <table:table-cell office:value-type="float" office:value="225965.48293144908" table:style-name="ce21">
            <text:p>225,965</text:p>
          </table:table-cell>
          <table:table-cell office:value-type="float" office:value="219608.65502159091" table:style-name="ce21">
            <text:p>219,609</text:p>
          </table:table-cell>
          <table:table-cell office:value-type="float" office:value="219051.09871573269" table:style-name="ce21">
            <text:p>219,051</text:p>
          </table:table-cell>
          <table:table-cell office:value-type="float" office:value="219671.3531801315" table:style-name="ce21">
            <text:p>219,671</text:p>
          </table:table-cell>
          <table:table-cell office:value-type="float" office:value="211229.2562204267" table:style-name="ce21">
            <text:p>211,229</text:p>
          </table:table-cell>
          <table:table-cell office:value-type="float" office:value="202675.74351309997" table:style-name="ce21">
            <text:p>202,676</text:p>
          </table:table-cell>
          <table:table-cell office:value-type="float" office:value="204018.56605653197" table:style-name="ce21">
            <text:p>204,019</text:p>
          </table:table-cell>
          <table:table-cell office:value-type="float" office:value="211298.83731054692" table:style-name="ce21">
            <text:p>211,299</text:p>
          </table:table-cell>
          <table:table-cell office:value-type="float" office:value="208967.75532710541" table:style-name="ce21">
            <text:p>208,968</text:p>
          </table:table-cell>
          <table:table-cell office:value-type="float" office:value="207755.84348463459" table:style-name="ce21">
            <text:p>207,756</text:p>
          </table:table-cell>
          <table:table-cell office:value-type="float" office:value="206290.25164709985" table:style-name="ce21">
            <text:p>206,290</text:p>
          </table:table-cell>
          <table:table-cell office:value-type="float" office:value="204206.06634484476" table:style-name="ce21">
            <text:p>204,206</text:p>
          </table:table-cell>
          <table:table-cell office:value-type="float" office:value="202072.00169420685" table:style-name="ce21">
            <text:p>202,072</text:p>
          </table:table-cell>
          <table:table-cell office:value-type="float" office:value="199911.36567506799" table:style-name="ce21">
            <text:p>199,911</text:p>
          </table:table-cell>
          <table:table-cell office:value-type="float" office:value="197738.7203734057" table:style-name="ce21">
            <text:p>197,739</text:p>
          </table:table-cell>
          <table:table-cell office:value-type="float" office:value="195587.84301810511" table:style-name="ce21">
            <text:p>195,588</text:p>
          </table:table-cell>
          <table:table-cell office:value-type="float" office:value="193382.62425854188" table:style-name="ce21">
            <text:p>193,383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2735.0899653622064" table:style-name="ce21">
            <text:p>2,735</text:p>
          </table:table-cell>
          <table:table-cell office:value-type="float" office:value="2502.0200449074241" table:style-name="ce21">
            <text:p>2,502</text:p>
          </table:table-cell>
          <table:table-cell office:value-type="float" office:value="2390.0118500194017" table:style-name="ce21">
            <text:p>2,390</text:p>
          </table:table-cell>
          <table:table-cell office:value-type="float" office:value="2577.50896437341" table:style-name="ce21">
            <text:p>2,578</text:p>
          </table:table-cell>
          <table:table-cell office:value-type="float" office:value="2742.3817343331625" table:style-name="ce21">
            <text:p>2,742</text:p>
          </table:table-cell>
          <table:table-cell office:value-type="float" office:value="2956.4397673240173" table:style-name="ce21">
            <text:p>2,956</text:p>
          </table:table-cell>
          <table:table-cell office:value-type="float" office:value="2915.1270963883321" table:style-name="ce21">
            <text:p>2,915</text:p>
          </table:table-cell>
          <table:table-cell office:value-type="float" office:value="2640.4042878882642" table:style-name="ce21">
            <text:p>2,640</text:p>
          </table:table-cell>
          <table:table-cell office:value-type="float" office:value="2663.4092843750173" table:style-name="ce21">
            <text:p>2,663</text:p>
          </table:table-cell>
          <table:table-cell office:value-type="float" office:value="2513.3438125859993" table:style-name="ce21">
            <text:p>2,513</text:p>
          </table:table-cell>
          <table:table-cell office:value-type="float" office:value="2670.4885892282437" table:style-name="ce21">
            <text:p>2,670</text:p>
          </table:table-cell>
          <table:table-cell office:value-type="float" office:value="2443.5380354625577" table:style-name="ce21">
            <text:p>2,444</text:p>
          </table:table-cell>
          <table:table-cell office:value-type="float" office:value="2156.6079831490802" table:style-name="ce21">
            <text:p>2,157</text:p>
          </table:table-cell>
          <table:table-cell office:value-type="float" office:value="2198.8615034230961" table:style-name="ce21">
            <text:p>2,199</text:p>
          </table:table-cell>
          <table:table-cell office:value-type="float" office:value="2159.0118535421207" table:style-name="ce21">
            <text:p>2,159</text:p>
          </table:table-cell>
          <table:table-cell office:value-type="float" office:value="2394.53888736115" table:style-name="ce21">
            <text:p>2,395</text:p>
          </table:table-cell>
          <table:table-cell office:value-type="float" office:value="2466.288880384293" table:style-name="ce21">
            <text:p>2,466</text:p>
          </table:table-cell>
          <table:table-cell office:value-type="float" office:value="2491.08259662607" table:style-name="ce21">
            <text:p>2,491</text:p>
          </table:table-cell>
          <table:table-cell office:value-type="float" office:value="2514.9628446665092" table:style-name="ce21">
            <text:p>2,515</text:p>
          </table:table-cell>
          <table:table-cell office:value-type="float" office:value="2524.5174922484716" table:style-name="ce21">
            <text:p>2,525</text:p>
          </table:table-cell>
          <table:table-cell office:value-type="float" office:value="2533.9934660668937" table:style-name="ce21">
            <text:p>2,534</text:p>
          </table:table-cell>
          <table:table-cell office:value-type="float" office:value="2543.3903957891962" table:style-name="ce21">
            <text:p>2,543</text:p>
          </table:table-cell>
          <table:table-cell office:value-type="float" office:value="2552.7064362437864" table:style-name="ce21">
            <text:p>2,553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411560.2945758478" table:style-name="ce22">
            <text:p>411,560</text:p>
          </table:table-cell>
          <table:table-cell office:value-type="float" office:value="389775.7992091105" table:style-name="ce22">
            <text:p>389,776</text:p>
          </table:table-cell>
          <table:table-cell office:value-type="float" office:value="425455.18661415431" table:style-name="ce22">
            <text:p>425,455</text:p>
          </table:table-cell>
          <table:table-cell office:value-type="float" office:value="419565.08608182764" table:style-name="ce22">
            <text:p>419,565</text:p>
          </table:table-cell>
          <table:table-cell office:value-type="float" office:value="409998.33144299919" table:style-name="ce22">
            <text:p>409,998</text:p>
          </table:table-cell>
          <table:table-cell office:value-type="float" office:value="418868.29986623372" table:style-name="ce22">
            <text:p>418,868</text:p>
          </table:table-cell>
          <table:table-cell office:value-type="float" office:value="424022.98893126537" table:style-name="ce22">
            <text:p>424,023</text:p>
          </table:table-cell>
          <table:table-cell office:value-type="float" office:value="421073.80852183508" table:style-name="ce22">
            <text:p>421,074</text:p>
          </table:table-cell>
          <table:table-cell office:value-type="float" office:value="416348.47170310759" table:style-name="ce22">
            <text:p>416,348</text:p>
          </table:table-cell>
          <table:table-cell office:value-type="float" office:value="417419.1680867172" table:style-name="ce22">
            <text:p>417,419</text:p>
          </table:table-cell>
          <table:table-cell office:value-type="float" office:value="396598.12127065478" table:style-name="ce22">
            <text:p>396,598</text:p>
          </table:table-cell>
          <table:table-cell office:value-type="float" office:value="378104.77660556254" table:style-name="ce22">
            <text:p>378,105</text:p>
          </table:table-cell>
          <table:table-cell office:value-type="float" office:value="380087.94228968077" table:style-name="ce22">
            <text:p>380,088</text:p>
          </table:table-cell>
          <table:table-cell office:value-type="float" office:value="372868.37156396976" table:style-name="ce22">
            <text:p>372,868</text:p>
          </table:table-cell>
          <table:table-cell office:value-type="float" office:value="362455.30653964734" table:style-name="ce22">
            <text:p>362,455</text:p>
          </table:table-cell>
          <table:table-cell office:value-type="float" office:value="356092.02338724298" table:style-name="ce22">
            <text:p>356,092</text:p>
          </table:table-cell>
          <table:table-cell office:value-type="float" office:value="348169.98938362917" table:style-name="ce22">
            <text:p>348,170</text:p>
          </table:table-cell>
          <table:table-cell office:value-type="float" office:value="339218.82185379352" table:style-name="ce22">
            <text:p>339,219</text:p>
          </table:table-cell>
          <table:table-cell office:value-type="float" office:value="332368.89392436144" table:style-name="ce22">
            <text:p>332,369</text:p>
          </table:table-cell>
          <table:table-cell office:value-type="float" office:value="325785.01168297121" table:style-name="ce22">
            <text:p>325,785</text:p>
          </table:table-cell>
          <table:table-cell office:value-type="float" office:value="319415.21468805725" table:style-name="ce22">
            <text:p>319,415</text:p>
          </table:table-cell>
          <table:table-cell office:value-type="float" office:value="313316.80284742155" table:style-name="ce22">
            <text:p>313,317</text:p>
          </table:table-cell>
          <table:table-cell office:value-type="float" office:value="306971.48694021598" table:style-name="ce22">
            <text:p>306,971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CO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281331.35613365867" table:style-name="ce21">
            <text:p>281,331</text:p>
          </table:table-cell>
          <table:table-cell office:value-type="float" office:value="283244.63254386926" table:style-name="ce21">
            <text:p>283,245</text:p>
          </table:table-cell>
          <table:table-cell office:value-type="float" office:value="297542.36443836376" table:style-name="ce21">
            <text:p>297,542</text:p>
          </table:table-cell>
          <table:table-cell office:value-type="float" office:value="300562.96157697449" table:style-name="ce21">
            <text:p>300,563</text:p>
          </table:table-cell>
          <table:table-cell office:value-type="float" office:value="275966.93305551895" table:style-name="ce21">
            <text:p>275,967</text:p>
          </table:table-cell>
          <table:table-cell office:value-type="float" office:value="256277.07018167977" table:style-name="ce21">
            <text:p>256,277</text:p>
          </table:table-cell>
          <table:table-cell office:value-type="float" office:value="252870.27174282132" table:style-name="ce21">
            <text:p>252,870</text:p>
          </table:table-cell>
          <table:table-cell office:value-type="float" office:value="249621.29483717389" table:style-name="ce21">
            <text:p>249,621</text:p>
          </table:table-cell>
          <table:table-cell office:value-type="float" office:value="245534.60886712422" table:style-name="ce21">
            <text:p>245,535</text:p>
          </table:table-cell>
          <table:table-cell office:value-type="float" office:value="261642.27684241327" table:style-name="ce21">
            <text:p>261,642</text:p>
          </table:table-cell>
          <table:table-cell office:value-type="float" office:value="261910.79770529372" table:style-name="ce21">
            <text:p>261,911</text:p>
          </table:table-cell>
          <table:table-cell office:value-type="float" office:value="257549.69399999725" table:style-name="ce21">
            <text:p>257,550</text:p>
          </table:table-cell>
          <table:table-cell office:value-type="float" office:value="257025.20499999728" table:style-name="ce21">
            <text:p>257,025</text:p>
          </table:table-cell>
          <table:table-cell office:value-type="float" office:value="256894.33099999718" table:style-name="ce21">
            <text:p>256,894</text:p>
          </table:table-cell>
          <table:table-cell office:value-type="float" office:value="255038.11299999728" table:style-name="ce21">
            <text:p>255,038</text:p>
          </table:table-cell>
          <table:table-cell office:value-type="float" office:value="256627.75304364535" table:style-name="ce21">
            <text:p>256,628</text:p>
          </table:table-cell>
          <table:table-cell office:value-type="float" office:value="262114.98070323037" table:style-name="ce21">
            <text:p>262,115</text:p>
          </table:table-cell>
          <table:table-cell office:value-type="float" office:value="247897.68677378792" table:style-name="ce21">
            <text:p>247,898</text:p>
          </table:table-cell>
          <table:table-cell office:value-type="float" office:value="244881.86526154075" table:style-name="ce21">
            <text:p>244,882</text:p>
          </table:table-cell>
          <table:table-cell office:value-type="float" office:value="248154.27610192058" table:style-name="ce21">
            <text:p>248,154</text:p>
          </table:table-cell>
          <table:table-cell office:value-type="float" office:value="250129.91685951207" table:style-name="ce21">
            <text:p>250,130</text:p>
          </table:table-cell>
          <table:table-cell office:value-type="float" office:value="254528.3744124553" table:style-name="ce21">
            <text:p>254,528</text:p>
          </table:table-cell>
          <table:table-cell office:value-type="float" office:value="239981.61352023095" table:style-name="ce21">
            <text:p>239,982</text:p>
          </table:table-cell>
          <table:table-cell table:number-columns-repeated="9" table:style-name="ce5"/>
          <table:table-cell table:style-name="ce14"/>
          <table:table-cell table:number-columns-repeated="16349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450507.29689459922" table:style-name="ce21">
            <text:p>450,507</text:p>
          </table:table-cell>
          <table:table-cell office:value-type="float" office:value="445435.98729823472" table:style-name="ce21">
            <text:p>445,436</text:p>
          </table:table-cell>
          <table:table-cell office:value-type="float" office:value="440822.7716745002" table:style-name="ce21">
            <text:p>440,823</text:p>
          </table:table-cell>
          <table:table-cell office:value-type="float" office:value="432118.53906953125" table:style-name="ce21">
            <text:p>432,119</text:p>
          </table:table-cell>
          <table:table-cell office:value-type="float" office:value="412403.98672981124" table:style-name="ce21">
            <text:p>412,404</text:p>
          </table:table-cell>
          <table:table-cell office:value-type="float" office:value="400771.26083226223" table:style-name="ce21">
            <text:p>400,771</text:p>
          </table:table-cell>
          <table:table-cell office:value-type="float" office:value="381447.46147955378" table:style-name="ce21">
            <text:p>381,447</text:p>
          </table:table-cell>
          <table:table-cell office:value-type="float" office:value="369064.83889685024" table:style-name="ce21">
            <text:p>369,065</text:p>
          </table:table-cell>
          <table:table-cell office:value-type="float" office:value="357602.30450899986" table:style-name="ce21">
            <text:p>357,602</text:p>
          </table:table-cell>
          <table:table-cell office:value-type="float" office:value="333411.52905200009" table:style-name="ce21">
            <text:p>333,412</text:p>
          </table:table-cell>
          <table:table-cell office:value-type="float" office:value="321200.38459400024" table:style-name="ce21">
            <text:p>321,200</text:p>
          </table:table-cell>
          <table:table-cell office:value-type="float" office:value="306916.25980900007" table:style-name="ce21">
            <text:p>306,916</text:p>
          </table:table-cell>
          <table:table-cell office:value-type="float" office:value="295047.32355799992" table:style-name="ce21">
            <text:p>295,047</text:p>
          </table:table-cell>
          <table:table-cell office:value-type="float" office:value="257475.88530200013" table:style-name="ce21">
            <text:p>257,476</text:p>
          </table:table-cell>
          <table:table-cell office:value-type="float" office:value="248585.38351599983" table:style-name="ce21">
            <text:p>248,585</text:p>
          </table:table-cell>
          <table:table-cell office:value-type="float" office:value="225819.24138399979" table:style-name="ce21">
            <text:p>225,819</text:p>
          </table:table-cell>
          <table:table-cell office:value-type="float" office:value="204752.55118099996" table:style-name="ce21">
            <text:p>204,753</text:p>
          </table:table-cell>
          <table:table-cell office:value-type="float" office:value="184326.6758860001" table:style-name="ce21">
            <text:p>184,327</text:p>
          </table:table-cell>
          <table:table-cell office:value-type="float" office:value="168989.26894499999" table:style-name="ce21">
            <text:p>168,989</text:p>
          </table:table-cell>
          <table:table-cell office:value-type="float" office:value="155121.74111599996" table:style-name="ce21">
            <text:p>155,122</text:p>
          </table:table-cell>
          <table:table-cell office:value-type="float" office:value="142384.46294599987" table:style-name="ce21">
            <text:p>142,384</text:p>
          </table:table-cell>
          <table:table-cell office:value-type="float" office:value="130882.89786599997" table:style-name="ce21">
            <text:p>130,883</text:p>
          </table:table-cell>
          <table:table-cell office:value-type="float" office:value="120633.75153799992" table:style-name="ce21">
            <text:p>120,634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23793.253213858075" table:style-name="ce21">
            <text:p>23,793</text:p>
          </table:table-cell>
          <table:table-cell office:value-type="float" office:value="21980.449286742933" table:style-name="ce21">
            <text:p>21,980</text:p>
          </table:table-cell>
          <table:table-cell office:value-type="float" office:value="22211.799326479198" table:style-name="ce21">
            <text:p>22,212</text:p>
          </table:table-cell>
          <table:table-cell office:value-type="float" office:value="21623.713392648464" table:style-name="ce21">
            <text:p>21,624</text:p>
          </table:table-cell>
          <table:table-cell office:value-type="float" office:value="21513.609520181424" table:style-name="ce21">
            <text:p>21,514</text:p>
          </table:table-cell>
          <table:table-cell office:value-type="float" office:value="19494.744971081287" table:style-name="ce21">
            <text:p>19,495</text:p>
          </table:table-cell>
          <table:table-cell office:value-type="float" office:value="19768.895791820541" table:style-name="ce21">
            <text:p>19,769</text:p>
          </table:table-cell>
          <table:table-cell office:value-type="float" office:value="19890.961588752063" table:style-name="ce21">
            <text:p>19,891</text:p>
          </table:table-cell>
          <table:table-cell office:value-type="float" office:value="19573.078391509243" table:style-name="ce21">
            <text:p>19,573</text:p>
          </table:table-cell>
          <table:table-cell office:value-type="float" office:value="20451.37745591734" table:style-name="ce21">
            <text:p>20,451</text:p>
          </table:table-cell>
          <table:table-cell office:value-type="float" office:value="18758.05529259891" table:style-name="ce21">
            <text:p>18,758</text:p>
          </table:table-cell>
          <table:table-cell office:value-type="float" office:value="16489.766874001431" table:style-name="ce21">
            <text:p>16,490</text:p>
          </table:table-cell>
          <table:table-cell office:value-type="float" office:value="14741.848979343851" table:style-name="ce21">
            <text:p>14,742</text:p>
          </table:table-cell>
          <table:table-cell office:value-type="float" office:value="12558.344672858979" table:style-name="ce21">
            <text:p>12,558</text:p>
          </table:table-cell>
          <table:table-cell office:value-type="float" office:value="13809.694256277851" table:style-name="ce21">
            <text:p>13,810</text:p>
          </table:table-cell>
          <table:table-cell office:value-type="float" office:value="13604.636642590138" table:style-name="ce21">
            <text:p>13,605</text:p>
          </table:table-cell>
          <table:table-cell office:value-type="float" office:value="13424.625359020285" table:style-name="ce21">
            <text:p>13,425</text:p>
          </table:table-cell>
          <table:table-cell office:value-type="float" office:value="13253.97068351708" table:style-name="ce21">
            <text:p>13,254</text:p>
          </table:table-cell>
          <table:table-cell office:value-type="float" office:value="13080.073819636536" table:style-name="ce21">
            <text:p>13,080</text:p>
          </table:table-cell>
          <table:table-cell office:value-type="float" office:value="12899.454270740653" table:style-name="ce21">
            <text:p>12,899</text:p>
          </table:table-cell>
          <table:table-cell office:value-type="float" office:value="12723.379030317954" table:style-name="ce21">
            <text:p>12,723</text:p>
          </table:table-cell>
          <table:table-cell office:value-type="float" office:value="12543.22786899448" table:style-name="ce21">
            <text:p>12,543</text:p>
          </table:table-cell>
          <table:table-cell office:value-type="float" office:value="12169.205323309645" table:style-name="ce21">
            <text:p>12,169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14419.566434857503" table:style-name="ce21">
            <text:p>14,420</text:p>
          </table:table-cell>
          <table:table-cell office:value-type="float" office:value="13530.399863545694" table:style-name="ce21">
            <text:p>13,530</text:p>
          </table:table-cell>
          <table:table-cell office:value-type="float" office:value="13254.023629952944" table:style-name="ce21">
            <text:p>13,254</text:p>
          </table:table-cell>
          <table:table-cell office:value-type="float" office:value="14046.739928877949" table:style-name="ce21">
            <text:p>14,047</text:p>
          </table:table-cell>
          <table:table-cell office:value-type="float" office:value="15232.006201344873" table:style-name="ce21">
            <text:p>15,232</text:p>
          </table:table-cell>
          <table:table-cell office:value-type="float" office:value="16757.100025309544" table:style-name="ce21">
            <text:p>16,757</text:p>
          </table:table-cell>
          <table:table-cell office:value-type="float" office:value="16597.436536176272" table:style-name="ce21">
            <text:p>16,597</text:p>
          </table:table-cell>
          <table:table-cell office:value-type="float" office:value="13997.091478430213" table:style-name="ce21">
            <text:p>13,997</text:p>
          </table:table-cell>
          <table:table-cell office:value-type="float" office:value="14834.432265422398" table:style-name="ce21">
            <text:p>14,834</text:p>
          </table:table-cell>
          <table:table-cell office:value-type="float" office:value="14194.219756633574" table:style-name="ce21">
            <text:p>14,194</text:p>
          </table:table-cell>
          <table:table-cell office:value-type="float" office:value="14698.622255500395" table:style-name="ce21">
            <text:p>14,699</text:p>
          </table:table-cell>
          <table:table-cell office:value-type="float" office:value="14820.55956314799" table:style-name="ce21">
            <text:p>14,821</text:p>
          </table:table-cell>
          <table:table-cell office:value-type="float" office:value="16256.050878348336" table:style-name="ce21">
            <text:p>16,256</text:p>
          </table:table-cell>
          <table:table-cell office:value-type="float" office:value="13455.960344483627" table:style-name="ce21">
            <text:p>13,456</text:p>
          </table:table-cell>
          <table:table-cell office:value-type="float" office:value="13590.981455949874" table:style-name="ce21">
            <text:p>13,591</text:p>
          </table:table-cell>
          <table:table-cell office:value-type="float" office:value="15102.683767266642" table:style-name="ce21">
            <text:p>15,103</text:p>
          </table:table-cell>
          <table:table-cell office:value-type="float" office:value="15495.899580421014" table:style-name="ce21">
            <text:p>15,496</text:p>
          </table:table-cell>
          <table:table-cell office:value-type="float" office:value="15571.872802391217" table:style-name="ce21">
            <text:p>15,572</text:p>
          </table:table-cell>
          <table:table-cell office:value-type="float" office:value="15645.095888101612" table:style-name="ce21">
            <text:p>15,645</text:p>
          </table:table-cell>
          <table:table-cell office:value-type="float" office:value="15683.310052547129" table:style-name="ce21">
            <text:p>15,683</text:p>
          </table:table-cell>
          <table:table-cell office:value-type="float" office:value="15721.311359359503" table:style-name="ce21">
            <text:p>15,721</text:p>
          </table:table-cell>
          <table:table-cell office:value-type="float" office:value="15758.990244006334" table:style-name="ce21">
            <text:p>15,759</text:p>
          </table:table-cell>
          <table:table-cell office:value-type="float" office:value="15796.280492970607" table:style-name="ce21">
            <text:p>15,796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770051.47267697356" table:style-name="ce22">
            <text:p>770,051</text:p>
          </table:table-cell>
          <table:table-cell office:value-type="float" office:value="764191.46899239253" table:style-name="ce22">
            <text:p>764,191</text:p>
          </table:table-cell>
          <table:table-cell office:value-type="float" office:value="773830.95906929602" table:style-name="ce22">
            <text:p>773,831</text:p>
          </table:table-cell>
          <table:table-cell office:value-type="float" office:value="768351.95396803215" table:style-name="ce22">
            <text:p>768,352</text:p>
          </table:table-cell>
          <table:table-cell office:value-type="float" office:value="725116.53550685651" table:style-name="ce22">
            <text:p>725,117</text:p>
          </table:table-cell>
          <table:table-cell office:value-type="float" office:value="693300.17601033289" table:style-name="ce22">
            <text:p>693,300</text:p>
          </table:table-cell>
          <table:table-cell office:value-type="float" office:value="670684.06555037189" table:style-name="ce22">
            <text:p>670,684</text:p>
          </table:table-cell>
          <table:table-cell office:value-type="float" office:value="652574.18680120644" table:style-name="ce22">
            <text:p>652,574</text:p>
          </table:table-cell>
          <table:table-cell office:value-type="float" office:value="637544.42403305578" table:style-name="ce22">
            <text:p>637,544</text:p>
          </table:table-cell>
          <table:table-cell office:value-type="float" office:value="629699.40310696431" table:style-name="ce22">
            <text:p>629,699</text:p>
          </table:table-cell>
          <table:table-cell office:value-type="float" office:value="616567.85984739324" table:style-name="ce22">
            <text:p>616,568</text:p>
          </table:table-cell>
          <table:table-cell office:value-type="float" office:value="595776.28024614672" table:style-name="ce22">
            <text:p>595,776</text:p>
          </table:table-cell>
          <table:table-cell office:value-type="float" office:value="583070.42841568938" table:style-name="ce22">
            <text:p>583,070</text:p>
          </table:table-cell>
          <table:table-cell office:value-type="float" office:value="540384.52131933987" table:style-name="ce22">
            <text:p>540,385</text:p>
          </table:table-cell>
          <table:table-cell office:value-type="float" office:value="531024.17222822481" table:style-name="ce22">
            <text:p>531,024</text:p>
          </table:table-cell>
          <table:table-cell office:value-type="float" office:value="511154.31483750191" table:style-name="ce22">
            <text:p>511,154</text:p>
          </table:table-cell>
          <table:table-cell office:value-type="float" office:value="495788.05682367168" table:style-name="ce22">
            <text:p>495,788</text:p>
          </table:table-cell>
          <table:table-cell office:value-type="float" office:value="461050.20614569628" table:style-name="ce22">
            <text:p>461,050</text:p>
          </table:table-cell>
          <table:table-cell office:value-type="float" office:value="442596.30391427892" table:style-name="ce22">
            <text:p>442,596</text:p>
          </table:table-cell>
          <table:table-cell office:value-type="float" office:value="431858.78154120833" table:style-name="ce22">
            <text:p>431,859</text:p>
          </table:table-cell>
          <table:table-cell office:value-type="float" office:value="420959.07019518933" table:style-name="ce22">
            <text:p>420,959</text:p>
          </table:table-cell>
          <table:table-cell office:value-type="float" office:value="413713.49039145606" table:style-name="ce22">
            <text:p>413,713</text:p>
          </table:table-cell>
          <table:table-cell office:value-type="float" office:value="388580.85087451112" table:style-name="ce22">
            <text:p>388,581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Pb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40.286999999999885" table:style-name="ce21">
            <text:p>40</text:p>
          </table:table-cell>
          <table:table-cell office:value-type="float" office:value="39.440999999999903" table:style-name="ce21">
            <text:p>39</text:p>
          </table:table-cell>
          <table:table-cell office:value-type="float" office:value="40.557999999999943" table:style-name="ce21">
            <text:p>41</text:p>
          </table:table-cell>
          <table:table-cell office:value-type="float" office:value="37.044999999999987" table:style-name="ce21">
            <text:p>37</text:p>
          </table:table-cell>
          <table:table-cell office:value-type="float" office:value="34.108000000000082" table:style-name="ce21">
            <text:p>34</text:p>
          </table:table-cell>
          <table:table-cell office:value-type="float" office:value="37.520000000000039" table:style-name="ce21">
            <text:p>38</text:p>
          </table:table-cell>
          <table:table-cell office:value-type="float" office:value="34.680000000000049" table:style-name="ce21">
            <text:p>35</text:p>
          </table:table-cell>
          <table:table-cell office:value-type="float" office:value="29.150000000000073" table:style-name="ce21">
            <text:p>29</text:p>
          </table:table-cell>
          <table:table-cell office:value-type="float" office:value="36.950000000000003" table:style-name="ce21">
            <text:p>37</text:p>
          </table:table-cell>
          <table:table-cell office:value-type="float" office:value="26.903000000000034" table:style-name="ce21">
            <text:p>27</text:p>
          </table:table-cell>
          <table:table-cell office:value-type="float" office:value="24.15600000000012" table:style-name="ce21">
            <text:p>24</text:p>
          </table:table-cell>
          <table:table-cell office:value-type="float" office:value="17.783000000000023" table:style-name="ce21">
            <text:p>18</text:p>
          </table:table-cell>
          <table:table-cell office:value-type="float" office:value="15.178999999999933" table:style-name="ce21">
            <text:p>15</text:p>
          </table:table-cell>
          <table:table-cell office:value-type="float" office:value="14.948999999999952" table:style-name="ce21">
            <text:p>15</text:p>
          </table:table-cell>
          <table:table-cell office:value-type="float" office:value="14.39499999999995" table:style-name="ce21">
            <text:p>14</text:p>
          </table:table-cell>
          <table:table-cell office:value-type="float" office:value="14.377738330204934" table:style-name="ce21">
            <text:p>14</text:p>
          </table:table-cell>
          <table:table-cell office:value-type="float" office:value="14.307116538513773" table:style-name="ce21">
            <text:p>14</text:p>
          </table:table-cell>
          <table:table-cell office:value-type="float" office:value="13.967771325014439" table:style-name="ce21">
            <text:p>14</text:p>
          </table:table-cell>
          <table:table-cell office:value-type="float" office:value="13.736504942275126" table:style-name="ce21">
            <text:p>14</text:p>
          </table:table-cell>
          <table:table-cell office:value-type="float" office:value="13.703637599627452" table:style-name="ce21">
            <text:p>14</text:p>
          </table:table-cell>
          <table:table-cell office:value-type="float" office:value="13.623683053854084" table:style-name="ce21">
            <text:p>14</text:p>
          </table:table-cell>
          <table:table-cell office:value-type="float" office:value="13.624231252896184" table:style-name="ce21">
            <text:p>14</text:p>
          </table:table-cell>
          <table:table-cell office:value-type="float" office:value="14.205435648629249" table:style-name="ce21">
            <text:p>14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9.460814944591597" table:style-name="ce21">
            <text:p>19</text:p>
          </table:table-cell>
          <table:table-cell office:value-type="float" office:value="19.597586976102939" table:style-name="ce21">
            <text:p>20</text:p>
          </table:table-cell>
          <table:table-cell office:value-type="float" office:value="19.496041228067931" table:style-name="ce21">
            <text:p>19</text:p>
          </table:table-cell>
          <table:table-cell office:value-type="float" office:value="19.449712135643598" table:style-name="ce21">
            <text:p>19</text:p>
          </table:table-cell>
          <table:table-cell office:value-type="float" office:value="19.031474762259322" table:style-name="ce21">
            <text:p>19</text:p>
          </table:table-cell>
          <table:table-cell office:value-type="float" office:value="18.929538023536811" table:style-name="ce21">
            <text:p>19</text:p>
          </table:table-cell>
          <table:table-cell office:value-type="float" office:value="18.616244385777055" table:style-name="ce21">
            <text:p>19</text:p>
          </table:table-cell>
          <table:table-cell office:value-type="float" office:value="18.631032594486825" table:style-name="ce21">
            <text:p>19</text:p>
          </table:table-cell>
          <table:table-cell office:value-type="float" office:value="18.765417000000003" table:style-name="ce21">
            <text:p>19</text:p>
          </table:table-cell>
          <table:table-cell office:value-type="float" office:value="18.382184999999996" table:style-name="ce21">
            <text:p>18</text:p>
          </table:table-cell>
          <table:table-cell office:value-type="float" office:value="17.971464999999988" table:style-name="ce21">
            <text:p>18</text:p>
          </table:table-cell>
          <table:table-cell office:value-type="float" office:value="18.105054000000006" table:style-name="ce21">
            <text:p>18</text:p>
          </table:table-cell>
          <table:table-cell office:value-type="float" office:value="18.341975000000001" table:style-name="ce21">
            <text:p>18</text:p>
          </table:table-cell>
          <table:table-cell office:value-type="float" office:value="16.909454000000004" table:style-name="ce21">
            <text:p>17</text:p>
          </table:table-cell>
          <table:table-cell office:value-type="float" office:value="17.374057000000004" table:style-name="ce21">
            <text:p>17</text:p>
          </table:table-cell>
          <table:table-cell office:value-type="float" office:value="16.574975999999996" table:style-name="ce21">
            <text:p>17</text:p>
          </table:table-cell>
          <table:table-cell office:value-type="float" office:value="15.803720000000007" table:style-name="ce21">
            <text:p>16</text:p>
          </table:table-cell>
          <table:table-cell office:value-type="float" office:value="14.935777999999992" table:style-name="ce21">
            <text:p>15</text:p>
          </table:table-cell>
          <table:table-cell office:value-type="float" office:value="14.326353000000003" table:style-name="ce21">
            <text:p>14</text:p>
          </table:table-cell>
          <table:table-cell office:value-type="float" office:value="13.730486000000008" table:style-name="ce21">
            <text:p>14</text:p>
          </table:table-cell>
          <table:table-cell office:value-type="float" office:value="13.112601999999992" table:style-name="ce21">
            <text:p>13</text:p>
          </table:table-cell>
          <table:table-cell office:value-type="float" office:value="12.55199799999999" table:style-name="ce21">
            <text:p>13</text:p>
          </table:table-cell>
          <table:table-cell office:value-type="float" office:value="12.007496999999994" table:style-name="ce21">
            <text:p>12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59.747814944591482" table:style-name="ce22">
            <text:p>60</text:p>
          </table:table-cell>
          <table:table-cell office:value-type="float" office:value="59.038586976102842" table:style-name="ce22">
            <text:p>59</text:p>
          </table:table-cell>
          <table:table-cell office:value-type="float" office:value="60.054041228067874" table:style-name="ce22">
            <text:p>60</text:p>
          </table:table-cell>
          <table:table-cell office:value-type="float" office:value="56.494712135643582" table:style-name="ce22">
            <text:p>56</text:p>
          </table:table-cell>
          <table:table-cell office:value-type="float" office:value="53.139474762259404" table:style-name="ce22">
            <text:p>53</text:p>
          </table:table-cell>
          <table:table-cell office:value-type="float" office:value="56.449538023536846" table:style-name="ce22">
            <text:p>56</text:p>
          </table:table-cell>
          <table:table-cell office:value-type="float" office:value="53.296244385777101" table:style-name="ce22">
            <text:p>53</text:p>
          </table:table-cell>
          <table:table-cell office:value-type="float" office:value="47.781032594486902" table:style-name="ce22">
            <text:p>48</text:p>
          </table:table-cell>
          <table:table-cell office:value-type="float" office:value="55.715417000000002" table:style-name="ce22">
            <text:p>56</text:p>
          </table:table-cell>
          <table:table-cell office:value-type="float" office:value="45.285185000000027" table:style-name="ce22">
            <text:p>45</text:p>
          </table:table-cell>
          <table:table-cell office:value-type="float" office:value="42.127465000000107" table:style-name="ce22">
            <text:p>42</text:p>
          </table:table-cell>
          <table:table-cell office:value-type="float" office:value="35.888054000000025" table:style-name="ce22">
            <text:p>36</text:p>
          </table:table-cell>
          <table:table-cell office:value-type="float" office:value="33.520974999999936" table:style-name="ce22">
            <text:p>34</text:p>
          </table:table-cell>
          <table:table-cell office:value-type="float" office:value="31.858453999999956" table:style-name="ce22">
            <text:p>32</text:p>
          </table:table-cell>
          <table:table-cell office:value-type="float" office:value="31.769056999999954" table:style-name="ce22">
            <text:p>32</text:p>
          </table:table-cell>
          <table:table-cell office:value-type="float" office:value="30.95271433020493" table:style-name="ce22">
            <text:p>31</text:p>
          </table:table-cell>
          <table:table-cell office:value-type="float" office:value="30.11083653851378" table:style-name="ce22">
            <text:p>30</text:p>
          </table:table-cell>
          <table:table-cell office:value-type="float" office:value="28.903549325014431" table:style-name="ce22">
            <text:p>29</text:p>
          </table:table-cell>
          <table:table-cell office:value-type="float" office:value="28.06285794227513" table:style-name="ce22">
            <text:p>28</text:p>
          </table:table-cell>
          <table:table-cell office:value-type="float" office:value="27.434123599627462" table:style-name="ce22">
            <text:p>27</text:p>
          </table:table-cell>
          <table:table-cell office:value-type="float" office:value="26.736285053854075" table:style-name="ce22">
            <text:p>27</text:p>
          </table:table-cell>
          <table:table-cell office:value-type="float" office:value="26.176229252896174" table:style-name="ce22">
            <text:p>26</text:p>
          </table:table-cell>
          <table:table-cell office:value-type="float" office:value="26.212932648629241" table:style-name="ce22">
            <text:p>26</text:p>
          </table:table-cell>
          <table:table-cell table:number-columns-repeated="16359" table:style-name="ce5"/>
        </table:table-row>
        <table:table-row table:style-name="ro2">
          <table:table-cell office:value-type="string" table:style-name="ce12">
            <text:p>NH<text:span text:style-name="T6">3</text:span></text:p>
          </table:table-cell>
          <table:table-cell office:value-type="string" table:style-name="ce10">
            <text:p><text:span text:style-name="T5">點源</text:span>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59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453.6200173891334" table:style-name="ce21">
            <text:p>1,454</text:p>
          </table:table-cell>
          <table:table-cell office:value-type="float" office:value="1450.5052579637627" table:style-name="ce21">
            <text:p>1,451</text:p>
          </table:table-cell>
          <table:table-cell office:value-type="float" office:value="1447.4162480971629" table:style-name="ce21">
            <text:p>1,447</text:p>
          </table:table-cell>
          <table:table-cell office:value-type="float" office:value="1444.4141830361962" table:style-name="ce21">
            <text:p>1,444</text:p>
          </table:table-cell>
          <table:table-cell office:value-type="float" office:value="1443.526963479105" table:style-name="ce21">
            <text:p>1,444</text:p>
          </table:table-cell>
          <table:table-cell office:value-type="float" office:value="1443.0997567723341" table:style-name="ce21">
            <text:p>1,443</text:p>
          </table:table-cell>
          <table:table-cell office:value-type="float" office:value="1441.7542086096621" table:style-name="ce21">
            <text:p>1,442</text:p>
          </table:table-cell>
          <table:table-cell office:value-type="float" office:value="1439.682391786775" table:style-name="ce21">
            <text:p>1,440</text:p>
          </table:table-cell>
          <table:table-cell office:value-type="float" office:value="1298.6790309999994" table:style-name="ce21">
            <text:p>1,299</text:p>
          </table:table-cell>
          <table:table-cell office:value-type="float" office:value="1305.7880452371348" table:style-name="ce21">
            <text:p>1,306</text:p>
          </table:table-cell>
          <table:table-cell office:value-type="float" office:value="1312.897656729037" table:style-name="ce21">
            <text:p>1,313</text:p>
          </table:table-cell>
          <table:table-cell office:value-type="float" office:value="1203.2511128429996" table:style-name="ce21">
            <text:p>1,203</text:p>
          </table:table-cell>
          <table:table-cell office:value-type="float" office:value="1215.4684929330006" table:style-name="ce21">
            <text:p>1,215</text:p>
          </table:table-cell>
          <table:table-cell office:value-type="float" office:value="1153.5873407939998" table:style-name="ce21">
            <text:p>1,154</text:p>
          </table:table-cell>
          <table:table-cell office:value-type="float" office:value="1108.8969166051263" table:style-name="ce21">
            <text:p>1,109</text:p>
          </table:table-cell>
          <table:table-cell office:value-type="float" office:value="1073.0284275221247" table:style-name="ce21">
            <text:p>1,073</text:p>
          </table:table-cell>
          <table:table-cell office:value-type="float" office:value="1038.3305099559489" table:style-name="ce21">
            <text:p>1,038</text:p>
          </table:table-cell>
          <table:table-cell office:value-type="float" office:value="996.56923681847923" table:style-name="ce21">
            <text:p>997</text:p>
          </table:table-cell>
          <table:table-cell office:value-type="float" office:value="966.7423486339452" table:style-name="ce21">
            <text:p>967</text:p>
          </table:table-cell>
          <table:table-cell office:value-type="float" office:value="936.963553697777" table:style-name="ce21">
            <text:p>937</text:p>
          </table:table-cell>
          <table:table-cell office:value-type="float" office:value="907.38892821221793" table:style-name="ce21">
            <text:p>907</text:p>
          </table:table-cell>
          <table:table-cell office:value-type="float" office:value="878.0157499179262" table:style-name="ce21">
            <text:p>878</text:p>
          </table:table-cell>
          <table:table-cell office:value-type="float" office:value="848.85490785226841" table:style-name="ce21">
            <text:p>849</text:p>
          </table:table-cell>
          <table:table-cell table:number-columns-repeated="16359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188677.54662392251" table:style-name="ce21">
            <text:p>188,678</text:p>
          </table:table-cell>
          <table:table-cell office:value-type="float" office:value="188180.0174860837" table:style-name="ce21">
            <text:p>188,180</text:p>
          </table:table-cell>
          <table:table-cell office:value-type="float" office:value="187685.48668079363" table:style-name="ce21">
            <text:p>187,685</text:p>
          </table:table-cell>
          <table:table-cell office:value-type="float" office:value="187201.74839568403" table:style-name="ce21">
            <text:p>187,202</text:p>
          </table:table-cell>
          <table:table-cell office:value-type="float" office:value="187085.59022520506" table:style-name="ce21">
            <text:p>187,086</text:p>
          </table:table-cell>
          <table:table-cell office:value-type="float" office:value="187037.75969218242" table:style-name="ce21">
            <text:p>187,038</text:p>
          </table:table-cell>
          <table:table-cell office:value-type="float" office:value="186939.67429548889" table:style-name="ce21">
            <text:p>186,940</text:p>
          </table:table-cell>
          <table:table-cell office:value-type="float" office:value="186671.03990568966" table:style-name="ce21">
            <text:p>186,671</text:p>
          </table:table-cell>
          <table:table-cell office:value-type="float" office:value="173391.02300336794" table:style-name="ce21">
            <text:p>173,391</text:p>
          </table:table-cell>
          <table:table-cell office:value-type="float" office:value="171116.56019630644" table:style-name="ce21">
            <text:p>171,117</text:p>
          </table:table-cell>
          <table:table-cell office:value-type="float" office:value="168962.64237619098" table:style-name="ce21">
            <text:p>168,963</text:p>
          </table:table-cell>
          <table:table-cell office:value-type="float" office:value="161044.31271841441" table:style-name="ce21">
            <text:p>161,044</text:p>
          </table:table-cell>
          <table:table-cell office:value-type="float" office:value="160104.30664140801" table:style-name="ce21">
            <text:p>160,104</text:p>
          </table:table-cell>
          <table:table-cell office:value-type="float" office:value="153790.05782582291" table:style-name="ce21">
            <text:p>153,790</text:p>
          </table:table-cell>
          <table:table-cell office:value-type="float" office:value="151354.85295962717" table:style-name="ce21">
            <text:p>151,355</text:p>
          </table:table-cell>
          <table:table-cell office:value-type="float" office:value="150530.42480411218" table:style-name="ce21">
            <text:p>150,530</text:p>
          </table:table-cell>
          <table:table-cell office:value-type="float" office:value="148666.41715760704" table:style-name="ce21">
            <text:p>148,666</text:p>
          </table:table-cell>
          <table:table-cell office:value-type="float" office:value="146421.61924502187" table:style-name="ce21">
            <text:p>146,422</text:p>
          </table:table-cell>
          <table:table-cell office:value-type="float" office:value="143520.93739019899" table:style-name="ce21">
            <text:p>143,521</text:p>
          </table:table-cell>
          <table:table-cell office:value-type="float" office:value="142353.6903186022" table:style-name="ce21">
            <text:p>142,354</text:p>
          </table:table-cell>
          <table:table-cell office:value-type="float" office:value="141099.6720597618" table:style-name="ce21">
            <text:p>141,100</text:p>
          </table:table-cell>
          <table:table-cell office:value-type="float" office:value="139956.97997574569" table:style-name="ce21">
            <text:p>139,957</text:p>
          </table:table-cell>
          <table:table-cell office:value-type="float" office:value="139294.78832147099" table:style-name="ce21">
            <text:p>139,295</text:p>
          </table:table-cell>
          <table:table-cell table:number-columns-repeated="16359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456.55812695651451" table:style-name="ce21">
            <text:p>457</text:p>
          </table:table-cell>
          <table:table-cell office:value-type="float" office:value="455.31336026587144" table:style-name="ce21">
            <text:p>455</text:p>
          </table:table-cell>
          <table:table-cell office:value-type="float" office:value="454.06508792494583" table:style-name="ce21">
            <text:p>454</text:p>
          </table:table-cell>
          <table:table-cell office:value-type="float" office:value="452.84343679310695" table:style-name="ce21">
            <text:p>453</text:p>
          </table:table-cell>
          <table:table-cell office:value-type="float" office:value="451.87011060880434" table:style-name="ce21">
            <text:p>452</text:p>
          </table:table-cell>
          <table:table-cell office:value-type="float" office:value="450.94839906284346" table:style-name="ce21">
            <text:p>451</text:p>
          </table:table-cell>
          <table:table-cell office:value-type="float" office:value="451.04792712082025" table:style-name="ce21">
            <text:p>451</text:p>
          </table:table-cell>
          <table:table-cell office:value-type="float" office:value="450.39976623614479" table:style-name="ce21">
            <text:p>450</text:p>
          </table:table-cell>
          <table:table-cell office:value-type="float" office:value="407.61002863207369" table:style-name="ce21">
            <text:p>408</text:p>
          </table:table-cell>
          <table:table-cell office:value-type="float" office:value="410.54578273990955" table:style-name="ce21">
            <text:p>411</text:p>
          </table:table-cell>
          <table:table-cell office:value-type="float" office:value="405.14522650473032" table:style-name="ce21">
            <text:p>405</text:p>
          </table:table-cell>
          <table:table-cell office:value-type="float" office:value="434.25607810402568" table:style-name="ce21">
            <text:p>434</text:p>
          </table:table-cell>
          <table:table-cell office:value-type="float" office:value="292.42810919942679" table:style-name="ce21">
            <text:p>292</text:p>
          </table:table-cell>
          <table:table-cell office:value-type="float" office:value="288.15846228792884" table:style-name="ce21">
            <text:p>288</text:p>
          </table:table-cell>
          <table:table-cell office:value-type="float" office:value="294.7725405466997" table:style-name="ce21">
            <text:p>295</text:p>
          </table:table-cell>
          <table:table-cell office:value-type="float" office:value="301.08985449741061" table:style-name="ce21">
            <text:p>301</text:p>
          </table:table-cell>
          <table:table-cell office:value-type="float" office:value="307.47904458323029" table:style-name="ce21">
            <text:p>307</text:p>
          </table:table-cell>
          <table:table-cell office:value-type="float" office:value="313.82996500307331" table:style-name="ce21">
            <text:p>314</text:p>
          </table:table-cell>
          <table:table-cell office:value-type="float" office:value="318.0991556343202" table:style-name="ce21">
            <text:p>318</text:p>
          </table:table-cell>
          <table:table-cell office:value-type="float" office:value="322.18871154390382" table:style-name="ce21">
            <text:p>322</text:p>
          </table:table-cell>
          <table:table-cell office:value-type="float" office:value="326.13456652121636" table:style-name="ce21">
            <text:p>326</text:p>
          </table:table-cell>
          <table:table-cell office:value-type="float" office:value="329.93671200993344" table:style-name="ce21">
            <text:p>330</text:p>
          </table:table-cell>
          <table:table-cell office:value-type="float" office:value="333.59514801005497" table:style-name="ce21">
            <text:p>334</text:p>
          </table:table-cell>
          <table:table-cell table:number-columns-repeated="16359"/>
        </table:table-row>
        <table:table-row table:style-name="ro3">
          <table:table-cell table:style-name="ce18"/>
          <table:table-cell office:value-type="string" table:style-name="ce16">
            <text:p><text:span text:style-name="T5">總計</text:span></text:p>
          </table:table-cell>
          <table:table-cell office:value-type="float" office:value="190587.72476826815" table:style-name="ce22">
            <text:p>190,588</text:p>
          </table:table-cell>
          <table:table-cell office:value-type="float" office:value="190085.83610431332" table:style-name="ce22">
            <text:p>190,086</text:p>
          </table:table-cell>
          <table:table-cell office:value-type="float" office:value="189586.96801681575" table:style-name="ce22">
            <text:p>189,587</text:p>
          </table:table-cell>
          <table:table-cell office:value-type="float" office:value="189099.00601551333" table:style-name="ce22">
            <text:p>189,099</text:p>
          </table:table-cell>
          <table:table-cell office:value-type="float" office:value="188980.98729929299" table:style-name="ce22">
            <text:p>188,981</text:p>
          </table:table-cell>
          <table:table-cell office:value-type="float" office:value="188931.8078480176" table:style-name="ce22">
            <text:p>188,932</text:p>
          </table:table-cell>
          <table:table-cell office:value-type="float" office:value="188832.47643121937" table:style-name="ce22">
            <text:p>188,832</text:p>
          </table:table-cell>
          <table:table-cell office:value-type="float" office:value="188561.12206371257" table:style-name="ce22">
            <text:p>188,561</text:p>
          </table:table-cell>
          <table:table-cell office:value-type="float" office:value="175097.31206300002" table:style-name="ce22">
            <text:p>175,097</text:p>
          </table:table-cell>
          <table:table-cell office:value-type="float" office:value="172832.89402428348" table:style-name="ce22">
            <text:p>172,833</text:p>
          </table:table-cell>
          <table:table-cell office:value-type="float" office:value="170680.68525942476" table:style-name="ce22">
            <text:p>170,681</text:p>
          </table:table-cell>
          <table:table-cell office:value-type="float" office:value="162681.81990936142" table:style-name="ce22">
            <text:p>162,682</text:p>
          </table:table-cell>
          <table:table-cell office:value-type="float" office:value="161612.20324354043" table:style-name="ce22">
            <text:p>161,612</text:p>
          </table:table-cell>
          <table:table-cell office:value-type="float" office:value="155231.80362890483" table:style-name="ce22">
            <text:p>155,232</text:p>
          </table:table-cell>
          <table:table-cell office:value-type="float" office:value="152758.52241677899" table:style-name="ce22">
            <text:p>152,759</text:p>
          </table:table-cell>
          <table:table-cell office:value-type="float" office:value="151904.54308613171" table:style-name="ce22">
            <text:p>151,905</text:p>
          </table:table-cell>
          <table:table-cell office:value-type="float" office:value="150012.22671214619" table:style-name="ce22">
            <text:p>150,012</text:p>
          </table:table-cell>
          <table:table-cell office:value-type="float" office:value="147732.0184468434" table:style-name="ce22">
            <text:p>147,732</text:p>
          </table:table-cell>
          <table:table-cell office:value-type="float" office:value="144805.77889446725" table:style-name="ce22">
            <text:p>144,806</text:p>
          </table:table-cell>
          <table:table-cell office:value-type="float" office:value="143612.84258384389" table:style-name="ce22">
            <text:p>143,613</text:p>
          </table:table-cell>
          <table:table-cell office:value-type="float" office:value="142333.19555449524" table:style-name="ce22">
            <text:p>142,333</text:p>
          </table:table-cell>
          <table:table-cell office:value-type="float" office:value="141164.93243767353" table:style-name="ce22">
            <text:p>141,165</text:p>
          </table:table-cell>
          <table:table-cell office:value-type="float" office:value="140477.23837733333" table:style-name="ce22">
            <text:p>140,477</text:p>
          </table:table-cell>
          <table:table-cell table:number-columns-repeated="16359"/>
        </table:table-row>
        <table:table-row table:style-name="ro4">
          <table:table-cell office:value-type="string" table:style-name="ce24">
            <text:p><text:span text:style-name="T5">註：面源</text:span><text:span text:style-name="T7">*</text:span><text:span text:style-name="T5">不含非公路運輸</text:span></text:p>
          </table:table-cell>
          <table:table-cell table:style-name="ce5"/>
          <table:table-cell table:number-columns-repeated="14" table:style-name="ce19"/>
          <table:table-cell table:number-columns-repeated="7" table:style-name="ce4"/>
          <table:table-cell table:number-columns-repeated="16361" table:style-name="ce5"/>
        </table:table-row>
        <table:table-row table:number-rows-repeated="1048522" table:style-name="ro3">
          <table:table-cell table:number-columns-repeated="16384"/>
        </table:table-row>
      </table:table>
      <table:table table:name="TEDS12_0_97~119年全國(不含金馬)排放量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4" table:default-cell-style-name="ce19"/>
        <table:table-column table:style-name="co1" table:number-columns-repeated="7" table:default-cell-style-name="ce4"/>
        <table:table-column table:style-name="co1" table:number-columns-repeated="16361" table:default-cell-style-name="ce5"/>
        <table:table-row table:style-name="ro1">
          <table:table-cell office:value-type="string" table:style-name="ce1">
            <text:p>97~119<text:span text:style-name="T1">年全國（不含金馬）排放量回溯與預估</text:span></text:p>
          </table:table-cell>
          <table:table-cell table:style-name="ce2"/>
          <table:table-cell table:number-columns-repeated="14" table:style-name="ce3"/>
          <table:table-cell table:number-columns-repeated="7" table:style-name="ce4"/>
          <table:table-cell table:number-columns-repeated="16361" table:style-name="ce5"/>
        </table:table-row>
        <table:table-row table:style-name="ro2">
          <table:table-cell office:value-type="string" table:style-name="ce6">
            <text:p><text:span text:style-name="T3">公噸</text:span><text:span text:style-name="T4">/</text:span><text:span text:style-name="T3">年</text:span></text:p>
          </table:table-cell>
          <table:table-cell table:style-name="ce7"/>
          <table:table-cell table:number-columns-repeated="14" table:style-name="ce8"/>
          <table:table-cell table:number-columns-repeated="7" table:style-name="ce4"/>
          <table:table-cell table:number-columns-repeated="16361" table:style-name="ce5"/>
        </table:table-row>
        <table:table-row table:style-name="ro2">
          <table:table-cell office:value-type="string" table:style-name="ce9">
            <text:p>[TEDS12.0<text:span text:style-name="T5">版</text:span>]<text:span text:style-name="T5">推估值</text:span></text:p>
          </table:table-cell>
          <table:table-cell table:style-name="ce10"/>
          <table:table-cell office:value-type="float" office:value="97" table:style-name="ce11">
            <text:p>97<text:s/></text:p>
          </table:table-cell>
          <table:table-cell office:value-type="float" office:value="98" table:style-name="ce11">
            <text:p>98<text:s/></text:p>
          </table:table-cell>
          <table:table-cell office:value-type="float" office:value="99" table:style-name="ce11">
            <text:p>99<text:s/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1" table:style-name="ce11">
            <text:p>101<text:s/></text:p>
          </table:table-cell>
          <table:table-cell office:value-type="float" office:value="102" table:style-name="ce11">
            <text:p>102<text:s/></text:p>
          </table:table-cell>
          <table:table-cell office:value-type="float" office:value="103" table:style-name="ce11">
            <text:p>103<text:s/></text:p>
          </table:table-cell>
          <table:table-cell office:value-type="float" office:value="104" table:style-name="ce11">
            <text:p>104<text:s/></text:p>
          </table:table-cell>
          <table:table-cell office:value-type="float" office:value="105" table:style-name="ce11">
            <text:p>105<text:s/></text:p>
          </table:table-cell>
          <table:table-cell office:value-type="float" office:value="106" table:style-name="ce11">
            <text:p>106<text:s/></text:p>
          </table:table-cell>
          <table:table-cell office:value-type="float" office:value="107" table:style-name="ce11">
            <text:p>107<text:s/></text:p>
          </table:table-cell>
          <table:table-cell office:value-type="float" office:value="108" table:style-name="ce11">
            <text:p>108<text:s/></text:p>
          </table:table-cell>
          <table:table-cell office:value-type="float" office:value="109" table:style-name="ce11">
            <text:p>109<text:s/></text:p>
          </table:table-cell>
          <table:table-cell office:value-type="float" office:value="110" table:style-name="ce11">
            <text:p>110<text:s/></text:p>
          </table:table-cell>
          <table:table-cell office:value-type="float" office:value="111" table:formula="of:=[.P3]+1" table:style-name="ce11">
            <text:p>111<text:s/></text:p>
          </table:table-cell>
          <table:table-cell office:value-type="float" office:value="112" table:formula="of:=[.Q3]+1" table:style-name="ce11">
            <text:p>112<text:s/></text:p>
          </table:table-cell>
          <table:table-cell office:value-type="float" office:value="113" table:formula="of:=[.R3]+1" table:style-name="ce11">
            <text:p>113<text:s/></text:p>
          </table:table-cell>
          <table:table-cell office:value-type="float" office:value="114" table:formula="of:=[.S3]+1" table:style-name="ce11">
            <text:p>114<text:s/></text:p>
          </table:table-cell>
          <table:table-cell office:value-type="float" office:value="115" table:formula="of:=[.T3]+1" table:style-name="ce11">
            <text:p>115<text:s/></text:p>
          </table:table-cell>
          <table:table-cell office:value-type="float" office:value="116" table:formula="of:=[.U3]+1" table:style-name="ce11">
            <text:p>116<text:s/></text:p>
          </table:table-cell>
          <table:table-cell office:value-type="float" office:value="117" table:formula="of:=[.V3]+1" table:style-name="ce11">
            <text:p>117<text:s/></text:p>
          </table:table-cell>
          <table:table-cell office:value-type="float" office:value="118" table:formula="of:=[.W3]+1" table:style-name="ce11">
            <text:p>118<text:s/></text:p>
          </table:table-cell>
          <table:table-cell office:value-type="float" office:value="119" table:formula="of:=[.X3]+1" table:style-name="ce11">
            <text:p>119<text:s/>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TSP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45651.435000000005" table:style-name="ce21">
            <text:p>45,651</text:p>
          </table:table-cell>
          <table:table-cell office:value-type="float" office:value="33575.347000000016" table:style-name="ce21">
            <text:p>33,575</text:p>
          </table:table-cell>
          <table:table-cell office:value-type="float" office:value="32759.038348000005" table:style-name="ce21">
            <text:p>32,759</text:p>
          </table:table-cell>
          <table:table-cell office:value-type="float" office:value="32377.875599999999" table:style-name="ce21">
            <text:p>32,378</text:p>
          </table:table-cell>
          <table:table-cell office:value-type="float" office:value="31399.612999999994" table:style-name="ce21">
            <text:p>31,400</text:p>
          </table:table-cell>
          <table:table-cell office:value-type="float" office:value="30936.829999999998" table:style-name="ce21">
            <text:p>30,937</text:p>
          </table:table-cell>
          <table:table-cell office:value-type="float" office:value="30114.018000000011" table:style-name="ce21">
            <text:p>30,114</text:p>
          </table:table-cell>
          <table:table-cell office:value-type="float" office:value="29279.497000000003" table:style-name="ce21">
            <text:p>29,279</text:p>
          </table:table-cell>
          <table:table-cell office:value-type="float" office:value="25115.108999999989" table:style-name="ce21">
            <text:p>25,115</text:p>
          </table:table-cell>
          <table:table-cell office:value-type="float" office:value="24981.507769999997" table:style-name="ce21">
            <text:p>24,982</text:p>
          </table:table-cell>
          <table:table-cell office:value-type="float" office:value="24853.021509999995" table:style-name="ce21">
            <text:p>24,853</text:p>
          </table:table-cell>
          <table:table-cell office:value-type="float" office:value="21009.091000000008" table:style-name="ce21">
            <text:p>21,009</text:p>
          </table:table-cell>
          <table:table-cell office:value-type="float" office:value="20126.059000000001" table:style-name="ce21">
            <text:p>20,126</text:p>
          </table:table-cell>
          <table:table-cell office:value-type="float" office:value="19283.089999999997" table:style-name="ce21">
            <text:p>19,283</text:p>
          </table:table-cell>
          <table:table-cell office:value-type="float" office:value="18362.171000000006" table:style-name="ce21">
            <text:p>18,362</text:p>
          </table:table-cell>
          <table:table-cell office:value-type="float" office:value="18313.656534401856" table:style-name="ce21">
            <text:p>18,314</text:p>
          </table:table-cell>
          <table:table-cell office:value-type="float" office:value="18309.419607432759" table:style-name="ce21">
            <text:p>18,309</text:p>
          </table:table-cell>
          <table:table-cell office:value-type="float" office:value="17972.723480369223" table:style-name="ce21">
            <text:p>17,973</text:p>
          </table:table-cell>
          <table:table-cell office:value-type="float" office:value="17822.789777573715" table:style-name="ce21">
            <text:p>17,823</text:p>
          </table:table-cell>
          <table:table-cell office:value-type="float" office:value="17763.228498867578" table:style-name="ce21">
            <text:p>17,763</text:p>
          </table:table-cell>
          <table:table-cell office:value-type="float" office:value="17620.904149034392" table:style-name="ce21">
            <text:p>17,621</text:p>
          </table:table-cell>
          <table:table-cell office:value-type="float" office:value="17625.257480836841" table:style-name="ce21">
            <text:p>17,625</text:p>
          </table:table-cell>
          <table:table-cell office:value-type="float" office:value="17372.090505941356" table:style-name="ce21">
            <text:p>17,372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6016.171815612577" table:style-name="ce21">
            <text:p>16,016</text:p>
          </table:table-cell>
          <table:table-cell office:value-type="float" office:value="15229.217706808546" table:style-name="ce21">
            <text:p>15,229</text:p>
          </table:table-cell>
          <table:table-cell office:value-type="float" office:value="15424.339062869689" table:style-name="ce21">
            <text:p>15,424</text:p>
          </table:table-cell>
          <table:table-cell office:value-type="float" office:value="15009.955478516469" table:style-name="ce21">
            <text:p>15,010</text:p>
          </table:table-cell>
          <table:table-cell office:value-type="float" office:value="14000.606969925915" table:style-name="ce21">
            <text:p>14,001</text:p>
          </table:table-cell>
          <table:table-cell office:value-type="float" office:value="13255.782884160684" table:style-name="ce21">
            <text:p>13,256</text:p>
          </table:table-cell>
          <table:table-cell office:value-type="float" office:value="12615.503257541648" table:style-name="ce21">
            <text:p>12,616</text:p>
          </table:table-cell>
          <table:table-cell office:value-type="float" office:value="12165.782774258785" table:style-name="ce21">
            <text:p>12,166</text:p>
          </table:table-cell>
          <table:table-cell office:value-type="float" office:value="11576.205185999999" table:style-name="ce21">
            <text:p>11,576</text:p>
          </table:table-cell>
          <table:table-cell office:value-type="float" office:value="10716.859925000002" table:style-name="ce21">
            <text:p>10,717</text:p>
          </table:table-cell>
          <table:table-cell office:value-type="float" office:value="9962.7973789999978" table:style-name="ce21">
            <text:p>9,963</text:p>
          </table:table-cell>
          <table:table-cell office:value-type="float" office:value="9268.3613130000012" table:style-name="ce21">
            <text:p>9,268</text:p>
          </table:table-cell>
          <table:table-cell office:value-type="float" office:value="8849.0087410000033" table:style-name="ce21">
            <text:p>8,849</text:p>
          </table:table-cell>
          <table:table-cell office:value-type="float" office:value="7987.1437919999998" table:style-name="ce21">
            <text:p>7,987</text:p>
          </table:table-cell>
          <table:table-cell office:value-type="float" office:value="7616.5958979999987" table:style-name="ce21">
            <text:p>7,617</text:p>
          </table:table-cell>
          <table:table-cell office:value-type="float" office:value="7035.3328839999986" table:style-name="ce21">
            <text:p>7,035</text:p>
          </table:table-cell>
          <table:table-cell office:value-type="float" office:value="6515.1245539999991" table:style-name="ce21">
            <text:p>6,515</text:p>
          </table:table-cell>
          <table:table-cell office:value-type="float" office:value="6021.2603599999993" table:style-name="ce21">
            <text:p>6,021</text:p>
          </table:table-cell>
          <table:table-cell office:value-type="float" office:value="5632.9100109999999" table:style-name="ce21">
            <text:p>5,633</text:p>
          </table:table-cell>
          <table:table-cell office:value-type="float" office:value="5279.6663559999988" table:style-name="ce21">
            <text:p>5,280</text:p>
          </table:table-cell>
          <table:table-cell office:value-type="float" office:value="4892.6105390000002" table:style-name="ce21">
            <text:p>4,893</text:p>
          </table:table-cell>
          <table:table-cell office:value-type="float" office:value="4604.7889489999998" table:style-name="ce21">
            <text:p>4,605</text:p>
          </table:table-cell>
          <table:table-cell office:value-type="float" office:value="4343.2379270000001" table:style-name="ce21">
            <text:p>4,343</text:p>
          </table:table-cell>
          <table:table-cell table:number-columns-repeated="16359" table:style-name="ce5"/>
        </table:table-row>
        <table:table-row table:style-name="ro4">
          <table:table-cell table:style-name="ce13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238554.06617967421" table:style-name="ce21">
            <text:p>238,554</text:p>
          </table:table-cell>
          <table:table-cell office:value-type="float" office:value="267096.4160597478" table:style-name="ce21">
            <text:p>267,096</text:p>
          </table:table-cell>
          <table:table-cell office:value-type="float" office:value="250213.87652618738" table:style-name="ce21">
            <text:p>250,214</text:p>
          </table:table-cell>
          <table:table-cell office:value-type="float" office:value="262678.32728817029" table:style-name="ce21">
            <text:p>262,678</text:p>
          </table:table-cell>
          <table:table-cell office:value-type="float" office:value="243177.78070774759" table:style-name="ce21">
            <text:p>243,178</text:p>
          </table:table-cell>
          <table:table-cell office:value-type="float" office:value="259871.00296209235" table:style-name="ce21">
            <text:p>259,871</text:p>
          </table:table-cell>
          <table:table-cell office:value-type="float" office:value="273950.65087004151" table:style-name="ce21">
            <text:p>273,951</text:p>
          </table:table-cell>
          <table:table-cell office:value-type="float" office:value="271719.07825938659" table:style-name="ce21">
            <text:p>271,719</text:p>
          </table:table-cell>
          <table:table-cell office:value-type="float" office:value="256858.80011922371" table:style-name="ce21">
            <text:p>256,859</text:p>
          </table:table-cell>
          <table:table-cell office:value-type="float" office:value="269257.15401480597" table:style-name="ce21">
            <text:p>269,257</text:p>
          </table:table-cell>
          <table:table-cell office:value-type="float" office:value="252200.57843660354" table:style-name="ce21">
            <text:p>252,201</text:p>
          </table:table-cell>
          <table:table-cell office:value-type="float" office:value="239120.84538738572" table:style-name="ce21">
            <text:p>239,121</text:p>
          </table:table-cell>
          <table:table-cell office:value-type="float" office:value="285730.71538883564" table:style-name="ce21">
            <text:p>285,731</text:p>
          </table:table-cell>
          <table:table-cell office:value-type="float" office:value="262718.83974217047" table:style-name="ce21">
            <text:p>262,719</text:p>
          </table:table-cell>
          <table:table-cell office:value-type="float" office:value="260938.45303372739" table:style-name="ce21">
            <text:p>260,938</text:p>
          </table:table-cell>
          <table:table-cell office:value-type="float" office:value="261817.48604403433" table:style-name="ce21">
            <text:p>261,817</text:p>
          </table:table-cell>
          <table:table-cell office:value-type="float" office:value="260401.79074900015" table:style-name="ce21">
            <text:p>260,402</text:p>
          </table:table-cell>
          <table:table-cell office:value-type="float" office:value="257738.47583896798" table:style-name="ce21">
            <text:p>257,738</text:p>
          </table:table-cell>
          <table:table-cell office:value-type="float" office:value="256359.70562600272" table:style-name="ce21">
            <text:p>256,360</text:p>
          </table:table-cell>
          <table:table-cell office:value-type="float" office:value="254771.98380754623" table:style-name="ce21">
            <text:p>254,772</text:p>
          </table:table-cell>
          <table:table-cell office:value-type="float" office:value="253700.37568333512" table:style-name="ce21">
            <text:p>253,700</text:p>
          </table:table-cell>
          <table:table-cell office:value-type="float" office:value="251585.80987221337" table:style-name="ce21">
            <text:p>251,586</text:p>
          </table:table-cell>
          <table:table-cell office:value-type="float" office:value="249968.50992417979" table:style-name="ce21">
            <text:p>249,969</text:p>
          </table:table-cell>
          <table:table-cell table:number-columns-repeated="3" table:style-name="ce14"/>
          <table:table-cell table:number-columns-repeated="16356"/>
        </table:table-row>
        <table:table-row table:style-name="ro3">
          <table:table-cell table:style-name="ce13"/>
          <table:table-cell office:value-type="string" table:style-name="ce20">
            <text:p>非公路運輸</text:p>
          </table:table-cell>
          <table:table-cell office:value-type="float" office:value="2831.6463392489213" table:style-name="ce21">
            <text:p>2,832</text:p>
          </table:table-cell>
          <table:table-cell office:value-type="float" office:value="2462.6514012244306" table:style-name="ce21">
            <text:p>2,463</text:p>
          </table:table-cell>
          <table:table-cell office:value-type="float" office:value="2133.8470595345584" table:style-name="ce21">
            <text:p>2,134</text:p>
          </table:table-cell>
          <table:table-cell office:value-type="float" office:value="2372.3169649062611" table:style-name="ce21">
            <text:p>2,372</text:p>
          </table:table-cell>
          <table:table-cell office:value-type="float" office:value="2558.8558871181904" table:style-name="ce21">
            <text:p>2,559</text:p>
          </table:table-cell>
          <table:table-cell office:value-type="float" office:value="2945.9944027919328" table:style-name="ce21">
            <text:p>2,946</text:p>
          </table:table-cell>
          <table:table-cell office:value-type="float" office:value="2961.6928221113681" table:style-name="ce21">
            <text:p>2,962</text:p>
          </table:table-cell>
          <table:table-cell office:value-type="float" office:value="2795.8788979142646" table:style-name="ce21">
            <text:p>2,796</text:p>
          </table:table-cell>
          <table:table-cell office:value-type="float" office:value="3523.9754752320769" table:style-name="ce21">
            <text:p>3,524</text:p>
          </table:table-cell>
          <table:table-cell office:value-type="float" office:value="3341.8277182914476" table:style-name="ce21">
            <text:p>3,342</text:p>
          </table:table-cell>
          <table:table-cell office:value-type="float" office:value="3321.3073316821315" table:style-name="ce21">
            <text:p>3,321</text:p>
          </table:table-cell>
          <table:table-cell office:value-type="float" office:value="2264.2368618895525" table:style-name="ce21">
            <text:p>2,264</text:p>
          </table:table-cell>
          <table:table-cell office:value-type="float" office:value="1897.204809675932" table:style-name="ce21">
            <text:p>1,897</text:p>
          </table:table-cell>
          <table:table-cell office:value-type="float" office:value="1971.0294034382412" table:style-name="ce21">
            <text:p>1,971</text:p>
          </table:table-cell>
          <table:table-cell office:value-type="float" office:value="1724.0262250870801" table:style-name="ce21">
            <text:p>1,724</text:p>
          </table:table-cell>
          <table:table-cell office:value-type="float" office:value="1744.9550850708249" table:style-name="ce21">
            <text:p>1,745</text:p>
          </table:table-cell>
          <table:table-cell office:value-type="float" office:value="1756.7208608186197" table:style-name="ce21">
            <text:p>1,757</text:p>
          </table:table-cell>
          <table:table-cell office:value-type="float" office:value="1766.3748650650391" table:style-name="ce21">
            <text:p>1,766</text:p>
          </table:table-cell>
          <table:table-cell office:value-type="float" office:value="1776.0033805799444" table:style-name="ce21">
            <text:p>1,776</text:p>
          </table:table-cell>
          <table:table-cell office:value-type="float" office:value="1774.3264447759198" table:style-name="ce21">
            <text:p>1,774</text:p>
          </table:table-cell>
          <table:table-cell office:value-type="float" office:value="1772.6415908024135" table:style-name="ce21">
            <text:p>1,773</text:p>
          </table:table-cell>
          <table:table-cell office:value-type="float" office:value="1770.9522387098316" table:style-name="ce21">
            <text:p>1,771</text:p>
          </table:table-cell>
          <table:table-cell office:value-type="float" office:value="1769.2584707720778" table:style-name="ce21">
            <text:p>1,769</text:p>
          </table:table-cell>
          <table:table-cell table:number-columns-repeated="3" table:style-name="ce14"/>
          <table:table-cell table:number-columns-repeated="16356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303053.31933453568" table:style-name="ce22">
            <text:p>303,053</text:p>
          </table:table-cell>
          <table:table-cell office:value-type="float" office:value="318363.63216778077" table:style-name="ce22">
            <text:p>318,364</text:p>
          </table:table-cell>
          <table:table-cell office:value-type="float" office:value="300531.10099659167" table:style-name="ce22">
            <text:p>300,531</text:p>
          </table:table-cell>
          <table:table-cell office:value-type="float" office:value="312438.47533159301" table:style-name="ce22">
            <text:p>312,438</text:p>
          </table:table-cell>
          <table:table-cell office:value-type="float" office:value="291136.8565647917" table:style-name="ce22">
            <text:p>291,137</text:p>
          </table:table-cell>
          <table:table-cell office:value-type="float" office:value="307009.61024904496" table:style-name="ce22">
            <text:p>307,010</text:p>
          </table:table-cell>
          <table:table-cell office:value-type="float" office:value="319641.86494969454" table:style-name="ce22">
            <text:p>319,642</text:p>
          </table:table-cell>
          <table:table-cell office:value-type="float" office:value="315960.23693155963" table:style-name="ce22">
            <text:p>315,960</text:p>
          </table:table-cell>
          <table:table-cell office:value-type="float" office:value="297074.08978045575" table:style-name="ce22">
            <text:p>297,074</text:p>
          </table:table-cell>
          <table:table-cell office:value-type="float" office:value="308297.34942809743" table:style-name="ce22">
            <text:p>308,297</text:p>
          </table:table-cell>
          <table:table-cell office:value-type="float" office:value="290337.70465728565" table:style-name="ce22">
            <text:p>290,338</text:p>
          </table:table-cell>
          <table:table-cell office:value-type="float" office:value="271662.53456227528" table:style-name="ce22">
            <text:p>271,663</text:p>
          </table:table-cell>
          <table:table-cell office:value-type="float" office:value="316602.98793951154" table:style-name="ce22">
            <text:p>316,603</text:p>
          </table:table-cell>
          <table:table-cell office:value-type="float" office:value="291960.10293760872" table:style-name="ce22">
            <text:p>291,960</text:p>
          </table:table-cell>
          <table:table-cell office:value-type="float" office:value="288641.24615681445" table:style-name="ce22">
            <text:p>288,641</text:p>
          </table:table-cell>
          <table:table-cell office:value-type="float" office:value="288911.43054750701" table:style-name="ce22">
            <text:p>288,911</text:p>
          </table:table-cell>
          <table:table-cell office:value-type="float" office:value="286983.05577125156" table:style-name="ce22">
            <text:p>286,983</text:p>
          </table:table-cell>
          <table:table-cell office:value-type="float" office:value="283498.83454440226" table:style-name="ce22">
            <text:p>283,499</text:p>
          </table:table-cell>
          <table:table-cell office:value-type="float" office:value="281591.40879515634" table:style-name="ce22">
            <text:p>281,591</text:p>
          </table:table-cell>
          <table:table-cell office:value-type="float" office:value="279589.20510718971" table:style-name="ce22">
            <text:p>279,589</text:p>
          </table:table-cell>
          <table:table-cell office:value-type="float" office:value="277986.5319621719" table:style-name="ce22">
            <text:p>277,987</text:p>
          </table:table-cell>
          <table:table-cell office:value-type="float" office:value="275586.80854076007" table:style-name="ce22">
            <text:p>275,587</text:p>
          </table:table-cell>
          <table:table-cell office:value-type="float" office:value="273453.09682789323" table:style-name="ce22">
            <text:p>273,453</text:p>
          </table:table-cell>
          <table:table-cell table:number-columns-repeated="3" table:style-name="ce14"/>
          <table:table-cell table:number-columns-repeated="16356"/>
        </table:table-row>
        <table:table-row table:style-name="ro2">
          <table:table-cell office:value-type="string" table:style-name="ce12">
            <text:p>PM<text:span text:style-name="T6">10</text:span>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28490.760426505021" table:style-name="ce21">
            <text:p>28,491</text:p>
          </table:table-cell>
          <table:table-cell office:value-type="float" office:value="21401.745005487643" table:style-name="ce21">
            <text:p>21,402</text:p>
          </table:table-cell>
          <table:table-cell office:value-type="float" office:value="21626.921200870045" table:style-name="ce21">
            <text:p>21,627</text:p>
          </table:table-cell>
          <table:table-cell office:value-type="float" office:value="21334.250305616773" table:style-name="ce21">
            <text:p>21,334</text:p>
          </table:table-cell>
          <table:table-cell office:value-type="float" office:value="20701.093452865323" table:style-name="ce21">
            <text:p>20,701</text:p>
          </table:table-cell>
          <table:table-cell office:value-type="float" office:value="20358.251034408138" table:style-name="ce21">
            <text:p>20,358</text:p>
          </table:table-cell>
          <table:table-cell office:value-type="float" office:value="19783.024044611968" table:style-name="ce21">
            <text:p>19,783</text:p>
          </table:table-cell>
          <table:table-cell office:value-type="float" office:value="18962.974039761797" table:style-name="ce21">
            <text:p>18,963</text:p>
          </table:table-cell>
          <table:table-cell office:value-type="float" office:value="16497.022635831359" table:style-name="ce21">
            <text:p>16,497</text:p>
          </table:table-cell>
          <table:table-cell office:value-type="float" office:value="16307.903868798754" table:style-name="ce21">
            <text:p>16,308</text:p>
          </table:table-cell>
          <table:table-cell office:value-type="float" office:value="15942.810360340713" table:style-name="ce21">
            <text:p>15,943</text:p>
          </table:table-cell>
          <table:table-cell office:value-type="float" office:value="13733.381994056999" table:style-name="ce21">
            <text:p>13,733</text:p>
          </table:table-cell>
          <table:table-cell office:value-type="float" office:value="12461.277546814777" table:style-name="ce21">
            <text:p>12,461</text:p>
          </table:table-cell>
          <table:table-cell office:value-type="float" office:value="11845.249605445972" table:style-name="ce21">
            <text:p>11,845</text:p>
          </table:table-cell>
          <table:table-cell office:value-type="float" office:value="11264.10491950076" table:style-name="ce21">
            <text:p>11,264</text:p>
          </table:table-cell>
          <table:table-cell office:value-type="float" office:value="11243.752953783162" table:style-name="ce21">
            <text:p>11,244</text:p>
          </table:table-cell>
          <table:table-cell office:value-type="float" office:value="11271.607403868822" table:style-name="ce21">
            <text:p>11,272</text:p>
          </table:table-cell>
          <table:table-cell office:value-type="float" office:value="11069.221833504052" table:style-name="ce21">
            <text:p>11,069</text:p>
          </table:table-cell>
          <table:table-cell office:value-type="float" office:value="11002.239887267893" table:style-name="ce21">
            <text:p>11,002</text:p>
          </table:table-cell>
          <table:table-cell office:value-type="float" office:value="10975.65122638601" table:style-name="ce21">
            <text:p>10,976</text:p>
          </table:table-cell>
          <table:table-cell office:value-type="float" office:value="10888.411413306852" table:style-name="ce21">
            <text:p>10,888</text:p>
          </table:table-cell>
          <table:table-cell office:value-type="float" office:value="10905.403464707912" table:style-name="ce21">
            <text:p>10,905</text:p>
          </table:table-cell>
          <table:table-cell office:value-type="float" office:value="10743.761899948277" table:style-name="ce21">
            <text:p>10,744</text:p>
          </table:table-cell>
          <table:table-cell table:number-columns-repeated="3" table:style-name="ce17"/>
          <table:table-cell table:number-columns-repeated="16356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5463.477805091734" table:style-name="ce21">
            <text:p>15,463</text:p>
          </table:table-cell>
          <table:table-cell office:value-type="float" office:value="14665.581158061972" table:style-name="ce21">
            <text:p>14,666</text:p>
          </table:table-cell>
          <table:table-cell office:value-type="float" office:value="14842.378925203435" table:style-name="ce21">
            <text:p>14,842</text:p>
          </table:table-cell>
          <table:table-cell office:value-type="float" office:value="14415.936565314625" table:style-name="ce21">
            <text:p>14,416</text:p>
          </table:table-cell>
          <table:table-cell office:value-type="float" office:value="13406.895584531794" table:style-name="ce21">
            <text:p>13,407</text:p>
          </table:table-cell>
          <table:table-cell office:value-type="float" office:value="12654.96643352001" table:style-name="ce21">
            <text:p>12,655</text:p>
          </table:table-cell>
          <table:table-cell office:value-type="float" office:value="12008.95265463119" table:style-name="ce21">
            <text:p>12,009</text:p>
          </table:table-cell>
          <table:table-cell office:value-type="float" office:value="11544.798826488954" table:style-name="ce21">
            <text:p>11,545</text:p>
          </table:table-cell>
          <table:table-cell office:value-type="float" office:value="10938.709208" table:style-name="ce21">
            <text:p>10,939</text:p>
          </table:table-cell>
          <table:table-cell office:value-type="float" office:value="10075.808796000003" table:style-name="ce21">
            <text:p>10,076</text:p>
          </table:table-cell>
          <table:table-cell office:value-type="float" office:value="9307.9176499999994" table:style-name="ce21">
            <text:p>9,308</text:p>
          </table:table-cell>
          <table:table-cell office:value-type="float" office:value="8595.653637999998" table:style-name="ce21">
            <text:p>8,596</text:p>
          </table:table-cell>
          <table:table-cell office:value-type="float" office:value="8162.3673490000001" table:style-name="ce21">
            <text:p>8,162</text:p>
          </table:table-cell>
          <table:table-cell office:value-type="float" office:value="7331.8630599999997" table:style-name="ce21">
            <text:p>7,332</text:p>
          </table:table-cell>
          <table:table-cell office:value-type="float" office:value="6941.0997489999991" table:style-name="ce21">
            <text:p>6,941</text:p>
          </table:table-cell>
          <table:table-cell office:value-type="float" office:value="6378.8233069999997" table:style-name="ce21">
            <text:p>6,379</text:p>
          </table:table-cell>
          <table:table-cell office:value-type="float" office:value="5876.8598450000009" table:style-name="ce21">
            <text:p>5,877</text:p>
          </table:table-cell>
          <table:table-cell office:value-type="float" office:value="5404.4383010000001" table:style-name="ce21">
            <text:p>5,404</text:p>
          </table:table-cell>
          <table:table-cell office:value-type="float" office:value="5028.788693999998" table:style-name="ce21">
            <text:p>5,029</text:p>
          </table:table-cell>
          <table:table-cell office:value-type="float" office:value="4688.3579200000004" table:style-name="ce21">
            <text:p>4,688</text:p>
          </table:table-cell>
          <table:table-cell office:value-type="float" office:value="4315.0992890000007" table:style-name="ce21">
            <text:p>4,315</text:p>
          </table:table-cell>
          <table:table-cell office:value-type="float" office:value="4040.0700239999996" table:style-name="ce21">
            <text:p>4,040</text:p>
          </table:table-cell>
          <table:table-cell office:value-type="float" office:value="3791.3244679999998" table:style-name="ce21">
            <text:p>3,791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83998.325548367487" table:style-name="ce21">
            <text:p>83,998</text:p>
          </table:table-cell>
          <table:table-cell office:value-type="float" office:value="96688.315018245528" table:style-name="ce21">
            <text:p>96,688</text:p>
          </table:table-cell>
          <table:table-cell office:value-type="float" office:value="87252.735804876967" table:style-name="ce21">
            <text:p>87,253</text:p>
          </table:table-cell>
          <table:table-cell office:value-type="float" office:value="90844.122371303209" table:style-name="ce21">
            <text:p>90,844</text:p>
          </table:table-cell>
          <table:table-cell office:value-type="float" office:value="82964.677733832286" table:style-name="ce21">
            <text:p>82,965</text:p>
          </table:table-cell>
          <table:table-cell office:value-type="float" office:value="88612.257137550419" table:style-name="ce21">
            <text:p>88,612</text:p>
          </table:table-cell>
          <table:table-cell office:value-type="float" office:value="93303.456304050065" table:style-name="ce21">
            <text:p>93,303</text:p>
          </table:table-cell>
          <table:table-cell office:value-type="float" office:value="89787.559671598967" table:style-name="ce21">
            <text:p>89,788</text:p>
          </table:table-cell>
          <table:table-cell office:value-type="float" office:value="82756.127213015468" table:style-name="ce21">
            <text:p>82,756</text:p>
          </table:table-cell>
          <table:table-cell office:value-type="float" office:value="91067.977058248478" table:style-name="ce21">
            <text:p>91,068</text:p>
          </table:table-cell>
          <table:table-cell office:value-type="float" office:value="82422.414377876528" table:style-name="ce21">
            <text:p>82,422</text:p>
          </table:table-cell>
          <table:table-cell office:value-type="float" office:value="79292.095254012544" table:style-name="ce21">
            <text:p>79,292</text:p>
          </table:table-cell>
          <table:table-cell office:value-type="float" office:value="95459.484963231138" table:style-name="ce21">
            <text:p>95,459</text:p>
          </table:table-cell>
          <table:table-cell office:value-type="float" office:value="85475.554706339666" table:style-name="ce21">
            <text:p>85,476</text:p>
          </table:table-cell>
          <table:table-cell office:value-type="float" office:value="85494.742756493346" table:style-name="ce21">
            <text:p>85,495</text:p>
          </table:table-cell>
          <table:table-cell office:value-type="float" office:value="88819.935425848031" table:style-name="ce21">
            <text:p>88,820</text:p>
          </table:table-cell>
          <table:table-cell office:value-type="float" office:value="88438.733114371076" table:style-name="ce21">
            <text:p>88,439</text:p>
          </table:table-cell>
          <table:table-cell office:value-type="float" office:value="87943.571496112258" table:style-name="ce21">
            <text:p>87,944</text:p>
          </table:table-cell>
          <table:table-cell office:value-type="float" office:value="87739.142796450673" table:style-name="ce21">
            <text:p>87,739</text:p>
          </table:table-cell>
          <table:table-cell office:value-type="float" office:value="87418.156398164094" table:style-name="ce21">
            <text:p>87,418</text:p>
          </table:table-cell>
          <table:table-cell office:value-type="float" office:value="87237.316695512782" table:style-name="ce21">
            <text:p>87,237</text:p>
          </table:table-cell>
          <table:table-cell office:value-type="float" office:value="86790.610507152422" table:style-name="ce21">
            <text:p>86,791</text:p>
          </table:table-cell>
          <table:table-cell office:value-type="float" office:value="86462.972793498629" table:style-name="ce21">
            <text:p>86,463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2830.0506069108296" table:style-name="ce21">
            <text:p>2,830</text:p>
          </table:table-cell>
          <table:table-cell office:value-type="float" office:value="2461.120603722241" table:style-name="ce21">
            <text:p>2,461</text:p>
          </table:table-cell>
          <table:table-cell office:value-type="float" office:value="2132.3225144832309" table:style-name="ce21">
            <text:p>2,132</text:p>
          </table:table-cell>
          <table:table-cell office:value-type="float" office:value="2370.6925514981504" table:style-name="ce21">
            <text:p>2,371</text:p>
          </table:table-cell>
          <table:table-cell office:value-type="float" office:value="2556.9614312573876" table:style-name="ce21">
            <text:p>2,557</text:p>
          </table:table-cell>
          <table:table-cell office:value-type="float" office:value="2943.7264002148686" table:style-name="ce21">
            <text:p>2,944</text:p>
          </table:table-cell>
          <table:table-cell office:value-type="float" office:value="2959.4509414815802" table:style-name="ce21">
            <text:p>2,959</text:p>
          </table:table-cell>
          <table:table-cell office:value-type="float" office:value="2794.3556538008343" table:style-name="ce21">
            <text:p>2,794</text:p>
          </table:table-cell>
          <table:table-cell office:value-type="float" office:value="3522.2093694355835" table:style-name="ce21">
            <text:p>3,522</text:p>
          </table:table-cell>
          <table:table-cell office:value-type="float" office:value="3340.0922707548393" table:style-name="ce21">
            <text:p>3,340</text:p>
          </table:table-cell>
          <table:table-cell office:value-type="float" office:value="3319.6000900104013" table:style-name="ce21">
            <text:p>3,320</text:p>
          </table:table-cell>
          <table:table-cell office:value-type="float" office:value="2262.3912456023209" table:style-name="ce21">
            <text:p>2,262</text:p>
          </table:table-cell>
          <table:table-cell office:value-type="float" office:value="1895.2453697684955" table:style-name="ce21">
            <text:p>1,895</text:p>
          </table:table-cell>
          <table:table-cell office:value-type="float" office:value="1969.1414065905515" table:style-name="ce21">
            <text:p>1,969</text:p>
          </table:table-cell>
          <table:table-cell office:value-type="float" office:value="1722.292275175743" table:style-name="ce21">
            <text:p>1,722</text:p>
          </table:table-cell>
          <table:table-cell office:value-type="float" office:value="1743.2260895681907" table:style-name="ce21">
            <text:p>1,743</text:p>
          </table:table-cell>
          <table:table-cell office:value-type="float" office:value="1754.9967751492431" table:style-name="ce21">
            <text:p>1,755</text:p>
          </table:table-cell>
          <table:table-cell office:value-type="float" office:value="1764.65547617532" table:style-name="ce21">
            <text:p>1,765</text:p>
          </table:table-cell>
          <table:table-cell office:value-type="float" office:value="1774.2886846383742" table:style-name="ce21">
            <text:p>1,774</text:p>
          </table:table-cell>
          <table:table-cell office:value-type="float" office:value="1772.6165127528595" table:style-name="ce21">
            <text:p>1,773</text:p>
          </table:table-cell>
          <table:table-cell office:value-type="float" office:value="1770.9364238318753" table:style-name="ce21">
            <text:p>1,771</text:p>
          </table:table-cell>
          <table:table-cell office:value-type="float" office:value="1769.2518357640979" table:style-name="ce21">
            <text:p>1,769</text:p>
          </table:table-cell>
          <table:table-cell office:value-type="float" office:value="1767.5628306501126" table:style-name="ce21">
            <text:p>1,768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130782.61438687507" table:style-name="ce22">
            <text:p>130,783</text:p>
          </table:table-cell>
          <table:table-cell office:value-type="float" office:value="135216.76178551739" table:style-name="ce22">
            <text:p>135,217</text:p>
          </table:table-cell>
          <table:table-cell office:value-type="float" office:value="125854.35844543368" table:style-name="ce22">
            <text:p>125,854</text:p>
          </table:table-cell>
          <table:table-cell office:value-type="float" office:value="128965.00179373276" table:style-name="ce22">
            <text:p>128,965</text:p>
          </table:table-cell>
          <table:table-cell office:value-type="float" office:value="119629.62820248678" table:style-name="ce22">
            <text:p>119,630</text:p>
          </table:table-cell>
          <table:table-cell office:value-type="float" office:value="124569.20100569344" table:style-name="ce22">
            <text:p>124,569</text:p>
          </table:table-cell>
          <table:table-cell office:value-type="float" office:value="128054.8839447748" table:style-name="ce22">
            <text:p>128,055</text:p>
          </table:table-cell>
          <table:table-cell office:value-type="float" office:value="123089.68819165055" table:style-name="ce22">
            <text:p>123,090</text:p>
          </table:table-cell>
          <table:table-cell office:value-type="float" office:value="113714.06842628241" table:style-name="ce22">
            <text:p>113,714</text:p>
          </table:table-cell>
          <table:table-cell office:value-type="float" office:value="120791.78199380208" table:style-name="ce22">
            <text:p>120,792</text:p>
          </table:table-cell>
          <table:table-cell office:value-type="float" office:value="110992.74247822764" table:style-name="ce22">
            <text:p>110,993</text:p>
          </table:table-cell>
          <table:table-cell office:value-type="float" office:value="103883.52213167187" table:style-name="ce22">
            <text:p>103,884</text:p>
          </table:table-cell>
          <table:table-cell office:value-type="float" office:value="117978.37522881442" table:style-name="ce22">
            <text:p>117,978</text:p>
          </table:table-cell>
          <table:table-cell office:value-type="float" office:value="106621.8087783762" table:style-name="ce22">
            <text:p>106,622</text:p>
          </table:table-cell>
          <table:table-cell office:value-type="float" office:value="105422.23970016986" table:style-name="ce22">
            <text:p>105,422</text:p>
          </table:table-cell>
          <table:table-cell office:value-type="float" office:value="108185.73777619938" table:style-name="ce22">
            <text:p>108,186</text:p>
          </table:table-cell>
          <table:table-cell office:value-type="float" office:value="107342.19713838914" table:style-name="ce22">
            <text:p>107,342</text:p>
          </table:table-cell>
          <table:table-cell office:value-type="float" office:value="106181.88710679163" table:style-name="ce22">
            <text:p>106,182</text:p>
          </table:table-cell>
          <table:table-cell office:value-type="float" office:value="105544.46006235694" table:style-name="ce22">
            <text:p>105,544</text:p>
          </table:table-cell>
          <table:table-cell office:value-type="float" office:value="104854.78205730297" table:style-name="ce22">
            <text:p>104,855</text:p>
          </table:table-cell>
          <table:table-cell office:value-type="float" office:value="104211.76382165152" table:style-name="ce22">
            <text:p>104,212</text:p>
          </table:table-cell>
          <table:table-cell office:value-type="float" office:value="103505.33583162443" table:style-name="ce22">
            <text:p>103,505</text:p>
          </table:table-cell>
          <table:table-cell office:value-type="float" office:value="102765.62199209702" table:style-name="ce22">
            <text:p>102,766</text:p>
          </table:table-cell>
          <table:table-cell table:number-columns-repeated="16359" table:style-name="ce5"/>
        </table:table-row>
        <table:table-row table:style-name="ro2">
          <table:table-cell office:value-type="string" table:style-name="ce12">
            <text:p>PM<text:span text:style-name="T6">2.5</text:span>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21382.701853702478" table:style-name="ce21">
            <text:p>21,383</text:p>
          </table:table-cell>
          <table:table-cell office:value-type="float" office:value="15624.013565909674" table:style-name="ce21">
            <text:p>15,624</text:p>
          </table:table-cell>
          <table:table-cell office:value-type="float" office:value="16276.752865301618" table:style-name="ce21">
            <text:p>16,277</text:p>
          </table:table-cell>
          <table:table-cell office:value-type="float" office:value="15981.960309814162" table:style-name="ce21">
            <text:p>15,982</text:p>
          </table:table-cell>
          <table:table-cell office:value-type="float" office:value="15465.596449396538" table:style-name="ce21">
            <text:p>15,466</text:p>
          </table:table-cell>
          <table:table-cell office:value-type="float" office:value="15258.581150460599" table:style-name="ce21">
            <text:p>15,259</text:p>
          </table:table-cell>
          <table:table-cell office:value-type="float" office:value="14806.193662069931" table:style-name="ce21">
            <text:p>14,806</text:p>
          </table:table-cell>
          <table:table-cell office:value-type="float" office:value="14570.63560611814" table:style-name="ce21">
            <text:p>14,571</text:p>
          </table:table-cell>
          <table:table-cell office:value-type="float" office:value="12535.129785589503" table:style-name="ce21">
            <text:p>12,535</text:p>
          </table:table-cell>
          <table:table-cell office:value-type="float" office:value="12540.287597101431" table:style-name="ce21">
            <text:p>12,540</text:p>
          </table:table-cell>
          <table:table-cell office:value-type="float" office:value="12167.098527693457" table:style-name="ce21">
            <text:p>12,167</text:p>
          </table:table-cell>
          <table:table-cell office:value-type="float" office:value="10245.513092913665" table:style-name="ce21">
            <text:p>10,246</text:p>
          </table:table-cell>
          <table:table-cell office:value-type="float" office:value="9269.4489977756839" table:style-name="ce21">
            <text:p>9,269</text:p>
          </table:table-cell>
          <table:table-cell office:value-type="float" office:value="8762.7428978101689" table:style-name="ce21">
            <text:p>8,763</text:p>
          </table:table-cell>
          <table:table-cell office:value-type="float" office:value="8348.2377696250951" table:style-name="ce21">
            <text:p>8,348</text:p>
          </table:table-cell>
          <table:table-cell office:value-type="float" office:value="8337.8405289572638" table:style-name="ce21">
            <text:p>8,338</text:p>
          </table:table-cell>
          <table:table-cell office:value-type="float" office:value="8382.7581748983448" table:style-name="ce21">
            <text:p>8,383</text:p>
          </table:table-cell>
          <table:table-cell office:value-type="float" office:value="8238.4477414109024" table:style-name="ce21">
            <text:p>8,238</text:p>
          </table:table-cell>
          <table:table-cell office:value-type="float" office:value="8211.5637108071041" table:style-name="ce21">
            <text:p>8,212</text:p>
          </table:table-cell>
          <table:table-cell office:value-type="float" office:value="8195.8941500046967" table:style-name="ce21">
            <text:p>8,196</text:p>
          </table:table-cell>
          <table:table-cell office:value-type="float" office:value="8127.4263509129287" table:style-name="ce21">
            <text:p>8,127</text:p>
          </table:table-cell>
          <table:table-cell office:value-type="float" office:value="8147.7182673592915" table:style-name="ce21">
            <text:p>8,148</text:p>
          </table:table-cell>
          <table:table-cell office:value-type="float" office:value="8018.6253007539053" table:style-name="ce21">
            <text:p>8,019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3374.00689907879" table:style-name="ce21">
            <text:p>13,374</text:p>
          </table:table-cell>
          <table:table-cell office:value-type="float" office:value="12610.209690915006" table:style-name="ce21">
            <text:p>12,610</text:p>
          </table:table-cell>
          <table:table-cell office:value-type="float" office:value="12727.205499719741" table:style-name="ce21">
            <text:p>12,727</text:p>
          </table:table-cell>
          <table:table-cell office:value-type="float" office:value="12308.15541234814" table:style-name="ce21">
            <text:p>12,308</text:p>
          </table:table-cell>
          <table:table-cell office:value-type="float" office:value="11368.786009658123" table:style-name="ce21">
            <text:p>11,369</text:p>
          </table:table-cell>
          <table:table-cell office:value-type="float" office:value="10659.146931363919" table:style-name="ce21">
            <text:p>10,659</text:p>
          </table:table-cell>
          <table:table-cell office:value-type="float" office:value="10042.856157972963" table:style-name="ce21">
            <text:p>10,043</text:p>
          </table:table-cell>
          <table:table-cell office:value-type="float" office:value="9587.4449864047729" table:style-name="ce21">
            <text:p>9,587</text:p>
          </table:table-cell>
          <table:table-cell office:value-type="float" office:value="8995.0856030000014" table:style-name="ce21">
            <text:p>8,995</text:p>
          </table:table-cell>
          <table:table-cell office:value-type="float" office:value="8186.5861449999984" table:style-name="ce21">
            <text:p>8,187</text:p>
          </table:table-cell>
          <table:table-cell office:value-type="float" office:value="7449.9546260000006" table:style-name="ce21">
            <text:p>7,450</text:p>
          </table:table-cell>
          <table:table-cell office:value-type="float" office:value="6756.5117600000021" table:style-name="ce21">
            <text:p>6,757</text:p>
          </table:table-cell>
          <table:table-cell office:value-type="float" office:value="6333.4449979999999" table:style-name="ce21">
            <text:p>6,333</text:p>
          </table:table-cell>
          <table:table-cell office:value-type="float" office:value="5616.5306139999993" table:style-name="ce21">
            <text:p>5,617</text:p>
          </table:table-cell>
          <table:table-cell office:value-type="float" office:value="5226.0941600000006" table:style-name="ce21">
            <text:p>5,226</text:p>
          </table:table-cell>
          <table:table-cell office:value-type="float" office:value="4734.7602119999992" table:style-name="ce21">
            <text:p>4,735</text:p>
          </table:table-cell>
          <table:table-cell office:value-type="float" office:value="4297.6024480000005" table:style-name="ce21">
            <text:p>4,298</text:p>
          </table:table-cell>
          <table:table-cell office:value-type="float" office:value="3893.0188399999988" table:style-name="ce21">
            <text:p>3,893</text:p>
          </table:table-cell>
          <table:table-cell office:value-type="float" office:value="3567.180445" table:style-name="ce21">
            <text:p>3,567</text:p>
          </table:table-cell>
          <table:table-cell office:value-type="float" office:value="3273.9481949999999" table:style-name="ce21">
            <text:p>3,274</text:p>
          </table:table-cell>
          <table:table-cell office:value-type="float" office:value="2947.4900890000004" table:style-name="ce21">
            <text:p>2,947</text:p>
          </table:table-cell>
          <table:table-cell office:value-type="float" office:value="2714.7455159999995" table:style-name="ce21">
            <text:p>2,715</text:p>
          </table:table-cell>
          <table:table-cell office:value-type="float" office:value="2506.2065330000005" table:style-name="ce21">
            <text:p>2,506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18080.947009574698" table:style-name="ce21">
            <text:p>18,081</text:p>
          </table:table-cell>
          <table:table-cell office:value-type="float" office:value="20085.68947037643" table:style-name="ce21">
            <text:p>20,086</text:p>
          </table:table-cell>
          <table:table-cell office:value-type="float" office:value="18412.290227026573" table:style-name="ce21">
            <text:p>18,412</text:p>
          </table:table-cell>
          <table:table-cell office:value-type="float" office:value="20607.435152520251" table:style-name="ce21">
            <text:p>20,607</text:p>
          </table:table-cell>
          <table:table-cell office:value-type="float" office:value="17461.11777621177" table:style-name="ce21">
            <text:p>17,461</text:p>
          </table:table-cell>
          <table:table-cell office:value-type="float" office:value="18454.185182449019" table:style-name="ce21">
            <text:p>18,454</text:p>
          </table:table-cell>
          <table:table-cell office:value-type="float" office:value="20265.406680381573" table:style-name="ce21">
            <text:p>20,265</text:p>
          </table:table-cell>
          <table:table-cell office:value-type="float" office:value="20217.009169027486" table:style-name="ce21">
            <text:p>20,217</text:p>
          </table:table-cell>
          <table:table-cell office:value-type="float" office:value="17752.101993746361" table:style-name="ce21">
            <text:p>17,752</text:p>
          </table:table-cell>
          <table:table-cell office:value-type="float" office:value="21511.571358179302" table:style-name="ce21">
            <text:p>21,512</text:p>
          </table:table-cell>
          <table:table-cell office:value-type="float" office:value="18807.80783893984" table:style-name="ce21">
            <text:p>18,808</text:p>
          </table:table-cell>
          <table:table-cell office:value-type="float" office:value="18032.769446305603" table:style-name="ce21">
            <text:p>18,033</text:p>
          </table:table-cell>
          <table:table-cell office:value-type="float" office:value="23223.261976077945" table:style-name="ce21">
            <text:p>23,223</text:p>
          </table:table-cell>
          <table:table-cell office:value-type="float" office:value="18753.860404600575" table:style-name="ce21">
            <text:p>18,754</text:p>
          </table:table-cell>
          <table:table-cell office:value-type="float" office:value="17896.899485845715" table:style-name="ce21">
            <text:p>17,897</text:p>
          </table:table-cell>
          <table:table-cell office:value-type="float" office:value="18674.240177878626" table:style-name="ce21">
            <text:p>18,674</text:p>
          </table:table-cell>
          <table:table-cell office:value-type="float" office:value="18524.896782797561" table:style-name="ce21">
            <text:p>18,525</text:p>
          </table:table-cell>
          <table:table-cell office:value-type="float" office:value="18335.523300543347" table:style-name="ce21">
            <text:p>18,336</text:p>
          </table:table-cell>
          <table:table-cell office:value-type="float" office:value="18213.294704774464" table:style-name="ce21">
            <text:p>18,213</text:p>
          </table:table-cell>
          <table:table-cell office:value-type="float" office:value="18063.909619406091" table:style-name="ce21">
            <text:p>18,064</text:p>
          </table:table-cell>
          <table:table-cell office:value-type="float" office:value="17947.897819857892" table:style-name="ce21">
            <text:p>17,948</text:p>
          </table:table-cell>
          <table:table-cell office:value-type="float" office:value="17778.661256140676" table:style-name="ce21">
            <text:p>17,779</text:p>
          </table:table-cell>
          <table:table-cell office:value-type="float" office:value="17626.839323812783" table:style-name="ce21">
            <text:p>17,627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1592.2807596745401" table:style-name="ce21">
            <text:p>1,592</text:p>
          </table:table-cell>
          <table:table-cell office:value-type="float" office:value="1470.8776710138775" table:style-name="ce21">
            <text:p>1,471</text:p>
          </table:table-cell>
          <table:table-cell office:value-type="float" office:value="1331.2023580306975" table:style-name="ce21">
            <text:p>1,331</text:p>
          </table:table-cell>
          <table:table-cell office:value-type="float" office:value="1550.0940466073444" table:style-name="ce21">
            <text:p>1,550</text:p>
          </table:table-cell>
          <table:table-cell office:value-type="float" office:value="1664.160757357502" table:style-name="ce21">
            <text:p>1,664</text:p>
          </table:table-cell>
          <table:table-cell office:value-type="float" office:value="2007.7844733769848" table:style-name="ce21">
            <text:p>2,008</text:p>
          </table:table-cell>
          <table:table-cell office:value-type="float" office:value="1991.5391015344353" table:style-name="ce21">
            <text:p>1,992</text:p>
          </table:table-cell>
          <table:table-cell office:value-type="float" office:value="1819.3297910489955" table:style-name="ce21">
            <text:p>1,819</text:p>
          </table:table-cell>
          <table:table-cell office:value-type="float" office:value="2423.8826448240616" table:style-name="ce21">
            <text:p>2,424</text:p>
          </table:table-cell>
          <table:table-cell office:value-type="float" office:value="2307.6062281250242" table:style-name="ce21">
            <text:p>2,308</text:p>
          </table:table-cell>
          <table:table-cell office:value-type="float" office:value="2135.55607919358" table:style-name="ce21">
            <text:p>2,136</text:p>
          </table:table-cell>
          <table:table-cell office:value-type="float" office:value="1309.5430718980792" table:style-name="ce21">
            <text:p>1,310</text:p>
          </table:table-cell>
          <table:table-cell office:value-type="float" office:value="1119.4798419844265" table:style-name="ce21">
            <text:p>1,119</text:p>
          </table:table-cell>
          <table:table-cell office:value-type="float" office:value="1181.8709660399022" table:style-name="ce21">
            <text:p>1,182</text:p>
          </table:table-cell>
          <table:table-cell office:value-type="float" office:value="1159.6957008041941" table:style-name="ce21">
            <text:p>1,160</text:p>
          </table:table-cell>
          <table:table-cell office:value-type="float" office:value="1181.8477296129781" table:style-name="ce21">
            <text:p>1,182</text:p>
          </table:table-cell>
          <table:table-cell office:value-type="float" office:value="1195.0085359192199" table:style-name="ce21">
            <text:p>1,195</text:p>
          </table:table-cell>
          <table:table-cell office:value-type="float" office:value="1206.0787993376084" table:style-name="ce21">
            <text:p>1,206</text:p>
          </table:table-cell>
          <table:table-cell office:value-type="float" office:value="1217.1307322951748" table:style-name="ce21">
            <text:p>1,217</text:p>
          </table:table-cell>
          <table:table-cell office:value-type="float" office:value="1217.7995630263499" table:style-name="ce21">
            <text:p>1,218</text:p>
          </table:table-cell>
          <table:table-cell office:value-type="float" office:value="1218.4614670101291" table:style-name="ce21">
            <text:p>1,218</text:p>
          </table:table-cell>
          <table:table-cell office:value-type="float" office:value="1219.1195521956874" table:style-name="ce21">
            <text:p>1,219</text:p>
          </table:table-cell>
          <table:table-cell office:value-type="float" office:value="1219.7738757524537" table:style-name="ce21">
            <text:p>1,220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54429.936522030504" table:style-name="ce22">
            <text:p>54,430</text:p>
          </table:table-cell>
          <table:table-cell office:value-type="float" office:value="49790.790398214987" table:style-name="ce22">
            <text:p>49,791</text:p>
          </table:table-cell>
          <table:table-cell office:value-type="float" office:value="48747.450950078637" table:style-name="ce22">
            <text:p>48,747</text:p>
          </table:table-cell>
          <table:table-cell office:value-type="float" office:value="50447.644921289895" table:style-name="ce22">
            <text:p>50,448</text:p>
          </table:table-cell>
          <table:table-cell office:value-type="float" office:value="45959.660992623933" table:style-name="ce22">
            <text:p>45,960</text:p>
          </table:table-cell>
          <table:table-cell office:value-type="float" office:value="46379.697737650517" table:style-name="ce22">
            <text:p>46,380</text:p>
          </table:table-cell>
          <table:table-cell office:value-type="float" office:value="47105.995601958901" table:style-name="ce22">
            <text:p>47,106</text:p>
          </table:table-cell>
          <table:table-cell office:value-type="float" office:value="46194.419552599393" table:style-name="ce22">
            <text:p>46,194</text:p>
          </table:table-cell>
          <table:table-cell office:value-type="float" office:value="41706.200027159925" table:style-name="ce22">
            <text:p>41,706</text:p>
          </table:table-cell>
          <table:table-cell office:value-type="float" office:value="44546.05132840576" table:style-name="ce22">
            <text:p>44,546</text:p>
          </table:table-cell>
          <table:table-cell office:value-type="float" office:value="40560.41707182688" table:style-name="ce22">
            <text:p>40,560</text:p>
          </table:table-cell>
          <table:table-cell office:value-type="float" office:value="36344.337371117348" table:style-name="ce22">
            <text:p>36,344</text:p>
          </table:table-cell>
          <table:table-cell office:value-type="float" office:value="39945.63581383806" table:style-name="ce22">
            <text:p>39,946</text:p>
          </table:table-cell>
          <table:table-cell office:value-type="float" office:value="34315.004882450645" table:style-name="ce22">
            <text:p>34,315</text:p>
          </table:table-cell>
          <table:table-cell office:value-type="float" office:value="32630.927116275005" table:style-name="ce22">
            <text:p>32,631</text:p>
          </table:table-cell>
          <table:table-cell office:value-type="float" office:value="32928.688648448864" table:style-name="ce22">
            <text:p>32,929</text:p>
          </table:table-cell>
          <table:table-cell office:value-type="float" office:value="32400.265941615125" table:style-name="ce22">
            <text:p>32,400</text:p>
          </table:table-cell>
          <table:table-cell office:value-type="float" office:value="31673.068681291858" table:style-name="ce22">
            <text:p>31,673</text:p>
          </table:table-cell>
          <table:table-cell office:value-type="float" office:value="31209.169592876744" table:style-name="ce22">
            <text:p>31,209</text:p>
          </table:table-cell>
          <table:table-cell office:value-type="float" office:value="30751.551527437139" table:style-name="ce22">
            <text:p>30,752</text:p>
          </table:table-cell>
          <table:table-cell office:value-type="float" office:value="30241.27572678095" table:style-name="ce22">
            <text:p>30,241</text:p>
          </table:table-cell>
          <table:table-cell office:value-type="float" office:value="29860.244591695653" table:style-name="ce22">
            <text:p>29,860</text:p>
          </table:table-cell>
          <table:table-cell office:value-type="float" office:value="29371.445033319142" table:style-name="ce22">
            <text:p>29,371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SOx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123626.45894000006" table:style-name="ce21">
            <text:p>123,626</text:p>
          </table:table-cell>
          <table:table-cell office:value-type="float" office:value="114973.367" table:style-name="ce21">
            <text:p>114,973</text:p>
          </table:table-cell>
          <table:table-cell office:value-type="float" office:value="120270.54199999999" table:style-name="ce21">
            <text:p>120,271</text:p>
          </table:table-cell>
          <table:table-cell office:value-type="float" office:value="110413.76000000001" table:style-name="ce21">
            <text:p>110,414</text:p>
          </table:table-cell>
          <table:table-cell office:value-type="float" office:value="98719.905999999974" table:style-name="ce21">
            <text:p>98,720</text:p>
          </table:table-cell>
          <table:table-cell office:value-type="float" office:value="91747.121000000014" table:style-name="ce21">
            <text:p>91,747</text:p>
          </table:table-cell>
          <table:table-cell office:value-type="float" office:value="89137.652999999962" table:style-name="ce21">
            <text:p>89,138</text:p>
          </table:table-cell>
          <table:table-cell office:value-type="float" office:value="86778.674000000028" table:style-name="ce21">
            <text:p>86,779</text:p>
          </table:table-cell>
          <table:table-cell office:value-type="float" office:value="82895.512999999992" table:style-name="ce21">
            <text:p>82,896</text:p>
          </table:table-cell>
          <table:table-cell office:value-type="float" office:value="81780.384880000012" table:style-name="ce21">
            <text:p>81,780</text:p>
          </table:table-cell>
          <table:table-cell office:value-type="float" office:value="64484.815340000023" table:style-name="ce21">
            <text:p>64,485</text:p>
          </table:table-cell>
          <table:table-cell office:value-type="float" office:value="51476.373000000007" table:style-name="ce21">
            <text:p>51,476</text:p>
          </table:table-cell>
          <table:table-cell office:value-type="float" office:value="44557.812999999995" table:style-name="ce21">
            <text:p>44,558</text:p>
          </table:table-cell>
          <table:table-cell office:value-type="float" office:value="45098.153000000006" table:style-name="ce21">
            <text:p>45,098</text:p>
          </table:table-cell>
          <table:table-cell office:value-type="float" office:value="40418.208999999981" table:style-name="ce21">
            <text:p>40,418</text:p>
          </table:table-cell>
          <table:table-cell office:value-type="float" office:value="40214.425996208724" table:style-name="ce21">
            <text:p>40,214</text:p>
          </table:table-cell>
          <table:table-cell office:value-type="float" office:value="39870.769626012065" table:style-name="ce21">
            <text:p>39,871</text:p>
          </table:table-cell>
          <table:table-cell office:value-type="float" office:value="34490.209570225088" table:style-name="ce21">
            <text:p>34,490</text:p>
          </table:table-cell>
          <table:table-cell office:value-type="float" office:value="31759.885957575025" table:style-name="ce21">
            <text:p>31,760</text:p>
          </table:table-cell>
          <table:table-cell office:value-type="float" office:value="30706.727264680983" table:style-name="ce21">
            <text:p>30,707</text:p>
          </table:table-cell>
          <table:table-cell office:value-type="float" office:value="28605.195900156628" table:style-name="ce21">
            <text:p>28,605</text:p>
          </table:table-cell>
          <table:table-cell office:value-type="float" office:value="28714.606478147994" table:style-name="ce21">
            <text:p>28,715</text:p>
          </table:table-cell>
          <table:table-cell office:value-type="float" office:value="28236.295290559588" table:style-name="ce21">
            <text:p>28,236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684.85179004656914" table:style-name="ce21">
            <text:p>685</text:p>
          </table:table-cell>
          <table:table-cell office:value-type="float" office:value="467.66655543389601" table:style-name="ce21">
            <text:p>468</text:p>
          </table:table-cell>
          <table:table-cell office:value-type="float" office:value="485.22884677663802" table:style-name="ce21">
            <text:p>485</text:p>
          </table:table-cell>
          <table:table-cell office:value-type="float" office:value="352.80423326992286" table:style-name="ce21">
            <text:p>353</text:p>
          </table:table-cell>
          <table:table-cell office:value-type="float" office:value="154.587699595592" table:style-name="ce21">
            <text:p>155</text:p>
          </table:table-cell>
          <table:table-cell office:value-type="float" office:value="139.0963301774193" table:style-name="ce21">
            <text:p>139</text:p>
          </table:table-cell>
          <table:table-cell office:value-type="float" office:value="136.68637297818879" table:style-name="ce21">
            <text:p>137</text:p>
          </table:table-cell>
          <table:table-cell office:value-type="float" office:value="127.02956974740711" table:style-name="ce21">
            <text:p>127</text:p>
          </table:table-cell>
          <table:table-cell office:value-type="float" office:value="124.18695" table:style-name="ce21">
            <text:p>124</text:p>
          </table:table-cell>
          <table:table-cell office:value-type="float" office:value="121.86555799999998" table:style-name="ce21">
            <text:p>122</text:p>
          </table:table-cell>
          <table:table-cell office:value-type="float" office:value="120.52458200000004" table:style-name="ce21">
            <text:p>121</text:p>
          </table:table-cell>
          <table:table-cell office:value-type="float" office:value="109.961285" table:style-name="ce21">
            <text:p>110</text:p>
          </table:table-cell>
          <table:table-cell office:value-type="float" office:value="102.79108699999999" table:style-name="ce21">
            <text:p>103</text:p>
          </table:table-cell>
          <table:table-cell office:value-type="float" office:value="94.428545999999983" table:style-name="ce21">
            <text:p>94</text:p>
          </table:table-cell>
          <table:table-cell office:value-type="float" office:value="95.605500999999975" table:style-name="ce21">
            <text:p>96</text:p>
          </table:table-cell>
          <table:table-cell office:value-type="float" office:value="92.92410000000001" table:style-name="ce21">
            <text:p>93</text:p>
          </table:table-cell>
          <table:table-cell office:value-type="float" office:value="90.329302999999982" table:style-name="ce21">
            <text:p>90</text:p>
          </table:table-cell>
          <table:table-cell office:value-type="float" office:value="87.188712999999993" table:style-name="ce21">
            <text:p>87</text:p>
          </table:table-cell>
          <table:table-cell office:value-type="float" office:value="84.928245000000004" table:style-name="ce21">
            <text:p>85</text:p>
          </table:table-cell>
          <table:table-cell office:value-type="float" office:value="82.679655999999994" table:style-name="ce21">
            <text:p>83</text:p>
          </table:table-cell>
          <table:table-cell office:value-type="float" office:value="80.324427" table:style-name="ce21">
            <text:p>80</text:p>
          </table:table-cell>
          <table:table-cell office:value-type="float" office:value="78.133358999999999" table:style-name="ce21">
            <text:p>78</text:p>
          </table:table-cell>
          <table:table-cell office:value-type="float" office:value="75.96798299999999" table:style-name="ce21">
            <text:p>76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4598.1110830401576" table:style-name="ce21">
            <text:p>4,598</text:p>
          </table:table-cell>
          <table:table-cell office:value-type="float" office:value="4481.5310035005332" table:style-name="ce21">
            <text:p>4,482</text:p>
          </table:table-cell>
          <table:table-cell office:value-type="float" office:value="4469.6827990543488" table:style-name="ce21">
            <text:p>4,470</text:p>
          </table:table-cell>
          <table:table-cell office:value-type="float" office:value="4040.7818661258416" table:style-name="ce21">
            <text:p>4,041</text:p>
          </table:table-cell>
          <table:table-cell office:value-type="float" office:value="3745.8895194247443" table:style-name="ce21">
            <text:p>3,746</text:p>
          </table:table-cell>
          <table:table-cell office:value-type="float" office:value="3663.5938924313086" table:style-name="ce21">
            <text:p>3,664</text:p>
          </table:table-cell>
          <table:table-cell office:value-type="float" office:value="3671.3509454901878" table:style-name="ce21">
            <text:p>3,671</text:p>
          </table:table-cell>
          <table:table-cell office:value-type="float" office:value="3334.9879653847097" table:style-name="ce21">
            <text:p>3,335</text:p>
          </table:table-cell>
          <table:table-cell office:value-type="float" office:value="3182.8917232078657" table:style-name="ce21">
            <text:p>3,183</text:p>
          </table:table-cell>
          <table:table-cell office:value-type="float" office:value="3158.3167952401004" table:style-name="ce21">
            <text:p>3,158</text:p>
          </table:table-cell>
          <table:table-cell office:value-type="float" office:value="2915.9839481171966" table:style-name="ce21">
            <text:p>2,916</text:p>
          </table:table-cell>
          <table:table-cell office:value-type="float" office:value="2038.5658330603023" table:style-name="ce21">
            <text:p>2,039</text:p>
          </table:table-cell>
          <table:table-cell office:value-type="float" office:value="1909.8488554985515" table:style-name="ce21">
            <text:p>1,910</text:p>
          </table:table-cell>
          <table:table-cell office:value-type="float" office:value="1883.5548634991658" table:style-name="ce21">
            <text:p>1,884</text:p>
          </table:table-cell>
          <table:table-cell office:value-type="float" office:value="1357.0967349526918" table:style-name="ce21">
            <text:p>1,357</text:p>
          </table:table-cell>
          <table:table-cell office:value-type="float" office:value="1361.5185945068315" table:style-name="ce21">
            <text:p>1,362</text:p>
          </table:table-cell>
          <table:table-cell office:value-type="float" office:value="1368.7383583282831" table:style-name="ce21">
            <text:p>1,369</text:p>
          </table:table-cell>
          <table:table-cell office:value-type="float" office:value="1371.1372344837666" table:style-name="ce21">
            <text:p>1,371</text:p>
          </table:table-cell>
          <table:table-cell office:value-type="float" office:value="1372.153437631818" table:style-name="ce21">
            <text:p>1,372</text:p>
          </table:table-cell>
          <table:table-cell office:value-type="float" office:value="1372.9556925564425" table:style-name="ce21">
            <text:p>1,373</text:p>
          </table:table-cell>
          <table:table-cell office:value-type="float" office:value="1375.0466294719806" table:style-name="ce21">
            <text:p>1,375</text:p>
          </table:table-cell>
          <table:table-cell office:value-type="float" office:value="1375.6868177314282" table:style-name="ce21">
            <text:p>1,376</text:p>
          </table:table-cell>
          <table:table-cell office:value-type="float" office:value="1376.1932937234792" table:style-name="ce21">
            <text:p>1,376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12815.661381294301" table:style-name="ce21">
            <text:p>12,816</text:p>
          </table:table-cell>
          <table:table-cell office:value-type="float" office:value="12745.699237726458" table:style-name="ce21">
            <text:p>12,746</text:p>
          </table:table-cell>
          <table:table-cell office:value-type="float" office:value="11137.566587729356" table:style-name="ce21">
            <text:p>11,138</text:p>
          </table:table-cell>
          <table:table-cell office:value-type="float" office:value="13283.66475365728" table:style-name="ce21">
            <text:p>13,284</text:p>
          </table:table-cell>
          <table:table-cell office:value-type="float" office:value="13392.636528674824" table:style-name="ce21">
            <text:p>13,393</text:p>
          </table:table-cell>
          <table:table-cell office:value-type="float" office:value="19376.494932497084" table:style-name="ce21">
            <text:p>19,376</text:p>
          </table:table-cell>
          <table:table-cell office:value-type="float" office:value="19156.770435975202" table:style-name="ce21">
            <text:p>19,157</text:p>
          </table:table-cell>
          <table:table-cell office:value-type="float" office:value="18927.105049102847" table:style-name="ce21">
            <text:p>18,927</text:p>
          </table:table-cell>
          <table:table-cell office:value-type="float" office:value="21008.473852392304" table:style-name="ce21">
            <text:p>21,008</text:p>
          </table:table-cell>
          <table:table-cell office:value-type="float" office:value="20516.697007122912" table:style-name="ce21">
            <text:p>20,517</text:p>
          </table:table-cell>
          <table:table-cell office:value-type="float" office:value="18067.52149175659" table:style-name="ce21">
            <text:p>18,068</text:p>
          </table:table-cell>
          <table:table-cell office:value-type="float" office:value="6187.2424057269573" table:style-name="ce21">
            <text:p>6,187</text:p>
          </table:table-cell>
          <table:table-cell office:value-type="float" office:value="2365.5028592799936" table:style-name="ce21">
            <text:p>2,366</text:p>
          </table:table-cell>
          <table:table-cell office:value-type="float" office:value="2666.8472504546294" table:style-name="ce21">
            <text:p>2,667</text:p>
          </table:table-cell>
          <table:table-cell office:value-type="float" office:value="2332.8684294794048" table:style-name="ce21">
            <text:p>2,333</text:p>
          </table:table-cell>
          <table:table-cell office:value-type="float" office:value="2413.4227414297229" table:style-name="ce21">
            <text:p>2,413</text:p>
          </table:table-cell>
          <table:table-cell office:value-type="float" office:value="2479.988040442794" table:style-name="ce21">
            <text:p>2,480</text:p>
          </table:table-cell>
          <table:table-cell office:value-type="float" office:value="2542.5769233326037" table:style-name="ce21">
            <text:p>2,543</text:p>
          </table:table-cell>
          <table:table-cell office:value-type="float" office:value="2604.9917703059095" table:style-name="ce21">
            <text:p>2,605</text:p>
          </table:table-cell>
          <table:table-cell office:value-type="float" office:value="2616.9594547692664" table:style-name="ce21">
            <text:p>2,617</text:p>
          </table:table-cell>
          <table:table-cell office:value-type="float" office:value="2628.9151487127883" table:style-name="ce21">
            <text:p>2,629</text:p>
          </table:table-cell>
          <table:table-cell office:value-type="float" office:value="2640.8584491708812" table:style-name="ce21">
            <text:p>2,641</text:p>
          </table:table-cell>
          <table:table-cell office:value-type="float" office:value="2652.7891470797836" table:style-name="ce21">
            <text:p>2,653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141725.08319438109" table:style-name="ce22">
            <text:p>141,725</text:p>
          </table:table-cell>
          <table:table-cell office:value-type="float" office:value="132668.2637966609" table:style-name="ce22">
            <text:p>132,668</text:p>
          </table:table-cell>
          <table:table-cell office:value-type="float" office:value="136363.02023356032" table:style-name="ce22">
            <text:p>136,363</text:p>
          </table:table-cell>
          <table:table-cell office:value-type="float" office:value="128091.01085305306" table:style-name="ce22">
            <text:p>128,091</text:p>
          </table:table-cell>
          <table:table-cell office:value-type="float" office:value="116013.01974769513" table:style-name="ce22">
            <text:p>116,013</text:p>
          </table:table-cell>
          <table:table-cell office:value-type="float" office:value="114926.30615510582" table:style-name="ce22">
            <text:p>114,926</text:p>
          </table:table-cell>
          <table:table-cell office:value-type="float" office:value="112102.46075444354" table:style-name="ce22">
            <text:p>112,102</text:p>
          </table:table-cell>
          <table:table-cell office:value-type="float" office:value="109167.79658423499" table:style-name="ce22">
            <text:p>109,168</text:p>
          </table:table-cell>
          <table:table-cell office:value-type="float" office:value="107211.06552560016" table:style-name="ce22">
            <text:p>107,211</text:p>
          </table:table-cell>
          <table:table-cell office:value-type="float" office:value="105577.26424036303" table:style-name="ce22">
            <text:p>105,577</text:p>
          </table:table-cell>
          <table:table-cell office:value-type="float" office:value="85588.845361873813" table:style-name="ce22">
            <text:p>85,589</text:p>
          </table:table-cell>
          <table:table-cell office:value-type="float" office:value="59812.142523787268" table:style-name="ce22">
            <text:p>59,812</text:p>
          </table:table-cell>
          <table:table-cell office:value-type="float" office:value="48935.955801778538" table:style-name="ce22">
            <text:p>48,936</text:p>
          </table:table-cell>
          <table:table-cell office:value-type="float" office:value="49742.983659953803" table:style-name="ce22">
            <text:p>49,743</text:p>
          </table:table-cell>
          <table:table-cell office:value-type="float" office:value="44203.779665432077" table:style-name="ce22">
            <text:p>44,204</text:p>
          </table:table-cell>
          <table:table-cell office:value-type="float" office:value="44082.29143214527" table:style-name="ce22">
            <text:p>44,082</text:p>
          </table:table-cell>
          <table:table-cell office:value-type="float" office:value="43809.825327783146" table:style-name="ce22">
            <text:p>43,810</text:p>
          </table:table-cell>
          <table:table-cell office:value-type="float" office:value="38491.112441041463" table:style-name="ce22">
            <text:p>38,491</text:p>
          </table:table-cell>
          <table:table-cell office:value-type="float" office:value="35821.959410512754" table:style-name="ce22">
            <text:p>35,822</text:p>
          </table:table-cell>
          <table:table-cell office:value-type="float" office:value="34779.322068006695" table:style-name="ce22">
            <text:p>34,779</text:p>
          </table:table-cell>
          <table:table-cell office:value-type="float" office:value="32689.482105341398" table:style-name="ce22">
            <text:p>32,689</text:p>
          </table:table-cell>
          <table:table-cell office:value-type="float" office:value="32809.285104050301" table:style-name="ce22">
            <text:p>32,809</text:p>
          </table:table-cell>
          <table:table-cell office:value-type="float" office:value="32341.245714362849" table:style-name="ce22">
            <text:p>32,341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NOx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176240.92175999994" table:style-name="ce21">
            <text:p>176,241</text:p>
          </table:table-cell>
          <table:table-cell office:value-type="float" office:value="166168.59799999997" table:style-name="ce21">
            <text:p>166,169</text:p>
          </table:table-cell>
          <table:table-cell office:value-type="float" office:value="175507.23200000002" table:style-name="ce21">
            <text:p>175,507</text:p>
          </table:table-cell>
          <table:table-cell office:value-type="float" office:value="173726.18399999992" table:style-name="ce21">
            <text:p>173,726</text:p>
          </table:table-cell>
          <table:table-cell office:value-type="float" office:value="164016.22199999998" table:style-name="ce21">
            <text:p>164,016</text:p>
          </table:table-cell>
          <table:table-cell office:value-type="float" office:value="163038.15699999998" table:style-name="ce21">
            <text:p>163,038</text:p>
          </table:table-cell>
          <table:table-cell office:value-type="float" office:value="158882.07" table:style-name="ce21">
            <text:p>158,882</text:p>
          </table:table-cell>
          <table:table-cell office:value-type="float" office:value="153111.91800000003" table:style-name="ce21">
            <text:p>153,112</text:p>
          </table:table-cell>
          <table:table-cell office:value-type="float" office:value="151758.64099999995" table:style-name="ce21">
            <text:p>151,759</text:p>
          </table:table-cell>
          <table:table-cell office:value-type="float" office:value="145883.51929" table:style-name="ce21">
            <text:p>145,884</text:p>
          </table:table-cell>
          <table:table-cell office:value-type="float" office:value="128648.19761999998" table:style-name="ce21">
            <text:p>128,648</text:p>
          </table:table-cell>
          <table:table-cell office:value-type="float" office:value="108149.999" table:style-name="ce21">
            <text:p>108,150</text:p>
          </table:table-cell>
          <table:table-cell office:value-type="float" office:value="101970.19499999996" table:style-name="ce21">
            <text:p>101,970</text:p>
          </table:table-cell>
          <table:table-cell office:value-type="float" office:value="102583.04299999998" table:style-name="ce21">
            <text:p>102,583</text:p>
          </table:table-cell>
          <table:table-cell office:value-type="float" office:value="94204.549999999959" table:style-name="ce21">
            <text:p>94,205</text:p>
          </table:table-cell>
          <table:table-cell office:value-type="float" office:value="94655.508605559982" table:style-name="ce21">
            <text:p>94,656</text:p>
          </table:table-cell>
          <table:table-cell office:value-type="float" office:value="96778.144296054452" table:style-name="ce21">
            <text:p>96,778</text:p>
          </table:table-cell>
          <table:table-cell office:value-type="float" office:value="90933.772826071974" table:style-name="ce21">
            <text:p>90,934</text:p>
          </table:table-cell>
          <table:table-cell office:value-type="float" office:value="90010.768131992125" table:style-name="ce21">
            <text:p>90,011</text:p>
          </table:table-cell>
          <table:table-cell office:value-type="float" office:value="89336.739355419893" table:style-name="ce21">
            <text:p>89,337</text:p>
          </table:table-cell>
          <table:table-cell office:value-type="float" office:value="86495.472776314928" table:style-name="ce21">
            <text:p>86,495</text:p>
          </table:table-cell>
          <table:table-cell office:value-type="float" office:value="87634.083179700814" table:style-name="ce21">
            <text:p>87,634</text:p>
          </table:table-cell>
          <table:table-cell office:value-type="float" office:value="84286.827187574003" table:style-name="ce21">
            <text:p>84,287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236586.11439599592" table:style-name="ce21">
            <text:p>236,586</text:p>
          </table:table-cell>
          <table:table-cell office:value-type="float" office:value="225459.56014739574" table:style-name="ce21">
            <text:p>225,460</text:p>
          </table:table-cell>
          <table:table-cell office:value-type="float" office:value="227748.24927612161" table:style-name="ce21">
            <text:p>227,748</text:p>
          </table:table-cell>
          <table:table-cell office:value-type="float" office:value="220049.44039149306" table:style-name="ce21">
            <text:p>220,049</text:p>
          </table:table-cell>
          <table:table-cell office:value-type="float" office:value="204531.86135828964" table:style-name="ce21">
            <text:p>204,532</text:p>
          </table:table-cell>
          <table:table-cell office:value-type="float" office:value="191916.05046521308" table:style-name="ce21">
            <text:p>191,916</text:p>
          </table:table-cell>
          <table:table-cell office:value-type="float" office:value="181799.53228505689" table:style-name="ce21">
            <text:p>181,800</text:p>
          </table:table-cell>
          <table:table-cell office:value-type="float" office:value="172946.24661071977" table:style-name="ce21">
            <text:p>172,946</text:p>
          </table:table-cell>
          <table:table-cell office:value-type="float" office:value="162746.64029599997" table:style-name="ce21">
            <text:p>162,747</text:p>
          </table:table-cell>
          <table:table-cell office:value-type="float" office:value="149590.08468499998" table:style-name="ce21">
            <text:p>149,590</text:p>
          </table:table-cell>
          <table:table-cell office:value-type="float" office:value="137533.67578800005" table:style-name="ce21">
            <text:p>137,534</text:p>
          </table:table-cell>
          <table:table-cell office:value-type="float" office:value="124497.50405899998" table:style-name="ce21">
            <text:p>124,498</text:p>
          </table:table-cell>
          <table:table-cell office:value-type="float" office:value="115221.35145599999" table:style-name="ce21">
            <text:p>115,221</text:p>
          </table:table-cell>
          <table:table-cell office:value-type="float" office:value="99632.386156999986" table:style-name="ce21">
            <text:p>99,632</text:p>
          </table:table-cell>
          <table:table-cell office:value-type="float" office:value="91408.306918999995" table:style-name="ce21">
            <text:p>91,408</text:p>
          </table:table-cell>
          <table:table-cell office:value-type="float" office:value="81377.755384999982" table:style-name="ce21">
            <text:p>81,378</text:p>
          </table:table-cell>
          <table:table-cell office:value-type="float" office:value="72020.664531999995" table:style-name="ce21">
            <text:p>72,021</text:p>
          </table:table-cell>
          <table:table-cell office:value-type="float" office:value="63341.312617000003" table:style-name="ce21">
            <text:p>63,341</text:p>
          </table:table-cell>
          <table:table-cell office:value-type="float" office:value="55785.786831999991" table:style-name="ce21">
            <text:p>55,786</text:p>
          </table:table-cell>
          <table:table-cell office:value-type="float" office:value="49078.707364000002" table:style-name="ce21">
            <text:p>49,079</text:p>
          </table:table-cell>
          <table:table-cell office:value-type="float" office:value="43089.787153999998" table:style-name="ce21">
            <text:p>43,090</text:p>
          </table:table-cell>
          <table:table-cell office:value-type="float" office:value="37882.53491799999" table:style-name="ce21">
            <text:p>37,883</text:p>
          </table:table-cell>
          <table:table-cell office:value-type="float" office:value="33418.206005000007" table:style-name="ce21">
            <text:p>33,418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8779.21403732609" table:style-name="ce21">
            <text:p>8,779</text:p>
          </table:table-cell>
          <table:table-cell office:value-type="float" office:value="8611.027577847557" table:style-name="ce21">
            <text:p>8,611</text:p>
          </table:table-cell>
          <table:table-cell office:value-type="float" office:value="8599.9714710823919" table:style-name="ce21">
            <text:p>8,600</text:p>
          </table:table-cell>
          <table:table-cell office:value-type="float" office:value="8120.8905213753687" table:style-name="ce21">
            <text:p>8,121</text:p>
          </table:table-cell>
          <table:table-cell office:value-type="float" office:value="7747.7760209749003" table:style-name="ce21">
            <text:p>7,748</text:p>
          </table:table-cell>
          <table:table-cell office:value-type="float" office:value="7485.8499971553301" table:style-name="ce21">
            <text:p>7,486</text:p>
          </table:table-cell>
          <table:table-cell office:value-type="float" office:value="7515.3725372887302" table:style-name="ce21">
            <text:p>7,515</text:p>
          </table:table-cell>
          <table:table-cell office:value-type="float" office:value="7347.5090981467811" table:style-name="ce21">
            <text:p>7,348</text:p>
          </table:table-cell>
          <table:table-cell office:value-type="float" office:value="7485.4120271988777" table:style-name="ce21">
            <text:p>7,485</text:p>
          </table:table-cell>
          <table:table-cell office:value-type="float" office:value="7259.3318446593266" table:style-name="ce21">
            <text:p>7,259</text:p>
          </table:table-cell>
          <table:table-cell office:value-type="float" office:value="6976.5247856058731" table:style-name="ce21">
            <text:p>6,977</text:p>
          </table:table-cell>
          <table:table-cell office:value-type="float" office:value="6203.5076746768655" table:style-name="ce21">
            <text:p>6,204</text:p>
          </table:table-cell>
          <table:table-cell office:value-type="float" office:value="6158.8247963277081" table:style-name="ce21">
            <text:p>6,159</text:p>
          </table:table-cell>
          <table:table-cell office:value-type="float" office:value="6042.1587852753855" table:style-name="ce21">
            <text:p>6,042</text:p>
          </table:table-cell>
          <table:table-cell office:value-type="float" office:value="5818.8697196890471" table:style-name="ce21">
            <text:p>5,819</text:p>
          </table:table-cell>
          <table:table-cell office:value-type="float" office:value="5813.4448894512225" table:style-name="ce21">
            <text:p>5,813</text:p>
          </table:table-cell>
          <table:table-cell office:value-type="float" office:value="5859.452325220378" table:style-name="ce21">
            <text:p>5,859</text:p>
          </table:table-cell>
          <table:table-cell office:value-type="float" office:value="5876.0343706312015" table:style-name="ce21">
            <text:p>5,876</text:p>
          </table:table-cell>
          <table:table-cell office:value-type="float" office:value="5884.2713033808686" table:style-name="ce21">
            <text:p>5,884</text:p>
          </table:table-cell>
          <table:table-cell office:value-type="float" office:value="5891.4302501931761" table:style-name="ce21">
            <text:p>5,891</text:p>
          </table:table-cell>
          <table:table-cell office:value-type="float" office:value="5907.0356290168584" table:style-name="ce21">
            <text:p>5,907</text:p>
          </table:table-cell>
          <table:table-cell office:value-type="float" office:value="5914.094626183517" table:style-name="ce21">
            <text:p>5,914</text:p>
          </table:table-cell>
          <table:table-cell office:value-type="float" office:value="5920.7901785548838" table:style-name="ce21">
            <text:p>5,921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27714.044197423122" table:style-name="ce21">
            <text:p>27,714</text:p>
          </table:table-cell>
          <table:table-cell office:value-type="float" office:value="24818.153837786132" table:style-name="ce21">
            <text:p>24,818</text:p>
          </table:table-cell>
          <table:table-cell office:value-type="float" office:value="22922.814469504126" table:style-name="ce21">
            <text:p>22,923</text:p>
          </table:table-cell>
          <table:table-cell office:value-type="float" office:value="27195.248150283569" table:style-name="ce21">
            <text:p>27,195</text:p>
          </table:table-cell>
          <table:table-cell office:value-type="float" office:value="28674.455409197304" table:style-name="ce21">
            <text:p>28,674</text:p>
          </table:table-cell>
          <table:table-cell office:value-type="float" office:value="31726.224234434969" table:style-name="ce21">
            <text:p>31,726</text:p>
          </table:table-cell>
          <table:table-cell office:value-type="float" office:value="31372.334820279579" table:style-name="ce21">
            <text:p>31,372</text:p>
          </table:table-cell>
          <table:table-cell office:value-type="float" office:value="29950.205482856709" table:style-name="ce21">
            <text:p>29,950</text:p>
          </table:table-cell>
          <table:table-cell office:value-type="float" office:value="30843.062834138884" table:style-name="ce21">
            <text:p>30,843</text:p>
          </table:table-cell>
          <table:table-cell office:value-type="float" office:value="28694.40451614893" table:style-name="ce21">
            <text:p>28,694</text:p>
          </table:table-cell>
          <table:table-cell office:value-type="float" office:value="28541.6746438638" table:style-name="ce21">
            <text:p>28,542</text:p>
          </table:table-cell>
          <table:table-cell office:value-type="float" office:value="27092.966222649746" table:style-name="ce21">
            <text:p>27,093</text:p>
          </table:table-cell>
          <table:table-cell office:value-type="float" office:value="24240.092885751794" table:style-name="ce21">
            <text:p>24,240</text:p>
          </table:table-cell>
          <table:table-cell office:value-type="float" office:value="26966.572994829079" table:style-name="ce21">
            <text:p>26,967</text:p>
          </table:table-cell>
          <table:table-cell office:value-type="float" office:value="25204.512371145782" table:style-name="ce21">
            <text:p>25,205</text:p>
          </table:table-cell>
          <table:table-cell office:value-type="float" office:value="26822.507543704822" table:style-name="ce21">
            <text:p>26,823</text:p>
          </table:table-cell>
          <table:table-cell office:value-type="float" office:value="27520.424100318465" table:style-name="ce21">
            <text:p>27,520</text:p>
          </table:table-cell>
          <table:table-cell office:value-type="float" office:value="27957.171393481152" table:style-name="ce21">
            <text:p>27,957</text:p>
          </table:table-cell>
          <table:table-cell office:value-type="float" office:value="28393.496477313412" table:style-name="ce21">
            <text:p>28,393</text:p>
          </table:table-cell>
          <table:table-cell office:value-type="float" office:value="28482.799242801368" table:style-name="ce21">
            <text:p>28,483</text:p>
          </table:table-cell>
          <table:table-cell office:value-type="float" office:value="28571.990081796626" table:style-name="ce21">
            <text:p>28,572</text:p>
          </table:table-cell>
          <table:table-cell office:value-type="float" office:value="28661.099414776749" table:style-name="ce21">
            <text:p>28,661</text:p>
          </table:table-cell>
          <table:table-cell office:value-type="float" office:value="28750.12282830714" table:style-name="ce21">
            <text:p>28,750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449320.29439074511" table:style-name="ce22">
            <text:p>449,320</text:p>
          </table:table-cell>
          <table:table-cell office:value-type="float" office:value="425057.33956302935" table:style-name="ce22">
            <text:p>425,057</text:p>
          </table:table-cell>
          <table:table-cell office:value-type="float" office:value="434778.26721670816" table:style-name="ce22">
            <text:p>434,778</text:p>
          </table:table-cell>
          <table:table-cell office:value-type="float" office:value="429091.76306315191" table:style-name="ce22">
            <text:p>429,092</text:p>
          </table:table-cell>
          <table:table-cell office:value-type="float" office:value="404970.31478846184" table:style-name="ce22">
            <text:p>404,970</text:p>
          </table:table-cell>
          <table:table-cell office:value-type="float" office:value="394166.28169680329" table:style-name="ce22">
            <text:p>394,166</text:p>
          </table:table-cell>
          <table:table-cell office:value-type="float" office:value="379569.30964262522" table:style-name="ce22">
            <text:p>379,569</text:p>
          </table:table-cell>
          <table:table-cell office:value-type="float" office:value="363355.8791917233" table:style-name="ce22">
            <text:p>363,356</text:p>
          </table:table-cell>
          <table:table-cell office:value-type="float" office:value="352833.75615733763" table:style-name="ce22">
            <text:p>352,834</text:p>
          </table:table-cell>
          <table:table-cell office:value-type="float" office:value="331427.34033580823" table:style-name="ce22">
            <text:p>331,427</text:p>
          </table:table-cell>
          <table:table-cell office:value-type="float" office:value="301700.07283746975" table:style-name="ce22">
            <text:p>301,700</text:p>
          </table:table-cell>
          <table:table-cell office:value-type="float" office:value="265943.97695632657" table:style-name="ce22">
            <text:p>265,944</text:p>
          </table:table-cell>
          <table:table-cell office:value-type="float" office:value="247590.46413807946" table:style-name="ce22">
            <text:p>247,590</text:p>
          </table:table-cell>
          <table:table-cell office:value-type="float" office:value="235224.16093710443" table:style-name="ce22">
            <text:p>235,224</text:p>
          </table:table-cell>
          <table:table-cell office:value-type="float" office:value="216636.23900983477" table:style-name="ce22">
            <text:p>216,636</text:p>
          </table:table-cell>
          <table:table-cell office:value-type="float" office:value="208669.21642371602" table:style-name="ce22">
            <text:p>208,669</text:p>
          </table:table-cell>
          <table:table-cell office:value-type="float" office:value="202178.68525359328" table:style-name="ce22">
            <text:p>202,179</text:p>
          </table:table-cell>
          <table:table-cell office:value-type="float" office:value="188108.29120718432" table:style-name="ce22">
            <text:p>188,108</text:p>
          </table:table-cell>
          <table:table-cell office:value-type="float" office:value="180074.32274468639" table:style-name="ce22">
            <text:p>180,074</text:p>
          </table:table-cell>
          <table:table-cell office:value-type="float" office:value="172789.67621241446" table:style-name="ce22">
            <text:p>172,790</text:p>
          </table:table-cell>
          <table:table-cell office:value-type="float" office:value="164064.28564112843" table:style-name="ce22">
            <text:p>164,064</text:p>
          </table:table-cell>
          <table:table-cell office:value-type="float" office:value="160091.81213866107" table:style-name="ce22">
            <text:p>160,092</text:p>
          </table:table-cell>
          <table:table-cell office:value-type="float" office:value="152375.94619943603" table:style-name="ce22">
            <text:p>152,376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THC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70663.840602020689" table:style-name="ce21">
            <text:p>70,664</text:p>
          </table:table-cell>
          <table:table-cell office:value-type="float" office:value="69057.675031452804" table:style-name="ce21">
            <text:p>69,058</text:p>
          </table:table-cell>
          <table:table-cell office:value-type="float" office:value="86254.343949967821" table:style-name="ce21">
            <text:p>86,254</text:p>
          </table:table-cell>
          <table:table-cell office:value-type="float" office:value="82447.002093475297" table:style-name="ce21">
            <text:p>82,447</text:p>
          </table:table-cell>
          <table:table-cell office:value-type="float" office:value="80396.556941181771" table:style-name="ce21">
            <text:p>80,397</text:p>
          </table:table-cell>
          <table:table-cell office:value-type="float" office:value="83122.701357391139" table:style-name="ce21">
            <text:p>83,123</text:p>
          </table:table-cell>
          <table:table-cell office:value-type="float" office:value="96435.195015778547" table:style-name="ce21">
            <text:p>96,435</text:p>
          </table:table-cell>
          <table:table-cell office:value-type="float" office:value="101471.22270612272" table:style-name="ce21">
            <text:p>101,471</text:p>
          </table:table-cell>
          <table:table-cell office:value-type="float" office:value="103363.59644643079" table:style-name="ce21">
            <text:p>103,364</text:p>
          </table:table-cell>
          <table:table-cell office:value-type="float" office:value="109725.6625361535" table:style-name="ce21">
            <text:p>109,726</text:p>
          </table:table-cell>
          <table:table-cell office:value-type="float" office:value="98990.085620743979" table:style-name="ce21">
            <text:p>98,990</text:p>
          </table:table-cell>
          <table:table-cell office:value-type="float" office:value="88949.400668273942" table:style-name="ce21">
            <text:p>88,949</text:p>
          </table:table-cell>
          <table:table-cell office:value-type="float" office:value="87955.750455285757" table:style-name="ce21">
            <text:p>87,956</text:p>
          </table:table-cell>
          <table:table-cell office:value-type="float" office:value="85761.676402928861" table:style-name="ce21">
            <text:p>85,762</text:p>
          </table:table-cell>
          <table:table-cell office:value-type="float" office:value="78048.722843951327" table:style-name="ce21">
            <text:p>78,049</text:p>
          </table:table-cell>
          <table:table-cell office:value-type="float" office:value="77226.840533289811" table:style-name="ce21">
            <text:p>77,227</text:p>
          </table:table-cell>
          <table:table-cell office:value-type="float" office:value="76412.451564828938" table:style-name="ce21">
            <text:p>76,412</text:p>
          </table:table-cell>
          <table:table-cell office:value-type="float" office:value="75256.064064074948" table:style-name="ce21">
            <text:p>75,256</text:p>
          </table:table-cell>
          <table:table-cell office:value-type="float" office:value="74647.07372453752" table:style-name="ce21">
            <text:p>74,647</text:p>
          </table:table-cell>
          <table:table-cell office:value-type="float" office:value="74031.593972877439" table:style-name="ce21">
            <text:p>74,032</text:p>
          </table:table-cell>
          <table:table-cell office:value-type="float" office:value="73395.303319496583" table:style-name="ce21">
            <text:p>73,395</text:p>
          </table:table-cell>
          <table:table-cell office:value-type="float" office:value="72744.179090394027" table:style-name="ce21">
            <text:p>72,744</text:p>
          </table:table-cell>
          <table:table-cell office:value-type="float" office:value="71564.386251772463" table:style-name="ce21">
            <text:p>71,564</text:p>
          </table:table-cell>
          <table:table-cell table:number-columns-repeated="9" table:style-name="ce5"/>
          <table:table-cell table:style-name="ce14"/>
          <table:table-cell table:number-columns-repeated="16349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35320.60970443115" table:style-name="ce21">
            <text:p>135,321</text:p>
          </table:table-cell>
          <table:table-cell office:value-type="float" office:value="134045.04385599814" table:style-name="ce21">
            <text:p>134,045</text:p>
          </table:table-cell>
          <table:table-cell office:value-type="float" office:value="133302.38436421545" table:style-name="ce21">
            <text:p>133,302</text:p>
          </table:table-cell>
          <table:table-cell office:value-type="float" office:value="132454.94532564384" table:style-name="ce21">
            <text:p>132,455</text:p>
          </table:table-cell>
          <table:table-cell office:value-type="float" office:value="127160.92695832718" table:style-name="ce21">
            <text:p>127,161</text:p>
          </table:table-cell>
          <table:table-cell office:value-type="float" office:value="125425.20148310631" table:style-name="ce21">
            <text:p>125,425</text:p>
          </table:table-cell>
          <table:table-cell office:value-type="float" office:value="120365.73413740849" table:style-name="ce21">
            <text:p>120,366</text:p>
          </table:table-cell>
          <table:table-cell office:value-type="float" office:value="118825.90001188542" table:style-name="ce21">
            <text:p>118,826</text:p>
          </table:table-cell>
          <table:table-cell office:value-type="float" office:value="117014.47670099999" table:style-name="ce21">
            <text:p>117,014</text:p>
          </table:table-cell>
          <table:table-cell office:value-type="float" office:value="111808.61014300001" table:style-name="ce21">
            <text:p>111,809</text:p>
          </table:table-cell>
          <table:table-cell office:value-type="float" office:value="107328.08725500001" table:style-name="ce21">
            <text:p>107,328</text:p>
          </table:table-cell>
          <table:table-cell office:value-type="float" office:value="106565.645425" table:style-name="ce21">
            <text:p>106,566</text:p>
          </table:table-cell>
          <table:table-cell office:value-type="float" office:value="107471.59957299998" table:style-name="ce21">
            <text:p>107,472</text:p>
          </table:table-cell>
          <table:table-cell office:value-type="float" office:value="94087.330525999991" table:style-name="ce21">
            <text:p>94,087</text:p>
          </table:table-cell>
          <table:table-cell office:value-type="float" office:value="92471.683594999995" table:style-name="ce21">
            <text:p>92,472</text:p>
          </table:table-cell>
          <table:table-cell office:value-type="float" office:value="87302.644701000012" table:style-name="ce21">
            <text:p>87,303</text:p>
          </table:table-cell>
          <table:table-cell office:value-type="float" office:value="81048.814822000015" table:style-name="ce21">
            <text:p>81,049</text:p>
          </table:table-cell>
          <table:table-cell office:value-type="float" office:value="74668.029299000002" table:style-name="ce21">
            <text:p>74,668</text:p>
          </table:table-cell>
          <table:table-cell office:value-type="float" office:value="70141.446332000007" table:style-name="ce21">
            <text:p>70,141</text:p>
          </table:table-cell>
          <table:table-cell office:value-type="float" office:value="65953.752701999998" table:style-name="ce21">
            <text:p>65,954</text:p>
          </table:table-cell>
          <table:table-cell office:value-type="float" office:value="62029.964044000008" table:style-name="ce21">
            <text:p>62,030</text:p>
          </table:table-cell>
          <table:table-cell office:value-type="float" office:value="58389.619610999995" table:style-name="ce21">
            <text:p>58,390</text:p>
          </table:table-cell>
          <table:table-cell office:value-type="float" office:value="55003.829311000001" table:style-name="ce21">
            <text:p>55,004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290147.48386170925" table:style-name="ce21">
            <text:p>290,147</text:p>
          </table:table-cell>
          <table:table-cell office:value-type="float" office:value="273087.83611028828" table:style-name="ce21">
            <text:p>273,088</text:p>
          </table:table-cell>
          <table:table-cell office:value-type="float" office:value="289578.45879206917" table:style-name="ce21">
            <text:p>289,578</text:p>
          </table:table-cell>
          <table:table-cell office:value-type="float" office:value="286560.23245559674" table:style-name="ce21">
            <text:p>286,560</text:p>
          </table:table-cell>
          <table:table-cell office:value-type="float" office:value="282434.05877617991" table:style-name="ce21">
            <text:p>282,434</text:p>
          </table:table-cell>
          <table:table-cell office:value-type="float" office:value="289425.36106061144" table:style-name="ce21">
            <text:p>289,425</text:p>
          </table:table-cell>
          <table:table-cell office:value-type="float" office:value="288725.45178083051" table:style-name="ce21">
            <text:p>288,725</text:p>
          </table:table-cell>
          <table:table-cell office:value-type="float" office:value="283135.4262385511" table:style-name="ce21">
            <text:p>283,135</text:p>
          </table:table-cell>
          <table:table-cell office:value-type="float" office:value="283293.81055421918" table:style-name="ce21">
            <text:p>283,294</text:p>
          </table:table-cell>
          <table:table-cell office:value-type="float" office:value="283326.97046293342" table:style-name="ce21">
            <text:p>283,327</text:p>
          </table:table-cell>
          <table:table-cell office:value-type="float" office:value="274206.21448348754" table:style-name="ce21">
            <text:p>274,206</text:p>
          </table:table-cell>
          <table:table-cell office:value-type="float" office:value="264484.33369313483" table:style-name="ce21">
            <text:p>264,484</text:p>
          </table:table-cell>
          <table:table-cell office:value-type="float" office:value="264643.55357519339" table:style-name="ce21">
            <text:p>264,644</text:p>
          </table:table-cell>
          <table:table-cell office:value-type="float" office:value="271126.08130501187" table:style-name="ce21">
            <text:p>271,126</text:p>
          </table:table-cell>
          <table:table-cell office:value-type="float" office:value="268833.77551627363" table:style-name="ce21">
            <text:p>268,834</text:p>
          </table:table-cell>
          <table:table-cell office:value-type="float" office:value="261601.9852293838" table:style-name="ce21">
            <text:p>261,602</text:p>
          </table:table-cell>
          <table:table-cell office:value-type="float" office:value="254065.16891160299" table:style-name="ce21">
            <text:p>254,065</text:p>
          </table:table-cell>
          <table:table-cell office:value-type="float" office:value="245501.0129959053" table:style-name="ce21">
            <text:p>245,501</text:p>
          </table:table-cell>
          <table:table-cell office:value-type="float" office:value="235826.1327897961" table:style-name="ce21">
            <text:p>235,826</text:p>
          </table:table-cell>
          <table:table-cell office:value-type="float" office:value="229237.21657958359" table:style-name="ce21">
            <text:p>229,237</text:p>
          </table:table-cell>
          <table:table-cell office:value-type="float" office:value="222636.50108670004" table:style-name="ce21">
            <text:p>222,637</text:p>
          </table:table-cell>
          <table:table-cell office:value-type="float" office:value="216105.72501472052" table:style-name="ce21">
            <text:p>216,106</text:p>
          </table:table-cell>
          <table:table-cell office:value-type="float" office:value="210526.69782387916" table:style-name="ce21">
            <text:p>210,527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2595.8153389414088" table:style-name="ce21">
            <text:p>2,596</text:p>
          </table:table-cell>
          <table:table-cell office:value-type="float" office:value="2330.8733491788571" table:style-name="ce21">
            <text:p>2,331</text:p>
          </table:table-cell>
          <table:table-cell office:value-type="float" office:value="2208.7642872157235" table:style-name="ce21">
            <text:p>2,209</text:p>
          </table:table-cell>
          <table:table-cell office:value-type="float" office:value="2384.6190135338366" table:style-name="ce21">
            <text:p>2,385</text:p>
          </table:table-cell>
          <table:table-cell office:value-type="float" office:value="2552.93382861297" table:style-name="ce21">
            <text:p>2,553</text:p>
          </table:table-cell>
          <table:table-cell office:value-type="float" office:value="2775.3089144291912" table:style-name="ce21">
            <text:p>2,775</text:p>
          </table:table-cell>
          <table:table-cell office:value-type="float" office:value="2741.6862316262286" table:style-name="ce21">
            <text:p>2,742</text:p>
          </table:table-cell>
          <table:table-cell office:value-type="float" office:value="2469.7870793283528" table:style-name="ce21">
            <text:p>2,470</text:p>
          </table:table-cell>
          <table:table-cell office:value-type="float" office:value="2483.3116174189113" table:style-name="ce21">
            <text:p>2,483</text:p>
          </table:table-cell>
          <table:table-cell office:value-type="float" office:value="2346.1583477152362" table:style-name="ce21">
            <text:p>2,346</text:p>
          </table:table-cell>
          <table:table-cell office:value-type="float" office:value="2490.4738451223348" table:style-name="ce21">
            <text:p>2,490</text:p>
          </table:table-cell>
          <table:table-cell office:value-type="float" office:value="2276.9181753558842" table:style-name="ce21">
            <text:p>2,277</text:p>
          </table:table-cell>
          <table:table-cell office:value-type="float" office:value="2090.8924273029425" table:style-name="ce21">
            <text:p>2,091</text:p>
          </table:table-cell>
          <table:table-cell office:value-type="float" office:value="2152.5713671174581" table:style-name="ce21">
            <text:p>2,153</text:p>
          </table:table-cell>
          <table:table-cell office:value-type="float" office:value="2035.3806861847233" table:style-name="ce21">
            <text:p>2,035</text:p>
          </table:table-cell>
          <table:table-cell office:value-type="float" office:value="2267.676161353942" table:style-name="ce21">
            <text:p>2,268</text:p>
          </table:table-cell>
          <table:table-cell office:value-type="float" office:value="2336.1475244106532" table:style-name="ce21">
            <text:p>2,336</text:p>
          </table:table-cell>
          <table:table-cell office:value-type="float" office:value="2357.7176187155655" table:style-name="ce21">
            <text:p>2,358</text:p>
          </table:table-cell>
          <table:table-cell office:value-type="float" office:value="2379.422151521926" table:style-name="ce21">
            <text:p>2,379</text:p>
          </table:table-cell>
          <table:table-cell office:value-type="float" office:value="2386.8962535093106" table:style-name="ce21">
            <text:p>2,387</text:p>
          </table:table-cell>
          <table:table-cell office:value-type="float" office:value="2394.363843450998" table:style-name="ce21">
            <text:p>2,394</text:p>
          </table:table-cell>
          <table:table-cell office:value-type="float" office:value="2401.8260227106239" table:style-name="ce21">
            <text:p>2,402</text:p>
          </table:table-cell>
          <table:table-cell office:value-type="float" office:value="2409.2817163731793" table:style-name="ce21">
            <text:p>2,409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498727.74950710248" table:style-name="ce22">
            <text:p>498,728</text:p>
          </table:table-cell>
          <table:table-cell office:value-type="float" office:value="478521.42834691808" table:style-name="ce22">
            <text:p>478,521</text:p>
          </table:table-cell>
          <table:table-cell office:value-type="float" office:value="511343.95139346813" table:style-name="ce22">
            <text:p>511,344</text:p>
          </table:table-cell>
          <table:table-cell office:value-type="float" office:value="503846.79888824967" table:style-name="ce22">
            <text:p>503,847</text:p>
          </table:table-cell>
          <table:table-cell office:value-type="float" office:value="492544.47650430183" table:style-name="ce22">
            <text:p>492,544</text:p>
          </table:table-cell>
          <table:table-cell office:value-type="float" office:value="500748.57281553809" table:style-name="ce22">
            <text:p>500,749</text:p>
          </table:table-cell>
          <table:table-cell office:value-type="float" office:value="508268.06716564379" table:style-name="ce22">
            <text:p>508,268</text:p>
          </table:table-cell>
          <table:table-cell office:value-type="float" office:value="505902.33603588759" table:style-name="ce22">
            <text:p>505,902</text:p>
          </table:table-cell>
          <table:table-cell office:value-type="float" office:value="506155.19531906885" table:style-name="ce22">
            <text:p>506,155</text:p>
          </table:table-cell>
          <table:table-cell office:value-type="float" office:value="507207.40148980211" table:style-name="ce22">
            <text:p>507,207</text:p>
          </table:table-cell>
          <table:table-cell office:value-type="float" office:value="483014.86120435386" table:style-name="ce22">
            <text:p>483,015</text:p>
          </table:table-cell>
          <table:table-cell office:value-type="float" office:value="462276.29796176462" table:style-name="ce22">
            <text:p>462,276</text:p>
          </table:table-cell>
          <table:table-cell office:value-type="float" office:value="462161.7960307821" table:style-name="ce22">
            <text:p>462,162</text:p>
          </table:table-cell>
          <table:table-cell office:value-type="float" office:value="453127.65960105817" table:style-name="ce22">
            <text:p>453,128</text:p>
          </table:table-cell>
          <table:table-cell office:value-type="float" office:value="441389.56264140969" table:style-name="ce22">
            <text:p>441,390</text:p>
          </table:table-cell>
          <table:table-cell office:value-type="float" office:value="428399.14662502758" table:style-name="ce22">
            <text:p>428,399</text:p>
          </table:table-cell>
          <table:table-cell office:value-type="float" office:value="413862.58282284258" table:style-name="ce22">
            <text:p>413,863</text:p>
          </table:table-cell>
          <table:table-cell office:value-type="float" office:value="397782.82397769578" table:style-name="ce22">
            <text:p>397,783</text:p>
          </table:table-cell>
          <table:table-cell office:value-type="float" office:value="382994.07499785558" table:style-name="ce22">
            <text:p>382,994</text:p>
          </table:table-cell>
          <table:table-cell office:value-type="float" office:value="371609.45950797037" table:style-name="ce22">
            <text:p>371,609</text:p>
          </table:table-cell>
          <table:table-cell office:value-type="float" office:value="360456.13229364762" table:style-name="ce22">
            <text:p>360,456</text:p>
          </table:table-cell>
          <table:table-cell office:value-type="float" office:value="349641.34973882523" table:style-name="ce22">
            <text:p>349,641</text:p>
          </table:table-cell>
          <table:table-cell office:value-type="float" office:value="339504.19510302483" table:style-name="ce22">
            <text:p>339,504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NMHC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59362.94671333336" table:style-name="ce21">
            <text:p>59,363</text:p>
          </table:table-cell>
          <table:table-cell office:value-type="float" office:value="53986.775000000001" table:style-name="ce21">
            <text:p>53,987</text:p>
          </table:table-cell>
          <table:table-cell office:value-type="float" office:value="71456.698000000033" table:style-name="ce21">
            <text:p>71,457</text:p>
          </table:table-cell>
          <table:table-cell office:value-type="float" office:value="68097.293000000034" table:style-name="ce21">
            <text:p>68,097</text:p>
          </table:table-cell>
          <table:table-cell office:value-type="float" office:value="66369.492000000027" table:style-name="ce21">
            <text:p>66,369</text:p>
          </table:table-cell>
          <table:table-cell office:value-type="float" office:value="68876.880000000019" table:style-name="ce21">
            <text:p>68,877</text:p>
          </table:table-cell>
          <table:table-cell office:value-type="float" office:value="80098.973000000027" table:style-name="ce21">
            <text:p>80,099</text:p>
          </table:table-cell>
          <table:table-cell office:value-type="float" office:value="85129.779000000039" table:style-name="ce21">
            <text:p>85,130</text:p>
          </table:table-cell>
          <table:table-cell office:value-type="float" office:value="85978.589000000051" table:style-name="ce21">
            <text:p>85,979</text:p>
          </table:table-cell>
          <table:table-cell office:value-type="float" office:value="91346.841840000052" table:style-name="ce21">
            <text:p>91,347</text:p>
          </table:table-cell>
          <table:table-cell office:value-type="float" office:value="82989.424420000025" table:style-name="ce21">
            <text:p>82,989</text:p>
          </table:table-cell>
          <table:table-cell office:value-type="float" office:value="73952.251999999993" table:style-name="ce21">
            <text:p>73,952</text:p>
          </table:table-cell>
          <table:table-cell office:value-type="float" office:value="74005.523000000001" table:style-name="ce21">
            <text:p>74,006</text:p>
          </table:table-cell>
          <table:table-cell office:value-type="float" office:value="71937.267000000051" table:style-name="ce21">
            <text:p>71,937</text:p>
          </table:table-cell>
          <table:table-cell office:value-type="float" office:value="65371.632000000005" table:style-name="ce21">
            <text:p>65,372</text:p>
          </table:table-cell>
          <table:table-cell office:value-type="float" office:value="64647.377816302083" table:style-name="ce21">
            <text:p>64,647</text:p>
          </table:table-cell>
          <table:table-cell office:value-type="float" office:value="63931.220623375011" table:style-name="ce21">
            <text:p>63,931</text:p>
          </table:table-cell>
          <table:table-cell office:value-type="float" office:value="62968.17128795811" table:style-name="ce21">
            <text:p>62,968</text:p>
          </table:table-cell>
          <table:table-cell office:value-type="float" office:value="62430.040408998604" table:style-name="ce21">
            <text:p>62,430</text:p>
          </table:table-cell>
          <table:table-cell office:value-type="float" office:value="61887.066395660811" table:style-name="ce21">
            <text:p>61,887</text:p>
          </table:table-cell>
          <table:table-cell office:value-type="float" office:value="61327.64614975053" table:style-name="ce21">
            <text:p>61,328</text:p>
          </table:table-cell>
          <table:table-cell office:value-type="float" office:value="60756.481838343694" table:style-name="ce21">
            <text:p>60,756</text:p>
          </table:table-cell>
          <table:table-cell office:value-type="float" office:value="59758.192633144317" table:style-name="ce21">
            <text:p>59,758</text:p>
          </table:table-cell>
          <table:table-cell table:number-columns-repeated="9" table:style-name="ce5"/>
          <table:table-cell table:style-name="ce14"/>
          <table:table-cell table:number-columns-repeated="16349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27591.31724270699" table:style-name="ce21">
            <text:p>127,591</text:p>
          </table:table-cell>
          <table:table-cell office:value-type="float" office:value="126490.09914815771" table:style-name="ce21">
            <text:p>126,490</text:p>
          </table:table-cell>
          <table:table-cell office:value-type="float" office:value="125952.28345890726" table:style-name="ce21">
            <text:p>125,952</text:p>
          </table:table-cell>
          <table:table-cell office:value-type="float" office:value="125251.11175051643" table:style-name="ce21">
            <text:p>125,251</text:p>
          </table:table-cell>
          <table:table-cell office:value-type="float" office:value="120376.32584556023" table:style-name="ce21">
            <text:p>120,376</text:p>
          </table:table-cell>
          <table:table-cell office:value-type="float" office:value="118823.33379016578" table:style-name="ce21">
            <text:p>118,823</text:p>
          </table:table-cell>
          <table:table-cell office:value-type="float" office:value="114220.60654415358" table:style-name="ce21">
            <text:p>114,221</text:p>
          </table:table-cell>
          <table:table-cell office:value-type="float" office:value="112893.70898840384" table:style-name="ce21">
            <text:p>112,894</text:p>
          </table:table-cell>
          <table:table-cell office:value-type="float" office:value="107881.58721900001" table:style-name="ce21">
            <text:p>107,882</text:p>
          </table:table-cell>
          <table:table-cell office:value-type="float" office:value="103155.36134900001" table:style-name="ce21">
            <text:p>103,155</text:p>
          </table:table-cell>
          <table:table-cell office:value-type="float" office:value="98968.417299000022" table:style-name="ce21">
            <text:p>98,968</text:p>
          </table:table-cell>
          <table:table-cell office:value-type="float" office:value="98281.593839999987" table:style-name="ce21">
            <text:p>98,282</text:p>
          </table:table-cell>
          <table:table-cell office:value-type="float" office:value="99217.377882999979" table:style-name="ce21">
            <text:p>99,217</text:p>
          </table:table-cell>
          <table:table-cell office:value-type="float" office:value="86809.312894000002" table:style-name="ce21">
            <text:p>86,809</text:p>
          </table:table-cell>
          <table:table-cell office:value-type="float" office:value="85317.711110000004" table:style-name="ce21">
            <text:p>85,318</text:p>
          </table:table-cell>
          <table:table-cell office:value-type="float" office:value="80672.926670000001" table:style-name="ce21">
            <text:p>80,673</text:p>
          </table:table-cell>
          <table:table-cell office:value-type="float" office:value="74886.302981999994" table:style-name="ce21">
            <text:p>74,886</text:p>
          </table:table-cell>
          <table:table-cell office:value-type="float" office:value="68981.255661999996" table:style-name="ce21">
            <text:p>68,981</text:p>
          </table:table-cell>
          <table:table-cell office:value-type="float" office:value="64798.654571000014" table:style-name="ce21">
            <text:p>64,799</text:p>
          </table:table-cell>
          <table:table-cell office:value-type="float" office:value="60927.174542000001" table:style-name="ce21">
            <text:p>60,927</text:p>
          </table:table-cell>
          <table:table-cell office:value-type="float" office:value="57298.28736200001" table:style-name="ce21">
            <text:p>57,298</text:p>
          </table:table-cell>
          <table:table-cell office:value-type="float" office:value="53930.191414000008" table:style-name="ce21">
            <text:p>53,930</text:p>
          </table:table-cell>
          <table:table-cell office:value-type="float" office:value="50796.01440700001" table:style-name="ce21">
            <text:p>50,796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220985.50601172415" table:style-name="ce21">
            <text:p>220,986</text:p>
          </table:table-cell>
          <table:table-cell office:value-type="float" office:value="205922.24867554076" table:style-name="ce21">
            <text:p>205,922</text:p>
          </table:table-cell>
          <table:table-cell office:value-type="float" office:value="224331.4035915393" table:style-name="ce21">
            <text:p>224,331</text:p>
          </table:table-cell>
          <table:table-cell office:value-type="float" office:value="222230.55465721205" table:style-name="ce21">
            <text:p>222,231</text:p>
          </table:table-cell>
          <table:table-cell office:value-type="float" office:value="219022.35566012989" table:style-name="ce21">
            <text:p>219,022</text:p>
          </table:table-cell>
          <table:table-cell office:value-type="float" office:value="226677.49424844226" table:style-name="ce21">
            <text:p>226,677</text:p>
          </table:table-cell>
          <table:table-cell office:value-type="float" office:value="225249.21815206108" table:style-name="ce21">
            <text:p>225,249</text:p>
          </table:table-cell>
          <table:table-cell office:value-type="float" office:value="218877.64685454624" table:style-name="ce21">
            <text:p>218,878</text:p>
          </table:table-cell>
          <table:table-cell office:value-type="float" office:value="218322.17192658628" table:style-name="ce21">
            <text:p>218,322</text:p>
          </table:table-cell>
          <table:table-cell office:value-type="float" office:value="218943.89662241979" table:style-name="ce21">
            <text:p>218,944</text:p>
          </table:table-cell>
          <table:table-cell office:value-type="float" office:value="210508.83968292639" table:style-name="ce21">
            <text:p>210,509</text:p>
          </table:table-cell>
          <table:table-cell office:value-type="float" office:value="201968.25855387893" table:style-name="ce21">
            <text:p>201,968</text:p>
          </table:table-cell>
          <table:table-cell office:value-type="float" office:value="203291.00944862794" table:style-name="ce21">
            <text:p>203,291</text:p>
          </table:table-cell>
          <table:table-cell office:value-type="float" office:value="210553.35913369383" table:style-name="ce21">
            <text:p>210,553</text:p>
          </table:table-cell>
          <table:table-cell office:value-type="float" office:value="208249.28131835337" table:style-name="ce21">
            <text:p>208,249</text:p>
          </table:table-cell>
          <table:table-cell office:value-type="float" office:value="207035.72417470903" table:style-name="ce21">
            <text:p>207,036</text:p>
          </table:table-cell>
          <table:table-cell office:value-type="float" office:value="205576.03065065443" table:style-name="ce21">
            <text:p>205,576</text:p>
          </table:table-cell>
          <table:table-cell office:value-type="float" office:value="203499.27067458365" table:style-name="ce21">
            <text:p>203,499</text:p>
          </table:table-cell>
          <table:table-cell office:value-type="float" office:value="201372.54422643004" table:style-name="ce21">
            <text:p>201,373</text:p>
          </table:table-cell>
          <table:table-cell office:value-type="float" office:value="199219.71288719145" table:style-name="ce21">
            <text:p>199,220</text:p>
          </table:table-cell>
          <table:table-cell office:value-type="float" office:value="197054.92160123325" table:style-name="ce21">
            <text:p>197,055</text:p>
          </table:table-cell>
          <table:table-cell office:value-type="float" office:value="194911.48238971116" table:style-name="ce21">
            <text:p>194,911</text:p>
          </table:table-cell>
          <table:table-cell office:value-type="float" office:value="192714.23068178428" table:style-name="ce21">
            <text:p>192,714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2584.3022167847471" table:style-name="ce21">
            <text:p>2,584</text:p>
          </table:table-cell>
          <table:table-cell office:value-type="float" office:value="2319.8178390453832" table:style-name="ce21">
            <text:p>2,320</text:p>
          </table:table-cell>
          <table:table-cell office:value-type="float" office:value="2197.6390710381543" table:style-name="ce21">
            <text:p>2,198</text:p>
          </table:table-cell>
          <table:table-cell office:value-type="float" office:value="2372.6030589841839" table:style-name="ce21">
            <text:p>2,373</text:p>
          </table:table-cell>
          <table:table-cell office:value-type="float" office:value="2538.8244815576491" table:style-name="ce21">
            <text:p>2,539</text:p>
          </table:table-cell>
          <table:table-cell office:value-type="float" office:value="2758.3345503752826" table:style-name="ce21">
            <text:p>2,758</text:p>
          </table:table-cell>
          <table:table-cell office:value-type="float" office:value="2724.8685984985605" table:style-name="ce21">
            <text:p>2,725</text:p>
          </table:table-cell>
          <table:table-cell office:value-type="float" office:value="2457.8245340403791" table:style-name="ce21">
            <text:p>2,458</text:p>
          </table:table-cell>
          <table:table-cell office:value-type="float" office:value="2470.235473105995" table:style-name="ce21">
            <text:p>2,470</text:p>
          </table:table-cell>
          <table:table-cell office:value-type="float" office:value="2333.4482006605895" table:style-name="ce21">
            <text:p>2,333</text:p>
          </table:table-cell>
          <table:table-cell office:value-type="float" office:value="2477.6359520769174" table:style-name="ce21">
            <text:p>2,478</text:p>
          </table:table-cell>
          <table:table-cell office:value-type="float" office:value="2263.9649522811123" table:style-name="ce21">
            <text:p>2,264</text:p>
          </table:table-cell>
          <table:table-cell office:value-type="float" office:value="2077.2237132245218" table:style-name="ce21">
            <text:p>2,077</text:p>
          </table:table-cell>
          <table:table-cell office:value-type="float" office:value="2139.5529645662818" table:style-name="ce21">
            <text:p>2,140</text:p>
          </table:table-cell>
          <table:table-cell office:value-type="float" office:value="2022.508233869374" table:style-name="ce21">
            <text:p>2,023</text:p>
          </table:table-cell>
          <table:table-cell office:value-type="float" office:value="2254.8404412088903" table:style-name="ce21">
            <text:p>2,255</text:p>
          </table:table-cell>
          <table:table-cell office:value-type="float" office:value="2323.3484406539483" table:style-name="ce21">
            <text:p>2,323</text:p>
          </table:table-cell>
          <table:table-cell office:value-type="float" office:value="2344.9547135460843" table:style-name="ce21">
            <text:p>2,345</text:p>
          </table:table-cell>
          <table:table-cell office:value-type="float" office:value="2366.6954167066751" table:style-name="ce21">
            <text:p>2,367</text:p>
          </table:table-cell>
          <table:table-cell office:value-type="float" office:value="2374.2058415465863" table:style-name="ce21">
            <text:p>2,374</text:p>
          </table:table-cell>
          <table:table-cell office:value-type="float" office:value="2381.7097567775204" table:style-name="ce21">
            <text:p>2,382</text:p>
          </table:table-cell>
          <table:table-cell office:value-type="float" office:value="2389.2082591180742" table:style-name="ce21">
            <text:p>2,389</text:p>
          </table:table-cell>
          <table:table-cell office:value-type="float" office:value="2396.7002732808191" table:style-name="ce21">
            <text:p>2,397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410524.07218454924" table:style-name="ce22">
            <text:p>410,524</text:p>
          </table:table-cell>
          <table:table-cell office:value-type="float" office:value="388718.94066274381" table:style-name="ce22">
            <text:p>388,719</text:p>
          </table:table-cell>
          <table:table-cell office:value-type="float" office:value="423938.02412148478" table:style-name="ce22">
            <text:p>423,938</text:p>
          </table:table-cell>
          <table:table-cell office:value-type="float" office:value="417951.56246671273" table:style-name="ce22">
            <text:p>417,952</text:p>
          </table:table-cell>
          <table:table-cell office:value-type="float" office:value="408306.99798724783" table:style-name="ce22">
            <text:p>408,307</text:p>
          </table:table-cell>
          <table:table-cell office:value-type="float" office:value="417136.04258898337" table:style-name="ce22">
            <text:p>417,136</text:p>
          </table:table-cell>
          <table:table-cell office:value-type="float" office:value="422293.66629471321" table:style-name="ce22">
            <text:p>422,294</text:p>
          </table:table-cell>
          <table:table-cell office:value-type="float" office:value="419358.9593769905" table:style-name="ce22">
            <text:p>419,359</text:p>
          </table:table-cell>
          <table:table-cell office:value-type="float" office:value="414652.5836186923" table:style-name="ce22">
            <text:p>414,653</text:p>
          </table:table-cell>
          <table:table-cell office:value-type="float" office:value="415779.54801208043" table:style-name="ce22">
            <text:p>415,780</text:p>
          </table:table-cell>
          <table:table-cell office:value-type="float" office:value="394944.31735400337" table:style-name="ce22">
            <text:p>394,944</text:p>
          </table:table-cell>
          <table:table-cell office:value-type="float" office:value="376466.06934615999" table:style-name="ce22">
            <text:p>376,466</text:p>
          </table:table-cell>
          <table:table-cell office:value-type="float" office:value="378591.13404485246" table:style-name="ce22">
            <text:p>378,591</text:p>
          </table:table-cell>
          <table:table-cell office:value-type="float" office:value="371439.49199226015" table:style-name="ce22">
            <text:p>371,439</text:p>
          </table:table-cell>
          <table:table-cell office:value-type="float" office:value="360961.13266222278" table:style-name="ce22">
            <text:p>360,961</text:p>
          </table:table-cell>
          <table:table-cell office:value-type="float" office:value="354610.86910222005" table:style-name="ce22">
            <text:p>354,611</text:p>
          </table:table-cell>
          <table:table-cell office:value-type="float" office:value="346716.90269668336" table:style-name="ce22">
            <text:p>346,717</text:p>
          </table:table-cell>
          <table:table-cell office:value-type="float" office:value="337793.65233808785" table:style-name="ce22">
            <text:p>337,794</text:p>
          </table:table-cell>
          <table:table-cell office:value-type="float" office:value="330967.93462313531" table:style-name="ce22">
            <text:p>330,968</text:p>
          </table:table-cell>
          <table:table-cell office:value-type="float" office:value="324408.15966639883" table:style-name="ce22">
            <text:p>324,408</text:p>
          </table:table-cell>
          <table:table-cell office:value-type="float" office:value="318062.56486976129" table:style-name="ce22">
            <text:p>318,063</text:p>
          </table:table-cell>
          <table:table-cell office:value-type="float" office:value="311987.36390117294" table:style-name="ce22">
            <text:p>311,987</text:p>
          </table:table-cell>
          <table:table-cell office:value-type="float" office:value="305665.13799520943" table:style-name="ce22">
            <text:p>305,665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CO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281328.68272223626" table:style-name="ce21">
            <text:p>281,329</text:p>
          </table:table-cell>
          <table:table-cell office:value-type="float" office:value="283241.63181502133" table:style-name="ce21">
            <text:p>283,242</text:p>
          </table:table-cell>
          <table:table-cell office:value-type="float" office:value="297538.25402120472" table:style-name="ce21">
            <text:p>297,538</text:p>
          </table:table-cell>
          <table:table-cell office:value-type="float" office:value="300558.47327229998" table:style-name="ce21">
            <text:p>300,558</text:p>
          </table:table-cell>
          <table:table-cell office:value-type="float" office:value="275963.08324404643" table:style-name="ce21">
            <text:p>275,963</text:p>
          </table:table-cell>
          <table:table-cell office:value-type="float" office:value="256272.11891274754" table:style-name="ce21">
            <text:p>256,272</text:p>
          </table:table-cell>
          <table:table-cell office:value-type="float" office:value="252864.81941094931" table:style-name="ce21">
            <text:p>252,865</text:p>
          </table:table-cell>
          <table:table-cell office:value-type="float" office:value="249616.343801015" table:style-name="ce21">
            <text:p>249,616</text:p>
          </table:table-cell>
          <table:table-cell office:value-type="float" office:value="245531.11386712675" table:style-name="ce21">
            <text:p>245,531</text:p>
          </table:table-cell>
          <table:table-cell office:value-type="float" office:value="261440.99284241564" table:style-name="ce21">
            <text:p>261,441</text:p>
          </table:table-cell>
          <table:table-cell office:value-type="float" office:value="261709.51370529624" table:style-name="ce21">
            <text:p>261,710</text:p>
          </table:table-cell>
          <table:table-cell office:value-type="float" office:value="257534.946" table:style-name="ce21">
            <text:p>257,535</text:p>
          </table:table-cell>
          <table:table-cell office:value-type="float" office:value="257010.45700000002" table:style-name="ce21">
            <text:p>257,010</text:p>
          </table:table-cell>
          <table:table-cell office:value-type="float" office:value="256879.11299999995" table:style-name="ce21">
            <text:p>256,879</text:p>
          </table:table-cell>
          <table:table-cell office:value-type="float" office:value="255022.89499999993" table:style-name="ce21">
            <text:p>255,023</text:p>
          </table:table-cell>
          <table:table-cell office:value-type="float" office:value="256612.92199216105" table:style-name="ce21">
            <text:p>256,613</text:p>
          </table:table-cell>
          <table:table-cell office:value-type="float" office:value="262099.52301503319" table:style-name="ce21">
            <text:p>262,100</text:p>
          </table:table-cell>
          <table:table-cell office:value-type="float" office:value="247887.50132285076" table:style-name="ce21">
            <text:p>247,888</text:p>
          </table:table-cell>
          <table:table-cell office:value-type="float" office:value="244873.11524111126" table:style-name="ce21">
            <text:p>244,873</text:p>
          </table:table-cell>
          <table:table-cell office:value-type="float" office:value="248146.96115431056" table:style-name="ce21">
            <text:p>248,147</text:p>
          </table:table-cell>
          <table:table-cell office:value-type="float" office:value="250125.29352850877" table:style-name="ce21">
            <text:p>250,125</text:p>
          </table:table-cell>
          <table:table-cell office:value-type="float" office:value="254523.74497463153" table:style-name="ce21">
            <text:p>254,524</text:p>
          </table:table-cell>
          <table:table-cell office:value-type="float" office:value="239977.16033868102" table:style-name="ce21">
            <text:p>239,977</text:p>
          </table:table-cell>
          <table:table-cell table:number-columns-repeated="9" table:style-name="ce5"/>
          <table:table-cell table:style-name="ce14"/>
          <table:table-cell table:number-columns-repeated="16349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449449.86820321047" table:style-name="ce21">
            <text:p>449,450</text:p>
          </table:table-cell>
          <table:table-cell office:value-type="float" office:value="444404.08202478307" table:style-name="ce21">
            <text:p>444,404</text:p>
          </table:table-cell>
          <table:table-cell office:value-type="float" office:value="439780.04087362229" table:style-name="ce21">
            <text:p>439,780</text:p>
          </table:table-cell>
          <table:table-cell office:value-type="float" office:value="431098.196319326" table:style-name="ce21">
            <text:p>431,098</text:p>
          </table:table-cell>
          <table:table-cell office:value-type="float" office:value="411431.08624534676" table:style-name="ce21">
            <text:p>411,431</text:p>
          </table:table-cell>
          <table:table-cell office:value-type="float" office:value="399818.64739900257" table:style-name="ce21">
            <text:p>399,819</text:p>
          </table:table-cell>
          <table:table-cell office:value-type="float" office:value="380521.88089189876" table:style-name="ce21">
            <text:p>380,522</text:p>
          </table:table-cell>
          <table:table-cell office:value-type="float" office:value="368158.65815320198" table:style-name="ce21">
            <text:p>368,159</text:p>
          </table:table-cell>
          <table:table-cell office:value-type="float" office:value="356706.723573" table:style-name="ce21">
            <text:p>356,707</text:p>
          </table:table-cell>
          <table:table-cell office:value-type="float" office:value="332577.43086899997" table:style-name="ce21">
            <text:p>332,577</text:p>
          </table:table-cell>
          <table:table-cell office:value-type="float" office:value="320379.51139400003" table:style-name="ce21">
            <text:p>320,380</text:p>
          </table:table-cell>
          <table:table-cell office:value-type="float" office:value="306079.00982999994" table:style-name="ce21">
            <text:p>306,079</text:p>
          </table:table-cell>
          <table:table-cell office:value-type="float" office:value="294331.92041299999" table:style-name="ce21">
            <text:p>294,332</text:p>
          </table:table-cell>
          <table:table-cell office:value-type="float" office:value="256835.38896099993" table:style-name="ce21">
            <text:p>256,835</text:p>
          </table:table-cell>
          <table:table-cell office:value-type="float" office:value="247962.01956099996" table:style-name="ce21">
            <text:p>247,962</text:p>
          </table:table-cell>
          <table:table-cell office:value-type="float" office:value="225252.63037100004" table:style-name="ce21">
            <text:p>225,253</text:p>
          </table:table-cell>
          <table:table-cell office:value-type="float" office:value="204242.21251600003" table:style-name="ce21">
            <text:p>204,242</text:p>
          </table:table-cell>
          <table:table-cell office:value-type="float" office:value="183870.25760400001" table:style-name="ce21">
            <text:p>183,870</text:p>
          </table:table-cell>
          <table:table-cell office:value-type="float" office:value="168576.37824499997" table:style-name="ce21">
            <text:p>168,576</text:p>
          </table:table-cell>
          <table:table-cell office:value-type="float" office:value="154748.71898800004" table:style-name="ce21">
            <text:p>154,749</text:p>
          </table:table-cell>
          <table:table-cell office:value-type="float" office:value="142049.43103800001" table:style-name="ce21">
            <text:p>142,049</text:p>
          </table:table-cell>
          <table:table-cell office:value-type="float" office:value="130582.59987500001" table:style-name="ce21">
            <text:p>130,583</text:p>
          </table:table-cell>
          <table:table-cell office:value-type="float" office:value="120363.28308400001" table:style-name="ce21">
            <text:p>120,363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23696.03811326225" table:style-name="ce21">
            <text:p>23,696</text:p>
          </table:table-cell>
          <table:table-cell office:value-type="float" office:value="21883.407161641408" table:style-name="ce21">
            <text:p>21,883</text:p>
          </table:table-cell>
          <table:table-cell office:value-type="float" office:value="22115.119307625471" table:style-name="ce21">
            <text:p>22,115</text:p>
          </table:table-cell>
          <table:table-cell office:value-type="float" office:value="21528.122810556626" table:style-name="ce21">
            <text:p>21,528</text:p>
          </table:table-cell>
          <table:table-cell office:value-type="float" office:value="21417.56154686146" table:style-name="ce21">
            <text:p>21,418</text:p>
          </table:table-cell>
          <table:table-cell office:value-type="float" office:value="19398.891538391224" table:style-name="ce21">
            <text:p>19,399</text:p>
          </table:table-cell>
          <table:table-cell office:value-type="float" office:value="19673.635435380755" table:style-name="ce21">
            <text:p>19,674</text:p>
          </table:table-cell>
          <table:table-cell office:value-type="float" office:value="19795.568042278966" table:style-name="ce21">
            <text:p>19,796</text:p>
          </table:table-cell>
          <table:table-cell office:value-type="float" office:value="19478.116134256932" table:style-name="ce21">
            <text:p>19,478</text:p>
          </table:table-cell>
          <table:table-cell office:value-type="float" office:value="20361.529359106058" table:style-name="ce21">
            <text:p>20,362</text:p>
          </table:table-cell>
          <table:table-cell office:value-type="float" office:value="18658.982771124178" table:style-name="ce21">
            <text:p>18,659</text:p>
          </table:table-cell>
          <table:table-cell office:value-type="float" office:value="16391.773856134005" table:style-name="ce21">
            <text:p>16,392</text:p>
          </table:table-cell>
          <table:table-cell office:value-type="float" office:value="14644.469085376621" table:style-name="ce21">
            <text:p>14,644</text:p>
          </table:table-cell>
          <table:table-cell office:value-type="float" office:value="12459.960122639979" table:style-name="ce21">
            <text:p>12,460</text:p>
          </table:table-cell>
          <table:table-cell office:value-type="float" office:value="13714.368573350079" table:style-name="ce21">
            <text:p>13,714</text:p>
          </table:table-cell>
          <table:table-cell office:value-type="float" office:value="13512.385501104847" table:style-name="ce21">
            <text:p>13,512</text:p>
          </table:table-cell>
          <table:table-cell office:value-type="float" office:value="13335.353031825038" table:style-name="ce21">
            <text:p>13,335</text:p>
          </table:table-cell>
          <table:table-cell office:value-type="float" office:value="13167.73213277608" table:style-name="ce21">
            <text:p>13,168</text:p>
          </table:table-cell>
          <table:table-cell office:value-type="float" office:value="12996.884825315185" table:style-name="ce21">
            <text:p>12,997</text:p>
          </table:table-cell>
          <table:table-cell office:value-type="float" office:value="12819.317300433466" table:style-name="ce21">
            <text:p>12,819</text:p>
          </table:table-cell>
          <table:table-cell office:value-type="float" office:value="12646.27942549884" table:style-name="ce21">
            <text:p>12,646</text:p>
          </table:table-cell>
          <table:table-cell office:value-type="float" office:value="12469.182203608612" table:style-name="ce21">
            <text:p>12,469</text:p>
          </table:table-cell>
          <table:table-cell office:value-type="float" office:value="12101.278924015678" table:style-name="ce21">
            <text:p>12,101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13715.414768963125" table:style-name="ce21">
            <text:p>13,715</text:p>
          </table:table-cell>
          <table:table-cell office:value-type="float" office:value="12680.094807297872" table:style-name="ce21">
            <text:p>12,680</text:p>
          </table:table-cell>
          <table:table-cell office:value-type="float" office:value="12372.244899597712" table:style-name="ce21">
            <text:p>12,372</text:p>
          </table:table-cell>
          <table:table-cell office:value-type="float" office:value="13109.13616587176" table:style-name="ce21">
            <text:p>13,109</text:p>
          </table:table-cell>
          <table:table-cell office:value-type="float" office:value="14307.736033146504" table:style-name="ce21">
            <text:p>14,308</text:p>
          </table:table-cell>
          <table:table-cell office:value-type="float" office:value="15856.193688528172" table:style-name="ce21">
            <text:p>15,856</text:p>
          </table:table-cell>
          <table:table-cell office:value-type="float" office:value="15737.127295267132" table:style-name="ce21">
            <text:p>15,737</text:p>
          </table:table-cell>
          <table:table-cell office:value-type="float" office:value="13171.917126030956" table:style-name="ce21">
            <text:p>13,172</text:p>
          </table:table-cell>
          <table:table-cell office:value-type="float" office:value="13952.963265308332" table:style-name="ce21">
            <text:p>13,953</text:p>
          </table:table-cell>
          <table:table-cell office:value-type="float" office:value="13384.657117951596" table:style-name="ce21">
            <text:p>13,385</text:p>
          </table:table-cell>
          <table:table-cell office:value-type="float" office:value="13826.900851102959" table:style-name="ce21">
            <text:p>13,827</text:p>
          </table:table-cell>
          <table:table-cell office:value-type="float" office:value="14001.246616608707" table:style-name="ce21">
            <text:p>14,001</text:p>
          </table:table-cell>
          <table:table-cell office:value-type="float" office:value="15280.779264280862" table:style-name="ce21">
            <text:p>15,281</text:p>
          </table:table-cell>
          <table:table-cell office:value-type="float" office:value="13162.069564630401" table:style-name="ce21">
            <text:p>13,162</text:p>
          </table:table-cell>
          <table:table-cell office:value-type="float" office:value="13149.610819445643" table:style-name="ce21">
            <text:p>13,150</text:p>
          </table:table-cell>
          <table:table-cell office:value-type="float" office:value="14652.797978337076" table:style-name="ce21">
            <text:p>14,653</text:p>
          </table:table-cell>
          <table:table-cell office:value-type="float" office:value="15037.28032876191" table:style-name="ce21">
            <text:p>15,037</text:p>
          </table:table-cell>
          <table:table-cell office:value-type="float" office:value="15105.069083602641" table:style-name="ce21">
            <text:p>15,105</text:p>
          </table:table-cell>
          <table:table-cell office:value-type="float" office:value="15172.856508977282" table:style-name="ce21">
            <text:p>15,173</text:p>
          </table:table-cell>
          <table:table-cell office:value-type="float" office:value="15205.914616007754" table:style-name="ce21">
            <text:p>15,206</text:p>
          </table:table-cell>
          <table:table-cell office:value-type="float" office:value="15238.947795574695" table:style-name="ce21">
            <text:p>15,239</text:p>
          </table:table-cell>
          <table:table-cell office:value-type="float" office:value="15271.865000902602" table:style-name="ce21">
            <text:p>15,272</text:p>
          </table:table-cell>
          <table:table-cell office:value-type="float" office:value="15304.609488215687" table:style-name="ce21">
            <text:p>15,305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768190.00380767207" table:style-name="ce22">
            <text:p>768,190</text:p>
          </table:table-cell>
          <table:table-cell office:value-type="float" office:value="762209.21580874373" table:style-name="ce22">
            <text:p>762,209</text:p>
          </table:table-cell>
          <table:table-cell office:value-type="float" office:value="771805.65910205024" table:style-name="ce22">
            <text:p>771,806</text:p>
          </table:table-cell>
          <table:table-cell office:value-type="float" office:value="766293.92856805434" table:style-name="ce22">
            <text:p>766,294</text:p>
          </table:table-cell>
          <table:table-cell office:value-type="float" office:value="723119.46706940117" table:style-name="ce22">
            <text:p>723,119</text:p>
          </table:table-cell>
          <table:table-cell office:value-type="float" office:value="691345.85153866943" table:style-name="ce22">
            <text:p>691,346</text:p>
          </table:table-cell>
          <table:table-cell office:value-type="float" office:value="668797.46303349605" table:style-name="ce22">
            <text:p>668,797</text:p>
          </table:table-cell>
          <table:table-cell office:value-type="float" office:value="650742.48712252697" table:style-name="ce22">
            <text:p>650,742</text:p>
          </table:table-cell>
          <table:table-cell office:value-type="float" office:value="635668.91683969204" table:style-name="ce22">
            <text:p>635,669</text:p>
          </table:table-cell>
          <table:table-cell office:value-type="float" office:value="627764.61018847325" table:style-name="ce22">
            <text:p>627,765</text:p>
          </table:table-cell>
          <table:table-cell office:value-type="float" office:value="614574.90872152348" table:style-name="ce22">
            <text:p>614,575</text:p>
          </table:table-cell>
          <table:table-cell office:value-type="float" office:value="594006.97630274261" table:style-name="ce22">
            <text:p>594,007</text:p>
          </table:table-cell>
          <table:table-cell office:value-type="float" office:value="581267.62576265738" table:style-name="ce22">
            <text:p>581,268</text:p>
          </table:table-cell>
          <table:table-cell office:value-type="float" office:value="539336.53164827032" table:style-name="ce22">
            <text:p>539,337</text:p>
          </table:table-cell>
          <table:table-cell office:value-type="float" office:value="529848.89395379566" table:style-name="ce22">
            <text:p>529,849</text:p>
          </table:table-cell>
          <table:table-cell office:value-type="float" office:value="510030.73584260308" table:style-name="ce22">
            <text:p>510,031</text:p>
          </table:table-cell>
          <table:table-cell office:value-type="float" office:value="494714.36889162019" table:style-name="ce22">
            <text:p>494,714</text:p>
          </table:table-cell>
          <table:table-cell office:value-type="float" office:value="460030.56014322944" table:style-name="ce22">
            <text:p>460,031</text:p>
          </table:table-cell>
          <table:table-cell office:value-type="float" office:value="441619.23482040374" table:style-name="ce22">
            <text:p>441,619</text:p>
          </table:table-cell>
          <table:table-cell office:value-type="float" office:value="430920.9120587518" table:style-name="ce22">
            <text:p>430,921</text:p>
          </table:table-cell>
          <table:table-cell office:value-type="float" office:value="420059.95178758231" table:style-name="ce22">
            <text:p>420,060</text:p>
          </table:table-cell>
          <table:table-cell office:value-type="float" office:value="412847.39205414278" table:style-name="ce22">
            <text:p>412,847</text:p>
          </table:table-cell>
          <table:table-cell office:value-type="float" office:value="387746.33183491242" table:style-name="ce22">
            <text:p>387,746</text:p>
          </table:table-cell>
          <table:table-cell table:number-columns-repeated="16359" table:style-name="ce5"/>
        </table:table-row>
        <table:table-row table:style-name="ro3">
          <table:table-cell office:value-type="string" table:style-name="ce12">
            <text:p>Pb</text:p>
          </table:table-cell>
          <table:table-cell office:value-type="string" table:style-name="ce10">
            <text:p><text:span text:style-name="T5">點源</text:span></text:p>
          </table:table-cell>
          <table:table-cell office:value-type="float" office:value="40.267000000000003" table:style-name="ce21">
            <text:p>40</text:p>
          </table:table-cell>
          <table:table-cell office:value-type="float" office:value="39.419999999999995" table:style-name="ce21">
            <text:p>39</text:p>
          </table:table-cell>
          <table:table-cell office:value-type="float" office:value="40.534999999999982" table:style-name="ce21">
            <text:p>41</text:p>
          </table:table-cell>
          <table:table-cell office:value-type="float" office:value="37.019999999999989" table:style-name="ce21">
            <text:p>37</text:p>
          </table:table-cell>
          <table:table-cell office:value-type="float" office:value="34.07800000000001" table:style-name="ce21">
            <text:p>34</text:p>
          </table:table-cell>
          <table:table-cell office:value-type="float" office:value="37.038999999999994" table:style-name="ce21">
            <text:p>37</text:p>
          </table:table-cell>
          <table:table-cell office:value-type="float" office:value="34.654000000000011" table:style-name="ce21">
            <text:p>35</text:p>
          </table:table-cell>
          <table:table-cell office:value-type="float" office:value="29.127999999999982" table:style-name="ce21">
            <text:p>29</text:p>
          </table:table-cell>
          <table:table-cell office:value-type="float" office:value="36.928999999999974" table:style-name="ce21">
            <text:p>37</text:p>
          </table:table-cell>
          <table:table-cell office:value-type="float" office:value="26.88699999999999" table:style-name="ce21">
            <text:p>27</text:p>
          </table:table-cell>
          <table:table-cell office:value-type="float" office:value="24.136999999999983" table:style-name="ce21">
            <text:p>24</text:p>
          </table:table-cell>
          <table:table-cell office:value-type="float" office:value="17.766999999999992" table:style-name="ce21">
            <text:p>18</text:p>
          </table:table-cell>
          <table:table-cell office:value-type="float" office:value="15.161999999999997" table:style-name="ce21">
            <text:p>15</text:p>
          </table:table-cell>
          <table:table-cell office:value-type="float" office:value="14.931999999999995" table:style-name="ce21">
            <text:p>15</text:p>
          </table:table-cell>
          <table:table-cell office:value-type="float" office:value="14.377999999999997" table:style-name="ce21">
            <text:p>14</text:p>
          </table:table-cell>
          <table:table-cell office:value-type="float" office:value="14.361237067822053" table:style-name="ce21">
            <text:p>14</text:p>
          </table:table-cell>
          <table:table-cell office:value-type="float" office:value="14.290112511834542" table:style-name="ce21">
            <text:p>14</text:p>
          </table:table-cell>
          <table:table-cell office:value-type="float" office:value="13.955994192868685" table:style-name="ce21">
            <text:p>14</text:p>
          </table:table-cell>
          <table:table-cell office:value-type="float" office:value="13.726169867029027" table:style-name="ce21">
            <text:p>14</text:p>
          </table:table-cell>
          <table:table-cell office:value-type="float" office:value="13.694717252439855" table:style-name="ce21">
            <text:p>14</text:p>
          </table:table-cell>
          <table:table-cell office:value-type="float" office:value="13.617332205579931" table:style-name="ce21">
            <text:p>14</text:p>
          </table:table-cell>
          <table:table-cell office:value-type="float" office:value="13.617887789263708" table:style-name="ce21">
            <text:p>14</text:p>
          </table:table-cell>
          <table:table-cell office:value-type="float" office:value="14.199268408911664" table:style-name="ce21">
            <text:p>14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9.427117868628653" table:style-name="ce21">
            <text:p>19</text:p>
          </table:table-cell>
          <table:table-cell office:value-type="float" office:value="19.563202131493647" table:style-name="ce21">
            <text:p>20</text:p>
          </table:table-cell>
          <table:table-cell office:value-type="float" office:value="19.461272546460858" table:style-name="ce21">
            <text:p>19</text:p>
          </table:table-cell>
          <table:table-cell office:value-type="float" office:value="19.41470863078321" table:style-name="ce21">
            <text:p>19</text:p>
          </table:table-cell>
          <table:table-cell office:value-type="float" office:value="18.99660605635265" table:style-name="ce21">
            <text:p>19</text:p>
          </table:table-cell>
          <table:table-cell office:value-type="float" office:value="18.893301677117766" table:style-name="ce21">
            <text:p>19</text:p>
          </table:table-cell>
          <table:table-cell office:value-type="float" office:value="18.579468363517712" table:style-name="ce21">
            <text:p>19</text:p>
          </table:table-cell>
          <table:table-cell office:value-type="float" office:value="18.593256202194322" table:style-name="ce21">
            <text:p>19</text:p>
          </table:table-cell>
          <table:table-cell office:value-type="float" office:value="18.725513999999997" table:style-name="ce21">
            <text:p>19</text:p>
          </table:table-cell>
          <table:table-cell office:value-type="float" office:value="18.342010000000002" table:style-name="ce21">
            <text:p>18</text:p>
          </table:table-cell>
          <table:table-cell office:value-type="float" office:value="17.931467999999999" table:style-name="ce21">
            <text:p>18</text:p>
          </table:table-cell>
          <table:table-cell office:value-type="float" office:value="18.064060999999999" table:style-name="ce21">
            <text:p>18</text:p>
          </table:table-cell>
          <table:table-cell office:value-type="float" office:value="18.302056" table:style-name="ce21">
            <text:p>18</text:p>
          </table:table-cell>
          <table:table-cell office:value-type="float" office:value="16.871044999999999" table:style-name="ce21">
            <text:p>17</text:p>
          </table:table-cell>
          <table:table-cell office:value-type="float" office:value="17.335658000000002" table:style-name="ce21">
            <text:p>17</text:p>
          </table:table-cell>
          <table:table-cell office:value-type="float" office:value="16.538787999999997" table:style-name="ce21">
            <text:p>17</text:p>
          </table:table-cell>
          <table:table-cell office:value-type="float" office:value="15.769665000000002" table:style-name="ce21">
            <text:p>16</text:p>
          </table:table-cell>
          <table:table-cell office:value-type="float" office:value="14.904058000000001" table:style-name="ce21">
            <text:p>15</text:p>
          </table:table-cell>
          <table:table-cell office:value-type="float" office:value="14.296212000000001" table:style-name="ce21">
            <text:p>14</text:p>
          </table:table-cell>
          <table:table-cell office:value-type="float" office:value="13.701888000000004" table:style-name="ce21">
            <text:p>14</text:p>
          </table:table-cell>
          <table:table-cell office:value-type="float" office:value="13.085611" table:style-name="ce21">
            <text:p>13</text:p>
          </table:table-cell>
          <table:table-cell office:value-type="float" office:value="12.526464999999996" table:style-name="ce21">
            <text:p>13</text:p>
          </table:table-cell>
          <table:table-cell office:value-type="float" office:value="11.983379999999999" table:style-name="ce21">
            <text:p>12</text:p>
          </table:table-cell>
          <table:table-cell table:number-columns-repeated="16359" table:style-name="ce5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59" table:style-name="ce5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59" table:style-name="ce5"/>
        </table:table-row>
        <table:table-row table:style-name="ro3">
          <table:table-cell table:style-name="ce15"/>
          <table:table-cell office:value-type="string" table:style-name="ce16">
            <text:p><text:span text:style-name="T5">總計</text:span></text:p>
          </table:table-cell>
          <table:table-cell office:value-type="float" office:value="59.694117868628652" table:style-name="ce22">
            <text:p>60</text:p>
          </table:table-cell>
          <table:table-cell office:value-type="float" office:value="58.983202131493641" table:style-name="ce22">
            <text:p>59</text:p>
          </table:table-cell>
          <table:table-cell office:value-type="float" office:value="59.996272546460844" table:style-name="ce22">
            <text:p>60</text:p>
          </table:table-cell>
          <table:table-cell office:value-type="float" office:value="56.434708630783199" table:style-name="ce22">
            <text:p>56</text:p>
          </table:table-cell>
          <table:table-cell office:value-type="float" office:value="53.074606056352664" table:style-name="ce22">
            <text:p>53</text:p>
          </table:table-cell>
          <table:table-cell office:value-type="float" office:value="55.932301677117763" table:style-name="ce22">
            <text:p>56</text:p>
          </table:table-cell>
          <table:table-cell office:value-type="float" office:value="53.233468363517723" table:style-name="ce22">
            <text:p>53</text:p>
          </table:table-cell>
          <table:table-cell office:value-type="float" office:value="47.721256202194304" table:style-name="ce22">
            <text:p>48</text:p>
          </table:table-cell>
          <table:table-cell office:value-type="float" office:value="55.654513999999971" table:style-name="ce22">
            <text:p>56</text:p>
          </table:table-cell>
          <table:table-cell office:value-type="float" office:value="45.229009999999988" table:style-name="ce22">
            <text:p>45</text:p>
          </table:table-cell>
          <table:table-cell office:value-type="float" office:value="42.068467999999982" table:style-name="ce22">
            <text:p>42</text:p>
          </table:table-cell>
          <table:table-cell office:value-type="float" office:value="35.831060999999991" table:style-name="ce22">
            <text:p>36</text:p>
          </table:table-cell>
          <table:table-cell office:value-type="float" office:value="33.464055999999999" table:style-name="ce22">
            <text:p>33</text:p>
          </table:table-cell>
          <table:table-cell office:value-type="float" office:value="31.803044999999994" table:style-name="ce22">
            <text:p>32</text:p>
          </table:table-cell>
          <table:table-cell office:value-type="float" office:value="31.713657999999999" table:style-name="ce22">
            <text:p>32</text:p>
          </table:table-cell>
          <table:table-cell office:value-type="float" office:value="30.90002506782205" table:style-name="ce22">
            <text:p>31</text:p>
          </table:table-cell>
          <table:table-cell office:value-type="float" office:value="30.059777511834543" table:style-name="ce22">
            <text:p>30</text:p>
          </table:table-cell>
          <table:table-cell office:value-type="float" office:value="28.860052192868686" table:style-name="ce22">
            <text:p>29</text:p>
          </table:table-cell>
          <table:table-cell office:value-type="float" office:value="28.022381867029026" table:style-name="ce22">
            <text:p>28</text:p>
          </table:table-cell>
          <table:table-cell office:value-type="float" office:value="27.396605252439858" table:style-name="ce22">
            <text:p>27</text:p>
          </table:table-cell>
          <table:table-cell office:value-type="float" office:value="26.702943205579931" table:style-name="ce22">
            <text:p>27</text:p>
          </table:table-cell>
          <table:table-cell office:value-type="float" office:value="26.144352789263706" table:style-name="ce22">
            <text:p>26</text:p>
          </table:table-cell>
          <table:table-cell office:value-type="float" office:value="26.18264840891166" table:style-name="ce22">
            <text:p>26</text:p>
          </table:table-cell>
          <table:table-cell table:number-columns-repeated="16359" table:style-name="ce5"/>
        </table:table-row>
        <table:table-row table:style-name="ro2">
          <table:table-cell office:value-type="string" table:style-name="ce12">
            <text:p>NH<text:span text:style-name="T6">3</text:span></text:p>
          </table:table-cell>
          <table:table-cell office:value-type="string" table:style-name="ce10">
            <text:p><text:span text:style-name="T5">點源</text:span>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59"/>
        </table:table-row>
        <table:table-row table:style-name="ro3">
          <table:table-cell table:style-name="ce12"/>
          <table:table-cell office:value-type="string" table:style-name="ce10">
            <text:p><text:span text:style-name="T5">線源</text:span></text:p>
          </table:table-cell>
          <table:table-cell office:value-type="float" office:value="1451.3528093975603" table:style-name="ce21">
            <text:p>1,451</text:p>
          </table:table-cell>
          <table:table-cell office:value-type="float" office:value="1448.2421658165333" table:style-name="ce21">
            <text:p>1,448</text:p>
          </table:table-cell>
          <table:table-cell office:value-type="float" office:value="1445.1571982670805" table:style-name="ce21">
            <text:p>1,445</text:p>
          </table:table-cell>
          <table:table-cell office:value-type="float" office:value="1442.1590164579723" table:style-name="ce21">
            <text:p>1,442</text:p>
          </table:table-cell>
          <table:table-cell office:value-type="float" office:value="1441.2674016220212" table:style-name="ce21">
            <text:p>1,441</text:p>
          </table:table-cell>
          <table:table-cell office:value-type="float" office:value="1440.8357923870972" table:style-name="ce21">
            <text:p>1,441</text:p>
          </table:table-cell>
          <table:table-cell office:value-type="float" office:value="1439.4816241806964" table:style-name="ce21">
            <text:p>1,439</text:p>
          </table:table-cell>
          <table:table-cell office:value-type="float" office:value="1437.4130730868937" table:style-name="ce21">
            <text:p>1,437</text:p>
          </table:table-cell>
          <table:table-cell office:value-type="float" office:value="1296.3973469999994" table:style-name="ce21">
            <text:p>1,296</text:p>
          </table:table-cell>
          <table:table-cell office:value-type="float" office:value="1303.493871219468" table:style-name="ce21">
            <text:p>1,303</text:p>
          </table:table-cell>
          <table:table-cell office:value-type="float" office:value="1310.5909916443704" table:style-name="ce21">
            <text:p>1,311</text:p>
          </table:table-cell>
          <table:table-cell office:value-type="float" office:value="1201.1370887103069" table:style-name="ce21">
            <text:p>1,201</text:p>
          </table:table-cell>
          <table:table-cell office:value-type="float" office:value="1213.3330037577468" table:style-name="ce21">
            <text:p>1,213</text:p>
          </table:table-cell>
          <table:table-cell office:value-type="float" office:value="1151.5605722736323" table:style-name="ce21">
            <text:p>1,152</text:p>
          </table:table-cell>
          <table:table-cell office:value-type="float" office:value="1106.9486658889205" table:style-name="ce21">
            <text:p>1,107</text:p>
          </table:table-cell>
          <table:table-cell office:value-type="float" office:value="1071.1431951158254" table:style-name="ce21">
            <text:p>1,071</text:p>
          </table:table-cell>
          <table:table-cell office:value-type="float" office:value="1036.5062392510818" table:style-name="ce21">
            <text:p>1,037</text:p>
          </table:table-cell>
          <table:table-cell office:value-type="float" office:value="994.81833761377732" table:style-name="ce21">
            <text:p>995</text:p>
          </table:table-cell>
          <table:table-cell office:value-type="float" office:value="965.04385308858946" table:style-name="ce21">
            <text:p>965</text:p>
          </table:table-cell>
          <table:table-cell office:value-type="float" office:value="935.31737731545013" table:style-name="ce21">
            <text:p>935</text:p>
          </table:table-cell>
          <table:table-cell office:value-type="float" office:value="905.79471228213959" table:style-name="ce21">
            <text:p>906</text:p>
          </table:table-cell>
          <table:table-cell office:value-type="float" office:value="876.47314051212629" table:style-name="ce21">
            <text:p>876</text:p>
          </table:table-cell>
          <table:table-cell office:value-type="float" office:value="847.36353191153523" table:style-name="ce21">
            <text:p>847</text:p>
          </table:table-cell>
          <table:table-cell table:number-columns-repeated="16359"/>
        </table:table-row>
        <table:table-row table:style-name="ro4">
          <table:table-cell table:style-name="ce12"/>
          <table:table-cell office:value-type="string" table:style-name="ce23">
            <text:p><text:span text:style-name="T5">面源</text:span><text:span text:style-name="T7">*</text:span></text:p>
          </table:table-cell>
          <table:table-cell office:value-type="float" office:value="188071.18040596225" table:style-name="ce21">
            <text:p>188,071</text:p>
          </table:table-cell>
          <table:table-cell office:value-type="float" office:value="187574.98209002963" table:style-name="ce21">
            <text:p>187,575</text:p>
          </table:table-cell>
          <table:table-cell office:value-type="float" office:value="187081.75847430408" table:style-name="ce21">
            <text:p>187,082</text:p>
          </table:table-cell>
          <table:table-cell office:value-type="float" office:value="186599.28362888034" table:style-name="ce21">
            <text:p>186,599</text:p>
          </table:table-cell>
          <table:table-cell office:value-type="float" office:value="186482.45816271196" table:style-name="ce21">
            <text:p>186,482</text:p>
          </table:table-cell>
          <table:table-cell office:value-type="float" office:value="186433.92307782284" table:style-name="ce21">
            <text:p>186,434</text:p>
          </table:table-cell>
          <table:table-cell office:value-type="float" office:value="186334.08963746647" table:style-name="ce21">
            <text:p>186,334</text:p>
          </table:table-cell>
          <table:table-cell office:value-type="float" office:value="186066.32547955192" table:style-name="ce21">
            <text:p>186,066</text:p>
          </table:table-cell>
          <table:table-cell office:value-type="float" office:value="172776.82096182078" table:style-name="ce21">
            <text:p>172,777</text:p>
          </table:table-cell>
          <table:table-cell office:value-type="float" office:value="170491.83337624141" table:style-name="ce21">
            <text:p>170,492</text:p>
          </table:table-cell>
          <table:table-cell office:value-type="float" office:value="168333.94932400747" table:style-name="ce21">
            <text:p>168,334</text:p>
          </table:table-cell>
          <table:table-cell office:value-type="float" office:value="160495.55757677951" table:style-name="ce21">
            <text:p>160,496</text:p>
          </table:table-cell>
          <table:table-cell office:value-type="float" office:value="159548.23854141554" table:style-name="ce21">
            <text:p>159,548</text:p>
          </table:table-cell>
          <table:table-cell office:value-type="float" office:value="153246.57850863191" table:style-name="ce21">
            <text:p>153,247</text:p>
          </table:table-cell>
          <table:table-cell office:value-type="float" office:value="150820.56928881761" table:style-name="ce21">
            <text:p>150,821</text:p>
          </table:table-cell>
          <table:table-cell office:value-type="float" office:value="150000.54103535536" table:style-name="ce21">
            <text:p>150,001</text:p>
          </table:table-cell>
          <table:table-cell office:value-type="float" office:value="148140.24228552973" table:style-name="ce21">
            <text:p>148,140</text:p>
          </table:table-cell>
          <table:table-cell office:value-type="float" office:value="145903.19367979898" table:style-name="ce21">
            <text:p>145,903</text:p>
          </table:table-cell>
          <table:table-cell office:value-type="float" office:value="143008.9164149854" table:style-name="ce21">
            <text:p>143,009</text:p>
          </table:table-cell>
          <table:table-cell office:value-type="float" office:value="141848.14535651365" table:style-name="ce21">
            <text:p>141,848</text:p>
          </table:table-cell>
          <table:table-cell office:value-type="float" office:value="140601.07004284541" table:style-name="ce21">
            <text:p>140,601</text:p>
          </table:table-cell>
          <table:table-cell office:value-type="float" office:value="139464.37875034907" table:style-name="ce21">
            <text:p>139,464</text:p>
          </table:table-cell>
          <table:table-cell office:value-type="float" office:value="138808.28740660602" table:style-name="ce21">
            <text:p>138,808</text:p>
          </table:table-cell>
          <table:table-cell table:number-columns-repeated="16359"/>
        </table:table-row>
        <table:table-row table:style-name="ro3">
          <table:table-cell table:style-name="ce12"/>
          <table:table-cell office:value-type="string" table:style-name="ce20">
            <text:p>非公路運輸</text:p>
          </table:table-cell>
          <table:table-cell office:value-type="float" office:value="453.08968079575709" table:style-name="ce21">
            <text:p>453</text:p>
          </table:table-cell>
          <table:table-cell office:value-type="float" office:value="451.85143907879274" table:style-name="ce21">
            <text:p>452</text:p>
          </table:table-cell>
          <table:table-cell office:value-type="float" office:value="450.60957528766988" table:style-name="ce21">
            <text:p>451</text:p>
          </table:table-cell>
          <table:table-cell office:value-type="float" office:value="449.39408816324124" table:style-name="ce21">
            <text:p>449</text:p>
          </table:table-cell>
          <table:table-cell office:value-type="float" office:value="448.41454260754472" table:style-name="ce21">
            <text:p>448</text:p>
          </table:table-cell>
          <table:table-cell office:value-type="float" office:value="447.48656553002422" table:style-name="ce21">
            <text:p>447</text:p>
          </table:table-cell>
          <table:table-cell office:value-type="float" office:value="447.57345986198567" table:style-name="ce21">
            <text:p>448</text:p>
          </table:table-cell>
          <table:table-cell office:value-type="float" office:value="446.93029182537992" table:style-name="ce21">
            <text:p>447</text:p>
          </table:table-cell>
          <table:table-cell office:value-type="float" office:value="404.11550017924554" table:style-name="ce21">
            <text:p>404</text:p>
          </table:table-cell>
          <table:table-cell office:value-type="float" office:value="407.03487557091336" table:style-name="ce21">
            <text:p>407</text:p>
          </table:table-cell>
          <table:table-cell office:value-type="float" office:value="401.62582464338544" table:style-name="ce21">
            <text:p>402</text:p>
          </table:table-cell>
          <table:table-cell office:value-type="float" office:value="406.97822261797762" table:style-name="ce21">
            <text:p>407</text:p>
          </table:table-cell>
          <table:table-cell office:value-type="float" office:value="273.44354408943883" table:style-name="ce21">
            <text:p>273</text:p>
          </table:table-cell>
          <table:table-cell office:value-type="float" office:value="269.43623985019508" table:style-name="ce21">
            <text:p>269</text:p>
          </table:table-cell>
          <table:table-cell office:value-type="float" office:value="275.17725152535536" table:style-name="ce21">
            <text:p>275</text:p>
          </table:table-cell>
          <table:table-cell office:value-type="float" office:value="281.00073835827823" table:style-name="ce21">
            <text:p>281</text:p>
          </table:table-cell>
          <table:table-cell office:value-type="float" office:value="286.89051833949202" table:style-name="ce21">
            <text:p>287</text:p>
          </table:table-cell>
          <table:table-cell office:value-type="float" office:value="292.74482014813805" table:style-name="ce21">
            <text:p>293</text:p>
          </table:table-cell>
          <table:table-cell office:value-type="float" office:value="296.67929878590564" table:style-name="ce21">
            <text:p>297</text:p>
          </table:table-cell>
          <table:table-cell office:value-type="float" office:value="300.44810016905456" table:style-name="ce21">
            <text:p>300</text:p>
          </table:table-cell>
          <table:table-cell office:value-type="float" office:value="304.08436659356812" table:style-name="ce21">
            <text:p>304</text:p>
          </table:table-cell>
          <table:table-cell office:value-type="float" office:value="307.58808950312198" table:style-name="ce21">
            <text:p>308</text:p>
          </table:table-cell>
          <table:table-cell office:value-type="float" office:value="310.95926889771596" table:style-name="ce21">
            <text:p>311</text:p>
          </table:table-cell>
          <table:table-cell table:number-columns-repeated="16359"/>
        </table:table-row>
        <table:table-row table:style-name="ro3">
          <table:table-cell table:style-name="ce18"/>
          <table:table-cell office:value-type="string" table:style-name="ce16">
            <text:p><text:span text:style-name="T5">總計</text:span></text:p>
          </table:table-cell>
          <table:table-cell office:value-type="float" office:value="189975.62289615558" table:style-name="ce22">
            <text:p>189,976</text:p>
          </table:table-cell>
          <table:table-cell office:value-type="float" office:value="189475.07569492498" table:style-name="ce22">
            <text:p>189,475</text:p>
          </table:table-cell>
          <table:table-cell office:value-type="float" office:value="188977.52524785884" table:style-name="ce22">
            <text:p>188,978</text:p>
          </table:table-cell>
          <table:table-cell office:value-type="float" office:value="188490.83673350155" table:style-name="ce22">
            <text:p>188,491</text:p>
          </table:table-cell>
          <table:table-cell office:value-type="float" office:value="188372.14010694154" table:style-name="ce22">
            <text:p>188,372</text:p>
          </table:table-cell>
          <table:table-cell office:value-type="float" office:value="188322.24543573998" table:style-name="ce22">
            <text:p>188,322</text:p>
          </table:table-cell>
          <table:table-cell office:value-type="float" office:value="188221.14472150913" table:style-name="ce22">
            <text:p>188,221</text:p>
          </table:table-cell>
          <table:table-cell office:value-type="float" office:value="187950.66884446421" table:style-name="ce22">
            <text:p>187,951</text:p>
          </table:table-cell>
          <table:table-cell office:value-type="float" office:value="174477.333809" table:style-name="ce22">
            <text:p>174,477</text:p>
          </table:table-cell>
          <table:table-cell office:value-type="float" office:value="172202.36212303178" table:style-name="ce22">
            <text:p>172,202</text:p>
          </table:table-cell>
          <table:table-cell office:value-type="float" office:value="170046.16614029522" table:style-name="ce22">
            <text:p>170,046</text:p>
          </table:table-cell>
          <table:table-cell office:value-type="float" office:value="162103.67288810777" table:style-name="ce22">
            <text:p>162,104</text:p>
          </table:table-cell>
          <table:table-cell office:value-type="float" office:value="161035.01508926274" table:style-name="ce22">
            <text:p>161,035</text:p>
          </table:table-cell>
          <table:table-cell office:value-type="float" office:value="154667.57532075571" table:style-name="ce22">
            <text:p>154,668</text:p>
          </table:table-cell>
          <table:table-cell office:value-type="float" office:value="152202.6952062319" table:style-name="ce22">
            <text:p>152,203</text:p>
          </table:table-cell>
          <table:table-cell office:value-type="float" office:value="151352.68496882945" table:style-name="ce22">
            <text:p>151,353</text:p>
          </table:table-cell>
          <table:table-cell office:value-type="float" office:value="149463.63904312032" table:style-name="ce22">
            <text:p>149,464</text:p>
          </table:table-cell>
          <table:table-cell office:value-type="float" office:value="147190.75683756088" table:style-name="ce22">
            <text:p>147,191</text:p>
          </table:table-cell>
          <table:table-cell office:value-type="float" office:value="144270.6395668599" table:style-name="ce22">
            <text:p>144,271</text:p>
          </table:table-cell>
          <table:table-cell office:value-type="float" office:value="143083.91083399815" table:style-name="ce22">
            <text:p>143,084</text:p>
          </table:table-cell>
          <table:table-cell office:value-type="float" office:value="141810.94912172112" table:style-name="ce22">
            <text:p>141,811</text:p>
          </table:table-cell>
          <table:table-cell office:value-type="float" office:value="140648.43998036432" table:style-name="ce22">
            <text:p>140,648</text:p>
          </table:table-cell>
          <table:table-cell office:value-type="float" office:value="139966.61020741527" table:style-name="ce22">
            <text:p>139,967</text:p>
          </table:table-cell>
          <table:table-cell table:number-columns-repeated="16359"/>
        </table:table-row>
        <table:table-row table:style-name="ro4">
          <table:table-cell office:value-type="string" table:style-name="ce24">
            <text:p><text:span text:style-name="T5">註：面源</text:span><text:span text:style-name="T7">*</text:span><text:span text:style-name="T5">不含非公路運輸</text:span></text:p>
          </table:table-cell>
          <table:table-cell table:style-name="ce5"/>
          <table:table-cell table:number-columns-repeated="14" table:style-name="ce19"/>
          <table:table-cell table:number-columns-repeated="7" table:style-name="ce4"/>
          <table:table-cell table:number-columns-repeated="16361" table:style-name="ce5"/>
        </table:table-row>
        <table:table-row table:number-rows-repeated="10485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8P0">
      <number:number number:decimal-places="0" number:min-integer-digits="1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8P0"/>
    </number:number-style>
    <number:number-style style:name="N49">
      <number:number number:decimal-places="0" number:min-integer-digits="1">
        <number:embedded-text number:position="0"> </number:embedded-text>
      </number:number>
    </number:number-style>
    <number:number-style style:name="N50P0">
      <number:number number:decimal-places="2" number:min-integer-digits="1"/>
      <number:text> </number:text>
    </number:number-style>
    <number:number-style style:name="N50">
      <style:text-properties fo:color="#FF0000"/>
      <number:text>(</number:text>
      <number:number number:decimal-places="2" number:min-integer-digits="1"/>
      <number:text>)</number:text>
      <style:map style:condition="value()&gt;=0" style:apply-style-name="N50P0"/>
    </number:number-style>
    <number:number-style style:name="N51P0">
      <number:number number:decimal-places="0" number:min-integer-digits="1" number:grouping="true"/>
    </number:number-style>
    <number:number-style style:name="N51">
      <style:text-properties fo:color="#FF0000"/>
      <number:number number:decimal-places="0" number:min-integer-digits="1" number:grouping="true"/>
      <style:map style:condition="value()&gt;=0" style:apply-style-name="N51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3</meta:generator>
    <meta:initial-creator>Administrator</meta:initial-creator>
    <dc:creator>Administrator</dc:creator>
    <meta:creation-date>2015-06-05T18:19:34Z</meta:creation-date>
    <dc:date>2023-11-08T08:49:00Z</dc:date>
  </office:meta>
</office:document-meta>
</file>